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HY울릉도M" style:font-name-asian="HY울릉도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2-1-2">
      <style:text-properties style:font-name="HY울릉도M" style:font-name-asian="HY울릉도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4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4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4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4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5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5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5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5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5-1-6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5-1-7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" style:parent-style-name="바탕글">
      <style:paragraph-properties fo:text-align="justify" fo:text-indent="-33.72pt" fo:margin-left="33.72pt" fo:margin-right="0pt" fo:margin-top="0pt" fo:margin-bottom="0pt" fo:line-height="140%"/>
    </style:style>
    <style:style style:family="text" style:name="p6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6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" style:parent-style-name="바탕글">
      <style:paragraph-properties fo:text-align="justify" fo:text-indent="-33.72pt" fo:margin-left="33.72pt" fo:margin-right="0pt" fo:margin-top="0pt" fo:margin-bottom="0pt" fo:line-height="160%"/>
    </style:style>
    <style:style style:family="text" style:name="p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7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7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7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7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paragraph" style:class="text" style:name="Paragraph-9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9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9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9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0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0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0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paragraph" style:class="text" style:name="Paragraph-12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2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2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2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2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3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3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3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3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-1-6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-1-7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paragraph" style:class="text" style:name="Paragraph-15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5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5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5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5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5-1-6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justify" fo:text-indent="-99.62pt" fo:margin-left="99.62pt" fo:margin-right="0pt" fo:margin-top="0pt" fo:margin-bottom="0pt" fo:line-height="120%"/>
    </style:style>
    <style:style style:family="text" style:name="p16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6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6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6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6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16-1-6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2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2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6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6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paragraph" style:class="text" style:name="Paragraph-31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31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1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1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1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32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2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2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2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-1-6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2-1-7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paragraph" style:class="text" style:name="Paragraph-34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34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4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4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35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5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5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5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36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6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6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6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6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6-1-6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7-1-1">
      <style:text-properties style:font-name="HY울릉도M" style:font-name-asian="HY울릉도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37-1-2">
      <style:text-properties style:font-name="HY울릉도M" style:font-name-asian="HY울릉도M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-1-3">
      <style:text-properties style:font-name="HY울릉도M" style:font-name-asian="HY울릉도M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-1-4">
      <style:text-properties style:font-name="HY울릉도M" style:font-name-asian="HY울릉도M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paragraph" style:class="text" style:name="Paragraph-39" style:parent-style-name="바탕글">
      <style:paragraph-properties fo:text-align="justify" fo:text-indent="-99.6pt" fo:margin-left="99.6pt" fo:margin-right="0pt" fo:margin-top="0pt" fo:margin-bottom="0pt" fo:line-height="140%"/>
    </style:style>
    <style:style style:family="text" style:name="p39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" style:parent-style-name="바탕글">
      <style:paragraph-properties fo:text-align="justify" fo:text-indent="-99.6pt" fo:margin-left="99.6pt" fo:margin-right="0pt" fo:margin-top="0pt" fo:margin-bottom="0pt" fo:line-height="140%"/>
    </style:style>
    <style:style style:family="text" style:name="p4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0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0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0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-1-8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" style:parent-style-name="바탕글">
      <style:paragraph-properties fo:text-align="justify" fo:text-indent="-99.6pt" fo:margin-left="99.6pt" fo:margin-right="0pt" fo:margin-top="0pt" fo:margin-bottom="0pt" fo:line-height="140%"/>
    </style:style>
    <style:style style:family="text" style:name="p41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1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1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1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1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1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justify" fo:text-indent="-99.6pt" fo:margin-left="99.6pt" fo:margin-right="0pt" fo:margin-top="0pt" fo:margin-bottom="0pt" fo:line-height="160%"/>
    </style:style>
    <style:style style:family="text" style:name="p4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justify" fo:text-indent="-99.6pt" fo:margin-left="99.6pt" fo:margin-right="0pt" fo:margin-top="0pt" fo:margin-bottom="0pt" fo:line-height="140%"/>
    </style:style>
    <style:style style:family="text" style:name="p4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3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3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3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3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-1-8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4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4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4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6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4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6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" style:parent-style-name="바탕글">
      <style:paragraph-properties fo:text-align="justify" fo:text-indent="-99.6pt" fo:margin-left="99.6pt" fo:margin-right="0pt" fo:margin-top="0pt" fo:margin-bottom="0pt" fo:line-height="140%"/>
    </style:style>
    <style:style style:family="text" style:name="p4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7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text" style:name="p4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8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49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5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5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1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1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1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1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justify" fo:text-indent="-99.6pt" fo:margin-left="99.6pt" fo:margin-right="0pt" fo:margin-top="0pt" fo:margin-bottom="0pt" fo:line-height="60%"/>
    </style:style>
    <style:style style:family="text" style:name="p5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2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2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2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2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-99.6pt" fo:margin-left="99.6pt" fo:margin-right="0pt" fo:margin-top="0pt" fo:margin-bottom="0pt" fo:line-height="140%"/>
    </style:style>
    <style:style style:family="paragraph" style:class="text" style:name="Paragraph-54" style:parent-style-name="바탕글">
      <style:paragraph-properties fo:text-align="justify" fo:text-indent="-99.6pt" fo:margin-left="99.6pt" fo:margin-right="0pt" fo:margin-top="0pt" fo:margin-bottom="0pt" fo:line-height="80%"/>
    </style:style>
    <style:style style:family="text" style:name="p5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left" fo:text-indent="-99.6pt" fo:margin-left="99.6pt" fo:margin-right="0pt" fo:margin-top="0pt" fo:margin-bottom="0pt" fo:line-height="120%"/>
    </style:style>
    <style:style style:family="paragraph" style:class="text" style:name="Paragraph-56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5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6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9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0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11%"/>
    </style:style>
    <style:style style:family="text" style:name="p6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5-1-1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7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7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7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7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7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7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7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7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7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7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8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8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9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9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0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0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0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10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3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10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4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10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05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05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5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07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10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07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07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09" style:parent-style-name="바탕글">
      <style:paragraph-properties fo:text-align="left" fo:text-indent="-99.6pt" fo:margin-left="99.6pt" fo:margin-right="0pt" fo:margin-top="0pt" fo:margin-bottom="0pt" fo:line-height="120%"/>
    </style:style>
    <style:style style:family="paragraph" style:class="text" style:name="Paragraph-110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11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0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1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1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1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3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1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4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1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1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1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9-1-1"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2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21-1-1"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2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2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2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2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2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2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2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2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3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3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4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4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5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5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5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5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5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5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5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15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8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15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58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9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15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59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59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9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1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16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61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61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61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61-1-5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15%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15%"/>
    </style:style>
    <style:style style:family="paragraph" style:class="text" style:name="Paragraph-165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166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text" style:name="p16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7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16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68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69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0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1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72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72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3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4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5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76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76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7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8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79-1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0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181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182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text" style:name="p182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2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82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3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184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18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87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87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88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88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1-1-1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9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0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0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0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0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0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0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0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0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0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0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0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1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1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1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1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1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1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2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2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3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3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3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3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23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33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33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33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35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23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35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35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35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35-1-5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35-1-6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37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238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23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3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3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4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4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41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41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4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42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42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24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24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5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24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4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8-1-1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6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6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7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7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28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8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9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9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29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3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29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93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4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29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94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94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94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96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29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96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96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96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96-1-5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296-1-6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98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299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300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301" style:parent-style-name="바탕글">
      <style:paragraph-properties fo:text-align="justify" fo:text-indent="-99.6pt" fo:margin-left="99.6pt" fo:margin-right="0pt" fo:margin-top="0pt" fo:margin-bottom="0pt" fo:line-height="150%"/>
    </style:style>
    <style:style style:family="paragraph" style:class="text" style:name="Paragraph-302" style:parent-style-name="바탕글">
      <style:paragraph-properties fo:text-align="justify" fo:text-indent="-99.6pt" fo:margin-left="99.6pt" fo:margin-right="0pt" fo:margin-top="0pt" fo:margin-bottom="0pt" fo:line-height="180%"/>
    </style:style>
    <style:style style:family="paragraph" style:class="text" style:name="Paragraph-303" style:parent-style-name="바탕글">
      <style:paragraph-properties fo:text-align="right" fo:text-indent="0pt" fo:margin-left="0pt" fo:margin-right="0pt" fo:margin-top="0pt" fo:margin-bottom="0pt" fo:line-height="115%"/>
    </style:style>
    <style:style style:family="paragraph" style:class="text" style:name="Paragraph-304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text" style:name="p30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04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5" style:parent-style-name="바탕글">
      <style:paragraph-properties fo:text-align="justify" fo:text-indent="-99.6pt" fo:margin-left="99.6pt" fo:margin-right="0pt" fo:margin-top="0pt" fo:margin-bottom="0pt" fo:line-height="130%"/>
    </style:style>
    <style:style style:family="text" style:name="p305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05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5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05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5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5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justify" fo:text-indent="-99.6pt" fo:margin-left="99.6pt" fo:margin-right="0pt" fo:margin-top="0pt" fo:margin-bottom="0pt" fo:line-height="90%"/>
    </style:style>
    <style:style style:family="text" style:name="p306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306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6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06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06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06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justify" fo:text-indent="-99.6pt" fo:margin-left="99.6pt" fo:margin-right="0pt" fo:margin-top="0pt" fo:margin-bottom="0pt" fo:line-height="80%"/>
    </style:style>
    <style:style style:family="paragraph" style:class="text" style:name="Paragraph-308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30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8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0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1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1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11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1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1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12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2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1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11%"/>
    </style:style>
    <style:style style:family="text" style:name="p31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1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03%"/>
    </style:style>
    <style:style style:family="text" style:name="p31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1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11%"/>
    </style:style>
    <style:style style:family="text" style:name="p31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1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2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0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03%"/>
    </style:style>
    <style:style style:family="text" style:name="p32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2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2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3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2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2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2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2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2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2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3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3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4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4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5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5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5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5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5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5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5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5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8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35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58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9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35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359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359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59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1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36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361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361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61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361-1-5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361-1-6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3" style:parent-style-name="바탕글">
      <style:paragraph-properties fo:text-align="justify" fo:text-indent="-99.6pt" fo:margin-left="99.6pt" fo:margin-right="0pt" fo:margin-top="0pt" fo:margin-bottom="0pt" fo:line-height="110%"/>
    </style:style>
    <style:style style:family="paragraph" style:class="text" style:name="Paragraph-364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36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4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6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6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67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67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6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68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68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36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37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7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11%"/>
    </style:style>
    <style:style style:family="text" style:name="p37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73-1-1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03%"/>
    </style:style>
    <style:style style:family="text" style:name="p37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75-1-1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7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7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7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7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8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8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8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8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8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8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8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8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8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8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8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8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9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39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39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0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0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0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1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1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1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9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41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19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0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42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20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20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20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22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42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22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22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22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22-1-5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22-1-6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24" style:parent-style-name="바탕글">
      <style:paragraph-properties fo:text-align="justify" fo:text-indent="-99.6pt" fo:margin-left="99.6pt" fo:margin-right="0pt" fo:margin-top="0pt" fo:margin-bottom="0pt" fo:line-height="180%"/>
    </style:style>
    <style:style style:family="paragraph" style:class="text" style:name="Paragraph-425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42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25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25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2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2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2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8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28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2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9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29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43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43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3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11%"/>
    </style:style>
    <style:style style:family="text" style:name="p43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34-1-1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03%"/>
    </style:style>
    <style:style style:family="text" style:name="p43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36-1-1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3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4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4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4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4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4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4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4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4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5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5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6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46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7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7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7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7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47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0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48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80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80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15%"/>
    </style:style>
    <style:style style:family="text" style:name="p48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81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81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81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83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48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83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83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83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83-1-5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483-1-6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85" style:parent-style-name="바탕글">
      <style:paragraph-properties fo:text-align="right" fo:text-indent="-99.6pt" fo:margin-left="99.6pt" fo:margin-right="0pt" fo:margin-top="0pt" fo:margin-bottom="0pt" fo:line-height="180%"/>
    </style:style>
    <style:style style:family="text" style:name="p485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86" style:parent-style-name="바탕글">
      <style:paragraph-properties fo:text-align="justify" fo:text-indent="-99.6pt" fo:margin-left="99.6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48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88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488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88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10%"/>
    </style:style>
    <style:style style:family="text" style:name="p49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0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0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91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1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1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1-1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1-1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1-1-6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9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492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492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2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2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2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3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3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9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4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5" style:parent-style-name="바탕글">
      <style:paragraph-properties fo:text-align="justify" fo:text-indent="0pt" fo:margin-left="0pt" fo:margin-right="0pt" fo:margin-top="0pt" fo:margin-bottom="0pt" fo:line-height="110%"/>
    </style:style>
    <style:style style:family="text" style:name="p49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5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5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5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5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6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6-1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6-1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6-1-6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6-1-7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7" style:parent-style-name="바탕글">
      <style:paragraph-properties fo:text-align="justify" fo:text-indent="0pt" fo:margin-left="0pt" fo:margin-right="0pt" fo:margin-top="0pt" fo:margin-bottom="0pt" fo:line-height="110%"/>
    </style:style>
    <style:style style:family="text" style:name="p497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7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7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7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7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8" style:parent-style-name="바탕글">
      <style:paragraph-properties fo:text-align="justify" fo:text-indent="0pt" fo:margin-left="0pt" fo:margin-right="0pt" fo:margin-top="0pt" fo:margin-bottom="0pt" fo:line-height="110%"/>
    </style:style>
    <style:style style:family="text" style:name="p49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98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8-1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8-1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8-1-6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8-1-7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9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9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9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9-1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9-1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99-1-6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0" style:parent-style-name="바탕글">
      <style:paragraph-properties fo:text-align="justify" fo:text-indent="0pt" fo:margin-left="0pt" fo:margin-right="0pt" fo:margin-top="0pt" fo:margin-bottom="0pt" fo:line-height="110%"/>
    </style:style>
    <style:style style:family="text" style:name="p50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0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0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0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0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01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1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1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01-1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02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502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2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2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2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2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justify" fo:text-indent="0pt" fo:margin-left="0pt" fo:margin-right="0pt" fo:margin-top="0pt" fo:margin-bottom="0pt" fo:line-height="80%"/>
    </style:style>
    <style:style style:family="text" style:name="p50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3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3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3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3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3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4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505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50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5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5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5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5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05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5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50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0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07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7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0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0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8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0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1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1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1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1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1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1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2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2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3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3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3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3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3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3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70%"/>
    </style:style>
    <style:style style:family="text" style:name="p536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536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6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36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6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6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8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53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8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9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4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4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41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1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4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4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43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3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4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4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4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4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4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4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4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4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5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5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1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5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5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5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5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5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5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5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5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6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6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7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7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7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7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7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57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73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right" fo:text-indent="0pt" fo:margin-left="0pt" fo:margin-right="0pt" fo:margin-top="0pt" fo:margin-bottom="0pt" fo:line-height="115%"/>
    </style:style>
    <style:style style:family="paragraph" style:class="text" style:name="Paragraph-577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text" style:name="p577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77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8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579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579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79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8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81-1-2"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8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82-1-2"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8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83-1-2"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58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58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21%"/>
    </style:style>
    <style:style style:family="text" style:name="p58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8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8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88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88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8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89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89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59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90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90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95-1-2"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9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99-1-2"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0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0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2" style:parent-style-name="바탕글">
      <style:paragraph-properties fo:text-align="right" fo:text-indent="0pt" fo:margin-left="0pt" fo:margin-right="0pt" fo:margin-top="0pt" fo:margin-bottom="0pt" fo:line-height="161%"/>
    </style:style>
    <style:style style:family="text" style:name="p60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0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0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5" style:parent-style-name="바탕글">
      <style:paragraph-properties fo:text-align="right" fo:text-indent="0pt" fo:margin-left="0pt" fo:margin-right="0pt" fo:margin-top="0pt" fo:margin-bottom="0pt" fo:line-height="161%"/>
    </style:style>
    <style:style style:family="text" style:name="p60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0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0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0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0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1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1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2" style:parent-style-name="바탕글">
      <style:paragraph-properties fo:text-align="right" fo:text-indent="0pt" fo:margin-left="0pt" fo:margin-right="0pt" fo:margin-top="0pt" fo:margin-bottom="0pt" fo:line-height="161%"/>
    </style:style>
    <style:style style:family="text" style:name="p61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1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1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5" style:parent-style-name="바탕글">
      <style:paragraph-properties fo:text-align="right" fo:text-indent="0pt" fo:margin-left="0pt" fo:margin-right="0pt" fo:margin-top="0pt" fo:margin-bottom="0pt" fo:line-height="161%"/>
    </style:style>
    <style:style style:family="text" style:name="p61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1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1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1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1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2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2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2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2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2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5" style:parent-style-name="바탕글">
      <style:paragraph-properties fo:text-align="right" fo:text-indent="0pt" fo:margin-left="0pt" fo:margin-right="0pt" fo:margin-top="0pt" fo:margin-bottom="0pt" fo:line-height="161%"/>
    </style:style>
    <style:style style:family="text" style:name="p62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2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2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2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2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32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34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36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38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9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640" style:parent-style-name="바탕글">
      <style:paragraph-properties fo:text-align="justify" fo:text-indent="-99.6pt" fo:margin-left="99.6pt" fo:margin-right="0pt" fo:margin-top="0pt" fo:margin-bottom="0pt" fo:line-height="120%"/>
    </style:style>
    <style:style style:family="text" style:name="p64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40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642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4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42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3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4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43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4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4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44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5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4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4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46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46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4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47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47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4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4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48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17%"/>
    </style:style>
    <style:style style:family="text" style:name="p64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5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5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5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5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5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5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5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65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5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5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6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6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6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5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7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7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9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7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80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8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81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8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82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8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8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right" fo:text-indent="0pt" fo:margin-left="0pt" fo:margin-right="0pt" fo:margin-top="0pt" fo:margin-bottom="0pt" fo:line-height="145%"/>
    </style:style>
    <style:style style:family="text" style:name="p68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87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9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1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4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695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696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697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698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699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700" style:parent-style-name="바탕글">
      <style:paragraph-properties fo:text-align="justify" fo:text-indent="-99.6pt" fo:margin-left="99.6pt" fo:margin-right="0pt" fo:margin-top="0pt" fo:margin-bottom="0pt" fo:line-height="170%"/>
    </style:style>
    <style:style style:family="paragraph" style:class="text" style:name="Paragraph-701" style:parent-style-name="바탕글">
      <style:paragraph-properties fo:text-align="justify" fo:text-indent="-99.6pt" fo:margin-left="99.6pt" fo:margin-right="0pt" fo:margin-top="0pt" fo:margin-bottom="0pt" fo:line-height="180%"/>
    </style:style>
    <style:style style:family="paragraph" style:class="text" style:name="Paragraph-702" style:parent-style-name="바탕글">
      <style:paragraph-properties fo:text-align="right" fo:text-indent="0pt" fo:margin-left="0pt" fo:margin-right="0pt" fo:margin-top="0pt" fo:margin-bottom="0pt" fo:line-height="115%"/>
    </style:style>
    <style:style style:family="text" style:name="p702-1-1">
      <style:text-properties style:font-name="함초롬바탕" style:font-name-asian="함초롬바탕" fo:font-size="11pt" style:font-size-asian="11pt" style:font-size-complex="11pt" style:text-underline-type="single" style:text-underline-style="solid" style:text-underline-width="auto" style:text-underline-color="#800080" style:text-overline-type="none" style:text-line-through-type="none" fo:font-weight="bold" style:font-weight-asian="bold" style:font-weight-complex="bold"/>
    </style:style>
    <style:style style:name="Table-1" style:family="table">
      <style:table-properties style:width="188mm" table:align="margins" fo:margin-left="1mm" fo:margin-right="1mm" fo:margin-top="1mm" fo:margin-bottom="1mm" table:border-model="collapsing"/>
    </style:style>
    <style:style style:name="Table-2" style:family="table">
      <style:table-properties style:width="171.42mm" table:align="margins" fo:margin-left="1mm" fo:margin-right="1mm" fo:margin-top="1mm" fo:margin-bottom="1mm" table:border-model="collapsing"/>
    </style:style>
    <style:style style:name="Table-3" style:family="table">
      <style:table-properties style:width="188mm" table:align="margins" fo:margin-left="1mm" fo:margin-right="1mm" fo:margin-top="1mm" fo:margin-bottom="1mm" table:border-model="collapsing"/>
    </style:style>
    <style:style style:name="Table-4" style:family="table">
      <style:table-properties style:width="182.69mm" table:align="margins" fo:margin-left="1mm" fo:margin-right="1mm" fo:margin-top="1mm" fo:margin-bottom="1mm" table:border-model="collapsing"/>
    </style:style>
    <style:style style:name="Table-5" style:family="table">
      <style:table-properties style:width="15.09mm" table:align="margins" fo:margin-left="1mm" fo:margin-right="1mm" fo:margin-top="1mm" fo:margin-bottom="1mm" table:border-model="collapsing"/>
    </style:style>
    <style:style style:name="Table-6" style:family="table">
      <style:table-properties style:width="15.09mm" table:align="margins" fo:margin-left="1mm" fo:margin-right="1mm" fo:margin-top="1mm" fo:margin-bottom="1mm" table:border-model="collapsing"/>
    </style:style>
    <style:style style:name="Table-7" style:family="table">
      <style:table-properties style:width="182.68mm" table:align="margins" fo:margin-left="1mm" fo:margin-right="1mm" fo:margin-top="1mm" fo:margin-bottom="1mm" table:border-model="collapsing"/>
    </style:style>
    <style:style style:name="Table-8" style:family="table">
      <style:table-properties style:width="15.09mm" table:align="margins" fo:margin-left="1mm" fo:margin-right="1mm" fo:margin-top="1mm" fo:margin-bottom="1mm" table:border-model="collapsing"/>
    </style:style>
    <style:style style:name="Table-9" style:family="table">
      <style:table-properties style:width="15.09mm" table:align="margins" fo:margin-left="1mm" fo:margin-right="1mm" fo:margin-top="1mm" fo:margin-bottom="1mm" table:border-model="collapsing"/>
    </style:style>
    <style:style style:name="Table-10" style:family="table">
      <style:table-properties style:width="182.4mm" table:align="margins" fo:margin-left="1mm" fo:margin-right="1mm" fo:margin-top="1mm" fo:margin-bottom="1mm" table:border-model="collapsing"/>
    </style:style>
    <style:style style:name="Table-11" style:family="table">
      <style:table-properties style:width="183.24mm" table:align="margins" fo:margin-left="1mm" fo:margin-right="1mm" fo:margin-top="1mm" fo:margin-bottom="1mm" table:border-model="collapsing"/>
    </style:style>
    <style:style style:name="Table-12" style:family="table">
      <style:table-properties style:width="15.09mm" table:align="margins" fo:margin-left="1mm" fo:margin-right="1mm" fo:margin-top="1mm" fo:margin-bottom="1mm" table:border-model="collapsing"/>
    </style:style>
    <style:style style:name="Table-13" style:family="table">
      <style:table-properties style:width="15.09mm" table:align="margins" fo:margin-left="1mm" fo:margin-right="1mm" fo:margin-top="1mm" fo:margin-bottom="1mm" table:border-model="collapsing"/>
    </style:style>
    <style:style style:name="Table-14" style:family="table">
      <style:table-properties style:width="182.73mm" table:align="margins" fo:margin-left="1mm" fo:margin-right="1mm" fo:margin-top="1mm" fo:margin-bottom="1mm" table:border-model="collapsing"/>
    </style:style>
    <style:style style:name="Table-15" style:family="table">
      <style:table-properties style:width="15.09mm" table:align="margins" fo:margin-left="1mm" fo:margin-right="1mm" fo:margin-top="1mm" fo:margin-bottom="1mm" table:border-model="collapsing"/>
    </style:style>
    <style:style style:name="Table-16" style:family="table">
      <style:table-properties style:width="15.09mm" table:align="margins" fo:margin-left="1mm" fo:margin-right="1mm" fo:margin-top="1mm" fo:margin-bottom="1mm" table:border-model="collapsing"/>
    </style:style>
    <style:style style:name="Table-17" style:family="table">
      <style:table-properties style:width="183.24mm" table:align="margins" fo:margin-left="1mm" fo:margin-right="1mm" fo:margin-top="1mm" fo:margin-bottom="1mm" table:border-model="collapsing"/>
    </style:style>
    <style:style style:name="Table-18" style:family="table">
      <style:table-properties style:width="15.09mm" table:align="margins" fo:margin-left="1mm" fo:margin-right="1mm" fo:margin-top="1mm" fo:margin-bottom="1mm" table:border-model="collapsing"/>
    </style:style>
    <style:style style:name="Table-19" style:family="table">
      <style:table-properties style:width="15.09mm" table:align="margins" fo:margin-left="1mm" fo:margin-right="1mm" fo:margin-top="1mm" fo:margin-bottom="1mm" table:border-model="collapsing"/>
    </style:style>
    <style:style style:name="Table-20" style:family="table">
      <style:table-properties style:width="183.77mm" table:align="margins" fo:margin-left="1mm" fo:margin-right="1mm" fo:margin-top="1mm" fo:margin-bottom="1mm" table:border-model="collapsing"/>
    </style:style>
    <style:style style:name="Table-21" style:family="table">
      <style:table-properties style:width="15.09mm" table:align="margins" fo:margin-left="1mm" fo:margin-right="1mm" fo:margin-top="1mm" fo:margin-bottom="1mm" table:border-model="collapsing"/>
    </style:style>
    <style:style style:name="Table-22" style:family="table">
      <style:table-properties style:width="15.09mm" table:align="margins" fo:margin-left="1mm" fo:margin-right="1mm" fo:margin-top="1mm" fo:margin-bottom="1mm" table:border-model="collapsing"/>
    </style:style>
    <style:style style:name="Table-23" style:family="table">
      <style:table-properties style:width="183.77mm" table:align="margins" fo:margin-left="1mm" fo:margin-right="1mm" fo:margin-top="1mm" fo:margin-bottom="1mm" table:border-model="collapsing"/>
    </style:style>
    <style:style style:name="Table-24" style:family="table">
      <style:table-properties style:width="15.09mm" table:align="margins" fo:margin-left="1mm" fo:margin-right="1mm" fo:margin-top="1mm" fo:margin-bottom="1mm" table:border-model="collapsing"/>
    </style:style>
    <style:style style:name="Table-25" style:family="table">
      <style:table-properties style:width="15.09mm" table:align="margins" fo:margin-left="1mm" fo:margin-right="1mm" fo:margin-top="1mm" fo:margin-bottom="1mm" table:border-model="collapsing"/>
    </style:style>
    <style:style style:name="Table-26" style:family="table">
      <style:table-properties style:width="184.02mm" table:align="margins" fo:margin-left="1mm" fo:margin-right="1mm" fo:margin-top="1mm" fo:margin-bottom="1mm" table:border-model="collapsing"/>
    </style:style>
    <style:style style:name="Table-27" style:family="table">
      <style:table-properties style:width="184.02mm" table:align="margins" fo:margin-left="1mm" fo:margin-right="1mm" fo:margin-top="1mm" fo:margin-bottom="1mm" table:border-model="collapsing"/>
    </style:style>
    <style:style style:name="Table-28" style:family="table">
      <style:table-properties style:width="184.02mm" table:align="margins" fo:margin-left="1mm" fo:margin-right="1mm" fo:margin-top="1mm" fo:margin-bottom="1mm" table:border-model="collapsing"/>
    </style:style>
    <style:style style:name="Table-29" style:family="table">
      <style:table-properties style:width="183.38mm" table:align="margins" fo:margin-left="1mm" fo:margin-right="1mm" fo:margin-top="1mm" fo:margin-bottom="1mm" table:border-model="collapsing"/>
    </style:style>
    <style:style style:name="Table-30" style:family="table">
      <style:table-properties style:width="178.41mm" table:align="margins" fo:margin-left="1mm" fo:margin-right="1mm" fo:margin-top="1mm" fo:margin-bottom="1mm" table:border-model="collapsing"/>
    </style:style>
    <style:style style:name="Table-31" style:family="table">
      <style:table-properties style:width="182.05mm" table:align="margins" fo:margin-left="1mm" fo:margin-right="1mm" fo:margin-top="1mm" fo:margin-bottom="1mm" table:border-model="collapsing"/>
    </style:style>
    <style:style style:name="Table-32" style:family="table">
      <style:table-properties style:width="178.41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1-1" style:family="table-cell">
      <style:table-cell-properties fo:padding-left="1.8mm" fo:padding-right="1.8mm" fo:padding-top="0.5mm" fo:padding-bottom="0.5mm" fo:border-left="0.5mm solid #000000" fo:border-right="0.12mm solid #000000" fo:border-top="0.5mm solid #000000" fo:border-bottom="0.12mm solid #000000" fo:background-color="#999999"/>
    </style:style>
    <style:style style:name="Table-2-1-2" style:family="table-cell">
      <style:table-cell-properties fo:padding-left="1.8mm" fo:padding-right="1.8mm" fo:padding-top="0.5mm" fo:padding-bottom="0.5mm" fo:border-left="0.12mm solid #000000" fo:border-right="0.12mm solid #000000" fo:border-top="0.5mm solid #000000" fo:border-bottom="0.12mm solid #000000" fo:background-color="#999999"/>
    </style:style>
    <style:style style:name="Table-2-1-3" style:family="table-cell">
      <style:table-cell-properties fo:padding-left="1.8mm" fo:padding-right="1.8mm" fo:padding-top="0.5mm" fo:padding-bottom="0.5mm" fo:border-left="0.12mm solid #000000" fo:border-right="0.12mm solid #000000" fo:border-top="0.5mm solid #000000" fo:border-bottom="0.12mm solid #000000" fo:background-color="#999999"/>
    </style:style>
    <style:style style:name="Table-2-1-4" style:family="table-cell">
      <style:table-cell-properties fo:padding-left="1.8mm" fo:padding-right="1.8mm" fo:padding-top="0.5mm" fo:padding-bottom="0.5mm" fo:border-left="0.12mm solid #000000" fo:border-right="0.5mm solid #000000" fo:border-top="0.5mm solid #000000" fo:border-bottom="0.12mm solid #000000" fo:background-color="#999999"/>
    </style:style>
    <style:style style:name="Table-2-2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 fo:background-color="#cccccc"/>
    </style:style>
    <style:style style:name="Table-2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2-4" style:family="table-cell">
      <style:table-cell-properties fo:padding-left="1.8mm" fo:padding-right="1.8mm" fo:padding-top="0.5mm" fo:padding-bottom="0.5mm" fo:border-left="0.12mm solid #000000" fo:border-right="0.5mm solid #000000" fo:border-top="0.12mm solid #000000" fo:border-bottom="0.12mm solid #000000"/>
    </style:style>
    <style:style style:name="Table-2-3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5mm solid #000000" fo:background-color="#cccccc"/>
    </style:style>
    <style:style style:name="Table-2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solid #000000"/>
    </style:style>
    <style:style style:name="Table-2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solid #000000"/>
    </style:style>
    <style:style style:name="Table-2-3-4" style:family="table-cell">
      <style:table-cell-properties fo:padding-left="1.8mm" fo:padding-right="1.8mm" fo:padding-top="0.5mm" fo:padding-bottom="0.5mm" fo:border-left="0.12mm solid #000000" fo:border-right="0.5mm solid #000000" fo:border-top="0.12mm solid #000000" fo:border-bottom="0.5mm solid #000000"/>
    </style:style>
    <style:style style:name="Table-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4-2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/>
    </style:style>
    <style:style style:name="Table-4-2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mm solid #000000" fo:background-color="#ffffe5"/>
    </style:style>
    <style:style style:name="Table-4-2-3" style:family="table-cell">
      <style:table-cell-properties fo:padding-left="1.8mm" fo:padding-right="1.8mm" fo:padding-top="0.5mm" fo:padding-bottom="0.5mm" fo:border-left="0.12mm solid #000000" fo:border-right="0.1mm solid #000000" fo:border-top="0.4mm solid #000000" fo:border-bottom="0.1mm solid #000000" fo:background-color="#ffe5e5"/>
    </style:style>
    <style:style style:name="Table-4-2-4" style:family="table-cell">
      <style:table-cell-properties fo:padding-left="1.8mm" fo:padding-right="1.8mm" fo:padding-top="0.5mm" fo:padding-bottom="0.5mm" fo:border-left="0.1mm solid #000000" fo:border-right="0.1mm solid #000000" fo:border-top="0.4mm solid #000000" fo:border-bottom="0.1mm solid #000000" fo:background-color="#e7f7e7"/>
    </style:style>
    <style:style style:name="Table-4-2-5" style:family="table-cell">
      <style:table-cell-properties fo:padding-left="1.8mm" fo:padding-right="1.8mm" fo:padding-top="0.5mm" fo:padding-bottom="0.5mm" fo:border-left="0.1mm solid #000000" fo:border-right="0.12mm solid #000000" fo:border-top="0.4mm solid #000000" fo:border-bottom="0.1mm solid #000000" fo:background-color="#dbd0f2"/>
    </style:style>
    <style:style style:name="Table-4-2-6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bd0f2"/>
    </style:style>
    <style:style style:name="Table-4-3-1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12mm solid #000000" fo:background-color="#ffffe5"/>
    </style:style>
    <style:style style:name="Table-4-3-2" style:family="table-cell">
      <style:table-cell-properties fo:padding-left="1.8mm" fo:padding-right="1.8mm" fo:padding-top="0.5mm" fo:padding-bottom="0.5mm" fo:border-left="0.7mm solid #0000ff" fo:border-right="0.12mm solid #000000" fo:border-top="0.12mm solid #000000" fo:border-bottom="0.12mm solid #000000" fo:background-color="#ffffe5"/>
    </style:style>
    <style:style style:name="Table-4-3-3" style:family="table-cell">
      <style:table-cell-properties fo:padding-left="1.8mm" fo:padding-right="1.8mm" fo:padding-top="0.5mm" fo:padding-bottom="0.5mm" fo:border-left="0.12mm solid #000000" fo:border-right="0.12mm solid #000000" fo:border-top="0.1mm solid #000000" fo:border-bottom="0.1mm solid #000000" fo:background-color="#ffffe5"/>
    </style:style>
    <style:style style:name="Table-4-3-4" style:family="table-cell">
      <style:table-cell-properties fo:padding-left="1.8mm" fo:padding-right="1.8mm" fo:padding-top="0.5mm" fo:padding-bottom="0.5mm" fo:border-left="0.12mm solid #000000" fo:border-right="0.7mm solid #ff0000" fo:border-top="0.1mm solid #000000" fo:border-bottom="0.1mm solid #000000" fo:background-color="#ffe5e5"/>
    </style:style>
    <style:style style:name="Table-4-3-5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mm solid #000000" fo:background-color="#ffe5e5"/>
    </style:style>
    <style:style style:name="Table-4-3-6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 fo:background-color="#e7f7e7"/>
    </style:style>
    <style:style style:name="Table-4-3-7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mm solid #000000" fo:background-color="#e7f7e7"/>
    </style:style>
    <style:style style:name="Table-4-4-1" style:family="table-cell">
      <style:table-cell-properties fo:padding-left="1.8mm" fo:padding-right="1.8mm" fo:padding-top="0.5mm" fo:padding-bottom="0.5mm" fo:border-left="0.4mm solid #000000" fo:border-right="0.7mm solid #0000ff" fo:border-top="0.12mm solid #000000" fo:border-bottom="0.12mm solid #000000"/>
    </style:style>
    <style:style style:name="Table-4-4-2" style:family="table-cell">
      <style:table-cell-properties fo:padding-left="1.8mm" fo:padding-right="1.8mm" fo:padding-top="0.5mm" fo:padding-bottom="0.5mm" fo:border-left="0.7mm solid #0000ff" fo:border-right="0.7mm solid #0000ff" fo:border-top="0.12mm solid #000000" fo:border-bottom="0.12mm solid #000000" fo:background-color="#e2f4fd"/>
    </style:style>
    <style:style style:name="Table-4-4-3" style:family="table-cell">
      <style:table-cell-properties fo:padding-left="1.8mm" fo:padding-right="1.8mm" fo:padding-top="0.5mm" fo:padding-bottom="0.5mm" fo:border-left="0.7mm solid #0000ff" fo:border-right="0.12mm solid #000000" fo:border-top="0.12mm solid #000000" fo:border-bottom="0.12mm solid #000000"/>
    </style:style>
    <style:style style:name="Table-4-4-4" style:family="table-cell">
      <style:table-cell-properties fo:padding-left="1.8mm" fo:padding-right="1.8mm" fo:padding-top="0.5mm" fo:padding-bottom="0.5mm" fo:border-left="0.12mm solid #000000" fo:border-right="0.12mm solid #000000" fo:border-top="0.1mm solid #000000" fo:border-bottom="0.1mm solid #000000"/>
    </style:style>
    <style:style style:name="Table-4-4-5" style:family="table-cell">
      <style:table-cell-properties fo:padding-left="1.8mm" fo:padding-right="1.8mm" fo:padding-top="0.5mm" fo:padding-bottom="0.5mm" fo:border-left="0.12mm solid #000000" fo:border-right="0.7mm solid #ff0000" fo:border-top="0.1mm solid #000000" fo:border-bottom="0.1mm solid #000000"/>
    </style:style>
    <style:style style:name="Table-4-4-6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4-4-7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4-4-8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4-4-9" style:family="table-cell">
      <style:table-cell-properties fo:padding-left="1.8mm" fo:padding-right="1.8mm" fo:padding-top="0.5mm" fo:padding-bottom="0.5mm" fo:border-left="0.7mm solid #ff0000" fo:border-right="0.1mm solid #000000" fo:border-top="0.1mm solid #000000" fo:border-bottom="0.1mm solid #000000"/>
    </style:style>
    <style:style style:name="Table-4-4-10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4-5-1" style:family="table-cell">
      <style:table-cell-properties fo:padding-left="1.8mm" fo:padding-right="1.8mm" fo:padding-top="0.5mm" fo:padding-bottom="0.5mm" fo:border-left="0.4mm solid #000000" fo:border-right="0.7mm solid #0000ff" fo:border-top="0.12mm solid #000000" fo:border-bottom="0.12mm solid #000000"/>
    </style:style>
    <style:style style:name="Table-4-5-2" style:family="table-cell">
      <style:table-cell-properties fo:padding-left="1.8mm" fo:padding-right="1.8mm" fo:padding-top="0.5mm" fo:padding-bottom="0.5mm" fo:border-left="0.7mm solid #0000ff" fo:border-right="0.7mm solid #0000ff" fo:border-top="0.12mm solid #000000" fo:border-bottom="0.12mm solid #000000" fo:background-color="#e2f4fd"/>
    </style:style>
    <style:style style:name="Table-4-5-3" style:family="table-cell">
      <style:table-cell-properties fo:padding-left="1.8mm" fo:padding-right="1.8mm" fo:padding-top="0.5mm" fo:padding-bottom="0.5mm" fo:border-left="0.7mm solid #0000ff" fo:border-right="0.12mm solid #000000" fo:border-top="0.12mm solid #000000" fo:border-bottom="0.12mm solid #000000"/>
    </style:style>
    <style:style style:name="Table-4-5-4" style:family="table-cell">
      <style:table-cell-properties fo:padding-left="1.8mm" fo:padding-right="1.8mm" fo:padding-top="0.5mm" fo:padding-bottom="0.5mm" fo:border-left="0.12mm solid #000000" fo:border-right="0.12mm solid #000000" fo:border-top="0.1mm solid #000000" fo:border-bottom="0.1mm solid #000000"/>
    </style:style>
    <style:style style:name="Table-4-5-5" style:family="table-cell">
      <style:table-cell-properties fo:padding-left="1.8mm" fo:padding-right="1.8mm" fo:padding-top="0.5mm" fo:padding-bottom="0.5mm" fo:border-left="0.12mm solid #000000" fo:border-right="0.7mm solid #ff0000" fo:border-top="0.1mm solid #000000" fo:border-bottom="0.1mm solid #000000"/>
    </style:style>
    <style:style style:name="Table-4-5-6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4-5-7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4-5-8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4-5-9" style:family="table-cell">
      <style:table-cell-properties fo:padding-left="1.8mm" fo:padding-right="1.8mm" fo:padding-top="0.5mm" fo:padding-bottom="0.5mm" fo:border-left="0.7mm solid #ff0000" fo:border-right="0.1mm solid #000000" fo:border-top="0.1mm solid #000000" fo:border-bottom="0.1mm solid #000000"/>
    </style:style>
    <style:style style:name="Table-4-5-10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4-6-1" style:family="table-cell">
      <style:table-cell-properties fo:padding-left="1.8mm" fo:padding-right="1.8mm" fo:padding-top="0.5mm" fo:padding-bottom="0.5mm" fo:border-left="0.4mm solid #000000" fo:border-right="0.7mm solid #0000ff" fo:border-top="0.12mm solid #000000" fo:border-bottom="0.4mm solid #000000"/>
    </style:style>
    <style:style style:name="Table-4-6-2" style:family="table-cell">
      <style:table-cell-properties fo:padding-left="1.8mm" fo:padding-right="1.8mm" fo:padding-top="0.5mm" fo:padding-bottom="0.5mm" fo:border-left="0.7mm solid #0000ff" fo:border-right="0.7mm solid #0000ff" fo:border-top="0.12mm solid #000000" fo:border-bottom="0.7mm solid #0000ff" fo:background-color="#e2f4fd"/>
    </style:style>
    <style:style style:name="Table-4-6-3" style:family="table-cell">
      <style:table-cell-properties fo:padding-left="1.8mm" fo:padding-right="1.8mm" fo:padding-top="0.5mm" fo:padding-bottom="0.5mm" fo:border-left="0.7mm solid #0000ff" fo:border-right="0.12mm solid #000000" fo:border-top="0.12mm solid #000000" fo:border-bottom="0.4mm solid #000000"/>
    </style:style>
    <style:style style:name="Table-4-6-4" style:family="table-cell">
      <style:table-cell-properties fo:padding-left="1.8mm" fo:padding-right="1.8mm" fo:padding-top="0.5mm" fo:padding-bottom="0.5mm" fo:border-left="0.12mm solid #000000" fo:border-right="0.12mm solid #000000" fo:border-top="0.1mm solid #000000" fo:border-bottom="0.5mm solid #000000"/>
    </style:style>
    <style:style style:name="Table-4-6-5" style:family="table-cell">
      <style:table-cell-properties fo:padding-left="1.8mm" fo:padding-right="1.8mm" fo:padding-top="0.5mm" fo:padding-bottom="0.5mm" fo:border-left="0.12mm solid #000000" fo:border-right="0.7mm solid #ff0000" fo:border-top="0.1mm solid #000000" fo:border-bottom="0.5mm solid #000000"/>
    </style:style>
    <style:style style:name="Table-4-6-6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7mm solid #ff0000"/>
    </style:style>
    <style:style style:name="Table-4-6-7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5mm solid #000000"/>
    </style:style>
    <style:style style:name="Table-4-6-8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7mm solid #ff0000"/>
    </style:style>
    <style:style style:name="Table-4-6-9" style:family="table-cell">
      <style:table-cell-properties fo:padding-left="1.8mm" fo:padding-right="1.8mm" fo:padding-top="0.5mm" fo:padding-bottom="0.5mm" fo:border-left="0.7mm solid #ff0000" fo:border-right="0.1mm solid #000000" fo:border-top="0.1mm solid #000000" fo:border-bottom="0.5mm solid #000000"/>
    </style:style>
    <style:style style:name="Table-4-6-10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4mm solid #000000"/>
    </style:style>
    <style:style style:name="Table-4-7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5-1-1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6-1-1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7mm solid #ff0000"/>
    </style:style>
    <style:style style:name="Table-7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7-2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/>
    </style:style>
    <style:style style:name="Table-7-2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mm solid #000000" fo:background-color="#ffffe5"/>
    </style:style>
    <style:style style:name="Table-7-2-3" style:family="table-cell">
      <style:table-cell-properties fo:padding-left="1.8mm" fo:padding-right="1.8mm" fo:padding-top="0.5mm" fo:padding-bottom="0.5mm" fo:border-left="0.12mm solid #000000" fo:border-right="0.1mm solid #000000" fo:border-top="0.4mm solid #000000" fo:border-bottom="0.1mm solid #000000" fo:background-color="#ffe5e5"/>
    </style:style>
    <style:style style:name="Table-7-2-4" style:family="table-cell">
      <style:table-cell-properties fo:padding-left="1.8mm" fo:padding-right="1.8mm" fo:padding-top="0.5mm" fo:padding-bottom="0.5mm" fo:border-left="0.1mm solid #000000" fo:border-right="0.1mm solid #000000" fo:border-top="0.4mm solid #000000" fo:border-bottom="0.1mm solid #000000" fo:background-color="#e7f7e7"/>
    </style:style>
    <style:style style:name="Table-7-2-5" style:family="table-cell">
      <style:table-cell-properties fo:padding-left="1.8mm" fo:padding-right="1.8mm" fo:padding-top="0.5mm" fo:padding-bottom="0.5mm" fo:border-left="0.1mm solid #000000" fo:border-right="0.12mm solid #000000" fo:border-top="0.4mm solid #000000" fo:border-bottom="0.1mm solid #000000" fo:background-color="#dbd0f2"/>
    </style:style>
    <style:style style:name="Table-7-2-6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bd0f2"/>
    </style:style>
    <style:style style:name="Table-7-3-1" style:family="table-cell">
      <style:table-cell-properties fo:padding-left="1.8mm" fo:padding-right="1.8mm" fo:padding-top="0.5mm" fo:padding-bottom="0.5mm" fo:border-left="0.12mm solid #000000" fo:border-right="0.7mm solid #0000ff" fo:border-top="0.12mm solid #000000" fo:border-bottom="0.12mm solid #000000" fo:background-color="#ffffe5"/>
    </style:style>
    <style:style style:name="Table-7-3-2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12mm solid #000000" fo:background-color="#ffffe5"/>
    </style:style>
    <style:style style:name="Table-7-3-3" style:family="table-cell">
      <style:table-cell-properties fo:padding-left="1.8mm" fo:padding-right="1.8mm" fo:padding-top="0.5mm" fo:padding-bottom="0.5mm" fo:border-left="0.7mm solid #0000ff" fo:border-right="0.12mm solid #000000" fo:border-top="0.1mm solid #000000" fo:border-bottom="0.1mm solid #000000" fo:background-color="#ffffe5"/>
    </style:style>
    <style:style style:name="Table-7-3-4" style:family="table-cell">
      <style:table-cell-properties fo:padding-left="1.8mm" fo:padding-right="1.8mm" fo:padding-top="0.5mm" fo:padding-bottom="0.5mm" fo:border-left="0.12mm solid #000000" fo:border-right="0.7mm solid #ff0000" fo:border-top="0.1mm solid #000000" fo:border-bottom="0.1mm solid #000000" fo:background-color="#ffe5e5"/>
    </style:style>
    <style:style style:name="Table-7-3-5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mm solid #000000" fo:background-color="#ffe5e5"/>
    </style:style>
    <style:style style:name="Table-7-3-6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 fo:background-color="#e7f7e7"/>
    </style:style>
    <style:style style:name="Table-7-3-7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mm solid #000000" fo:background-color="#e7f7e7"/>
    </style:style>
    <style:style style:name="Table-7-4-1" style:family="table-cell">
      <style:table-cell-properties fo:padding-left="1.8mm" fo:padding-right="1.8mm" fo:padding-top="0.5mm" fo:padding-bottom="0.5mm" fo:border-left="0.4mm solid #000000" fo:border-right="0.1mm solid #0000ff" fo:border-top="0.12mm solid #000000" fo:border-bottom="0.12mm solid #000000"/>
    </style:style>
    <style:style style:name="Table-7-4-2" style:family="table-cell">
      <style:table-cell-properties fo:padding-left="1.8mm" fo:padding-right="1.8mm" fo:padding-top="0.5mm" fo:padding-bottom="0.5mm" fo:border-left="0.1mm solid #000000" fo:border-right="0.7mm solid #0000ff" fo:border-top="0.12mm solid #000000" fo:border-bottom="0.12mm solid #000000"/>
    </style:style>
    <style:style style:name="Table-7-4-3" style:family="table-cell">
      <style:table-cell-properties fo:padding-left="1.8mm" fo:padding-right="1.8mm" fo:padding-top="0.5mm" fo:padding-bottom="0.5mm" fo:border-left="0.7mm solid #0000ff" fo:border-right="0.7mm solid #0000ff" fo:border-top="0.12mm solid #000000" fo:border-bottom="0.12mm solid #000000" fo:background-color="#e2f4fd"/>
    </style:style>
    <style:style style:name="Table-7-4-4" style:family="table-cell">
      <style:table-cell-properties fo:padding-left="1.8mm" fo:padding-right="1.8mm" fo:padding-top="0.5mm" fo:padding-bottom="0.5mm" fo:border-left="0.7mm solid #0000ff" fo:border-right="0.12mm solid #000000" fo:border-top="0.1mm solid #000000" fo:border-bottom="0.1mm solid #000000"/>
    </style:style>
    <style:style style:name="Table-7-4-5" style:family="table-cell">
      <style:table-cell-properties fo:padding-left="1.8mm" fo:padding-right="1.8mm" fo:padding-top="0.5mm" fo:padding-bottom="0.5mm" fo:border-left="0.12mm solid #000000" fo:border-right="0.7mm solid #ff0000" fo:border-top="0.1mm solid #000000" fo:border-bottom="0.1mm solid #000000"/>
    </style:style>
    <style:style style:name="Table-7-4-6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7-4-7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7-4-8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7-4-9" style:family="table-cell">
      <style:table-cell-properties fo:padding-left="1.8mm" fo:padding-right="1.8mm" fo:padding-top="0.5mm" fo:padding-bottom="0.5mm" fo:border-left="0.7mm solid #ff0000" fo:border-right="0.1mm solid #000000" fo:border-top="0.1mm solid #000000" fo:border-bottom="0.1mm solid #000000"/>
    </style:style>
    <style:style style:name="Table-7-4-10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7-5-1" style:family="table-cell">
      <style:table-cell-properties fo:padding-left="1.8mm" fo:padding-right="1.8mm" fo:padding-top="0.5mm" fo:padding-bottom="0.5mm" fo:border-left="0.4mm solid #000000" fo:border-right="0.1mm solid #0000ff" fo:border-top="0.12mm solid #000000" fo:border-bottom="0.12mm solid #000000"/>
    </style:style>
    <style:style style:name="Table-7-5-2" style:family="table-cell">
      <style:table-cell-properties fo:padding-left="1.8mm" fo:padding-right="1.8mm" fo:padding-top="0.5mm" fo:padding-bottom="0.5mm" fo:border-left="0.1mm solid #000000" fo:border-right="0.7mm solid #0000ff" fo:border-top="0.12mm solid #000000" fo:border-bottom="0.12mm solid #000000"/>
    </style:style>
    <style:style style:name="Table-7-5-3" style:family="table-cell">
      <style:table-cell-properties fo:padding-left="1.8mm" fo:padding-right="1.8mm" fo:padding-top="0.5mm" fo:padding-bottom="0.5mm" fo:border-left="0.7mm solid #0000ff" fo:border-right="0.7mm solid #0000ff" fo:border-top="0.12mm solid #000000" fo:border-bottom="0.12mm solid #000000" fo:background-color="#e2f4fd"/>
    </style:style>
    <style:style style:name="Table-7-5-4" style:family="table-cell">
      <style:table-cell-properties fo:padding-left="1.8mm" fo:padding-right="1.8mm" fo:padding-top="0.5mm" fo:padding-bottom="0.5mm" fo:border-left="0.7mm solid #0000ff" fo:border-right="0.12mm solid #000000" fo:border-top="0.1mm solid #000000" fo:border-bottom="0.1mm solid #000000"/>
    </style:style>
    <style:style style:name="Table-7-5-5" style:family="table-cell">
      <style:table-cell-properties fo:padding-left="1.8mm" fo:padding-right="1.8mm" fo:padding-top="0.5mm" fo:padding-bottom="0.5mm" fo:border-left="0.12mm solid #000000" fo:border-right="0.7mm solid #ff0000" fo:border-top="0.1mm solid #000000" fo:border-bottom="0.1mm solid #000000"/>
    </style:style>
    <style:style style:name="Table-7-5-6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7-5-7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7-5-8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1mm solid #000000"/>
    </style:style>
    <style:style style:name="Table-7-5-9" style:family="table-cell">
      <style:table-cell-properties fo:padding-left="1.8mm" fo:padding-right="1.8mm" fo:padding-top="0.5mm" fo:padding-bottom="0.5mm" fo:border-left="0.7mm solid #ff0000" fo:border-right="0.1mm solid #000000" fo:border-top="0.1mm solid #000000" fo:border-bottom="0.1mm solid #000000"/>
    </style:style>
    <style:style style:name="Table-7-5-10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7-6-1" style:family="table-cell">
      <style:table-cell-properties fo:padding-left="1.8mm" fo:padding-right="1.8mm" fo:padding-top="0.5mm" fo:padding-bottom="0.5mm" fo:border-left="0.4mm solid #000000" fo:border-right="0.1mm solid #0000ff" fo:border-top="0.12mm solid #000000" fo:border-bottom="0.4mm solid #000000"/>
    </style:style>
    <style:style style:name="Table-7-6-2" style:family="table-cell">
      <style:table-cell-properties fo:padding-left="1.8mm" fo:padding-right="1.8mm" fo:padding-top="0.5mm" fo:padding-bottom="0.5mm" fo:border-left="0.1mm solid #000000" fo:border-right="0.7mm solid #0000ff" fo:border-top="0.12mm solid #000000" fo:border-bottom="0.12mm none #000000"/>
    </style:style>
    <style:style style:name="Table-7-6-3" style:family="table-cell">
      <style:table-cell-properties fo:padding-left="1.8mm" fo:padding-right="1.8mm" fo:padding-top="0.5mm" fo:padding-bottom="0.5mm" fo:border-left="0.7mm solid #0000ff" fo:border-right="0.7mm solid #0000ff" fo:border-top="0.12mm solid #000000" fo:border-bottom="0.7mm solid #0000ff" fo:background-color="#e2f4fd"/>
    </style:style>
    <style:style style:name="Table-7-6-4" style:family="table-cell">
      <style:table-cell-properties fo:padding-left="1.8mm" fo:padding-right="1.8mm" fo:padding-top="0.5mm" fo:padding-bottom="0.5mm" fo:border-left="0.7mm solid #0000ff" fo:border-right="0.12mm solid #000000" fo:border-top="0.1mm solid #000000" fo:border-bottom="0.5mm solid #000000"/>
    </style:style>
    <style:style style:name="Table-7-6-5" style:family="table-cell">
      <style:table-cell-properties fo:padding-left="1.8mm" fo:padding-right="1.8mm" fo:padding-top="0.5mm" fo:padding-bottom="0.5mm" fo:border-left="0.12mm solid #000000" fo:border-right="0.7mm solid #ff0000" fo:border-top="0.1mm solid #000000" fo:border-bottom="0.5mm solid #000000"/>
    </style:style>
    <style:style style:name="Table-7-6-6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7mm solid #ff0000"/>
    </style:style>
    <style:style style:name="Table-7-6-7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5mm solid #000000"/>
    </style:style>
    <style:style style:name="Table-7-6-8" style:family="table-cell">
      <style:table-cell-properties fo:padding-left="1.8mm" fo:padding-right="1.8mm" fo:padding-top="0.5mm" fo:padding-bottom="0.5mm" fo:border-left="0.7mm solid #ff0000" fo:border-right="0.7mm solid #ff0000" fo:border-top="0.1mm solid #000000" fo:border-bottom="0.7mm solid #ff0000"/>
    </style:style>
    <style:style style:name="Table-7-6-9" style:family="table-cell">
      <style:table-cell-properties fo:padding-left="1.8mm" fo:padding-right="1.8mm" fo:padding-top="0.5mm" fo:padding-bottom="0.5mm" fo:border-left="0.7mm solid #ff0000" fo:border-right="0.1mm solid #000000" fo:border-top="0.1mm solid #000000" fo:border-bottom="0.5mm solid #000000"/>
    </style:style>
    <style:style style:name="Table-7-6-10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4mm solid #000000"/>
    </style:style>
    <style:style style:name="Table-7-7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7-7-2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8-1-1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9-1-1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7mm solid #ff0000"/>
    </style:style>
    <style:style style:name="Table-10-1-1" style:family="table-cell">
      <style:table-cell-properties fo:padding-left="1.8mm" fo:padding-right="1.8mm" fo:padding-top="0.5mm" fo:padding-bottom="0.5mm" fo:border-left="0.5mm solid #000000" fo:border-right="0.12mm solid #000000" fo:border-top="0.5mm solid #000000" fo:border-bottom="0.12mm solid #000000" fo:background-color="#999999"/>
    </style:style>
    <style:style style:name="Table-10-1-2" style:family="table-cell">
      <style:table-cell-properties fo:padding-left="1.8mm" fo:padding-right="1.8mm" fo:padding-top="0.5mm" fo:padding-bottom="0.5mm" fo:border-left="0.12mm solid #000000" fo:border-right="0.12mm solid #000000" fo:border-top="0.5mm solid #000000" fo:border-bottom="0.12mm solid #000000" fo:background-color="#999999"/>
    </style:style>
    <style:style style:name="Table-10-1-3" style:family="table-cell">
      <style:table-cell-properties fo:padding-left="1.8mm" fo:padding-right="1.8mm" fo:padding-top="0.5mm" fo:padding-bottom="0.5mm" fo:border-left="0.12mm solid #000000" fo:border-right="0.12mm solid #000000" fo:border-top="0.5mm solid #000000" fo:border-bottom="0.12mm solid #000000" fo:background-color="#999999"/>
    </style:style>
    <style:style style:name="Table-10-1-4" style:family="table-cell">
      <style:table-cell-properties fo:padding-left="1.8mm" fo:padding-right="1.8mm" fo:padding-top="0.5mm" fo:padding-bottom="0.5mm" fo:border-left="0.12mm solid #000000" fo:border-right="0.5mm solid #000000" fo:border-top="0.5mm solid #000000" fo:border-bottom="0.12mm solid #000000" fo:background-color="#999999"/>
    </style:style>
    <style:style style:name="Table-10-2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 fo:background-color="#cccccc"/>
    </style:style>
    <style:style style:name="Table-10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0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0-2-4" style:family="table-cell">
      <style:table-cell-properties fo:padding-left="1.8mm" fo:padding-right="1.8mm" fo:padding-top="0.5mm" fo:padding-bottom="0.5mm" fo:border-left="0.12mm solid #000000" fo:border-right="0.5mm solid #000000" fo:border-top="0.12mm solid #000000" fo:border-bottom="0.12mm solid #000000"/>
    </style:style>
    <style:style style:name="Table-10-3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5mm solid #000000" fo:background-color="#cccccc"/>
    </style:style>
    <style:style style:name="Table-10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solid #000000"/>
    </style:style>
    <style:style style:name="Table-10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solid #000000"/>
    </style:style>
    <style:style style:name="Table-10-3-4" style:family="table-cell">
      <style:table-cell-properties fo:padding-left="1.8mm" fo:padding-right="1.8mm" fo:padding-top="0.5mm" fo:padding-bottom="0.5mm" fo:border-left="0.12mm solid #000000" fo:border-right="0.5mm solid #000000" fo:border-top="0.12mm solid #000000" fo:border-bottom="0.5mm solid #000000"/>
    </style:style>
    <style:style style:name="Table-11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11-2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/>
    </style:style>
    <style:style style:name="Table-11-2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ffffe5"/>
    </style:style>
    <style:style style:name="Table-11-2-3" style:family="table-cell">
      <style:table-cell-properties fo:padding-left="1.8mm" fo:padding-right="1.8mm" fo:padding-top="0.5mm" fo:padding-bottom="0.5mm" fo:border-left="0.12mm solid #000000" fo:border-right="0.1mm solid #000000" fo:border-top="0.4mm solid #000000" fo:border-bottom="0.12mm solid #000000" fo:background-color="#ffe5e5"/>
    </style:style>
    <style:style style:name="Table-11-2-4" style:family="table-cell">
      <style:table-cell-properties fo:padding-left="1.8mm" fo:padding-right="1.8mm" fo:padding-top="0.5mm" fo:padding-bottom="0.5mm" fo:border-left="0.1mm solid #000000" fo:border-right="0.12mm solid #000000" fo:border-top="0.4mm solid #000000" fo:border-bottom="0.12mm solid #000000" fo:background-color="#e7f7e7"/>
    </style:style>
    <style:style style:name="Table-11-2-5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bd0f2"/>
    </style:style>
    <style:style style:name="Table-11-3-1" style:family="table-cell">
      <style:table-cell-properties fo:padding-left="1.8mm" fo:padding-right="1.8mm" fo:padding-top="0.5mm" fo:padding-bottom="0.5mm" fo:border-left="0.2mm solid #000000" fo:border-right="0.2mm solid #000000" fo:border-top="0.2mm solid #000000" fo:border-bottom="0.12mm solid #000000" fo:background-color="#ffffe5"/>
    </style:style>
    <style:style style:name="Table-11-3-2" style:family="table-cell">
      <style:table-cell-properties fo:padding-left="1.8mm" fo:padding-right="1.8mm" fo:padding-top="0.5mm" fo:padding-bottom="0.5mm" fo:border-left="0.2mm solid #000000" fo:border-right="0.12mm solid #000000" fo:border-top="0.12mm solid #000000" fo:border-bottom="0.7mm solid #0000ff" fo:background-color="#ffffe5"/>
    </style:style>
    <style:style style:name="Table-11-3-3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 fo:background-color="#ffe5e5"/>
    </style:style>
    <style:style style:name="Table-11-3-4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ffe5e5"/>
    </style:style>
    <style:style style:name="Table-11-3-5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 fo:background-color="#e7f7e7"/>
    </style:style>
    <style:style style:name="Table-11-3-6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e7f7e7"/>
    </style:style>
    <style:style style:name="Table-11-4-1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ffe5e5"/>
    </style:style>
    <style:style style:name="Table-11-4-2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ffe5e5"/>
    </style:style>
    <style:style style:name="Table-11-4-3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e7f7e7"/>
    </style:style>
    <style:style style:name="Table-11-4-4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e7f7e7"/>
    </style:style>
    <style:style style:name="Table-11-5-1" style:family="table-cell">
      <style:table-cell-properties fo:padding-left="1.8mm" fo:padding-right="1.8mm" fo:padding-top="0.5mm" fo:padding-bottom="0.5mm" fo:border-left="0.4mm solid #000000" fo:border-right="0.2mm solid #000000" fo:border-top="0.12mm solid #000000" fo:border-bottom="0.12mm solid #000000"/>
    </style:style>
    <style:style style:name="Table-11-5-2" style:family="table-cell">
      <style:table-cell-properties fo:padding-left="1.8mm" fo:padding-right="1.8mm" fo:padding-top="0.5mm" fo:padding-bottom="0.5mm" fo:border-left="0.2mm solid #000000" fo:border-right="0.7mm solid #0000ff" fo:border-top="0.12mm solid #000000" fo:border-bottom="0.7mm solid #0000ff"/>
    </style:style>
    <style:style style:name="Table-11-5-3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1-5-4" style:family="table-cell">
      <style:table-cell-properties fo:padding-left="1.8mm" fo:padding-right="1.8mm" fo:padding-top="0.5mm" fo:padding-bottom="0.5mm" fo:border-left="0.7mm solid #0000ff" fo:border-right="0.7mm solid #ff0000" fo:border-top="0.12mm solid #000000" fo:border-bottom="0.12mm solid #000000"/>
    </style:style>
    <style:style style:name="Table-11-5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1-5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1-5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11-5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1-5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1-5-10" style:family="table-cell">
      <style:table-cell-properties fo:padding-left="1.8mm" fo:padding-right="1.8mm" fo:padding-top="0.5mm" fo:padding-bottom="0.5mm" fo:border-left="0.7mm solid #ff0000" fo:border-right="0.4mm solid #000000" fo:border-top="0.12mm solid #000000" fo:border-bottom="0.12mm solid #000000"/>
    </style:style>
    <style:style style:name="Table-11-6-1" style:family="table-cell">
      <style:table-cell-properties fo:padding-left="1.8mm" fo:padding-right="1.8mm" fo:padding-top="0.5mm" fo:padding-bottom="0.5mm" fo:border-left="0.4mm solid #000000" fo:border-right="0.7mm solid #0000ff" fo:border-top="0.12mm solid #000000" fo:border-bottom="0.12mm solid #000000"/>
    </style:style>
    <style:style style:name="Table-11-6-2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1-6-3" style:family="table-cell">
      <style:table-cell-properties fo:padding-left="1.8mm" fo:padding-right="1.8mm" fo:padding-top="0.5mm" fo:padding-bottom="0.5mm" fo:border-left="0.7mm solid #0000ff" fo:border-right="0.12mm solid #000000" fo:border-top="0.7mm solid #0000ff" fo:border-bottom="0.7mm solid #0000ff"/>
    </style:style>
    <style:style style:name="Table-11-6-4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/>
    </style:style>
    <style:style style:name="Table-11-6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1-6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1-6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11-6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1-6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1-6-10" style:family="table-cell">
      <style:table-cell-properties fo:padding-left="1.8mm" fo:padding-right="1.8mm" fo:padding-top="0.5mm" fo:padding-bottom="0.5mm" fo:border-left="0.7mm solid #ff0000" fo:border-right="0.4mm solid #000000" fo:border-top="0.12mm solid #000000" fo:border-bottom="0.12mm solid #000000"/>
    </style:style>
    <style:style style:name="Table-11-7-1" style:family="table-cell">
      <style:table-cell-properties fo:padding-left="1.8mm" fo:padding-right="1.8mm" fo:padding-top="0.5mm" fo:padding-bottom="0.5mm" fo:border-left="0.4mm solid #000000" fo:border-right="0.2mm solid #000000" fo:border-top="0.12mm solid #000000" fo:border-bottom="0.4mm solid #000000"/>
    </style:style>
    <style:style style:name="Table-11-7-2" style:family="table-cell">
      <style:table-cell-properties fo:padding-left="1.8mm" fo:padding-right="1.8mm" fo:padding-top="0.5mm" fo:padding-bottom="0.5mm" fo:border-left="0.2mm solid #000000" fo:border-right="0.7mm solid #0000ff" fo:border-top="0.7mm solid #0000ff" fo:border-bottom="0.2mm solid #000000"/>
    </style:style>
    <style:style style:name="Table-11-7-3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1-7-4" style:family="table-cell">
      <style:table-cell-properties fo:padding-left="1.8mm" fo:padding-right="1.8mm" fo:padding-top="0.5mm" fo:padding-bottom="0.5mm" fo:border-left="0.7mm solid #0000ff" fo:border-right="0.7mm solid #ff0000" fo:border-top="0.12mm solid #000000" fo:border-bottom="0.4mm solid #000000"/>
    </style:style>
    <style:style style:name="Table-11-7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11-7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11-7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4mm solid #000000"/>
    </style:style>
    <style:style style:name="Table-11-7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11-7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11-7-10" style:family="table-cell">
      <style:table-cell-properties fo:padding-left="1.8mm" fo:padding-right="1.8mm" fo:padding-top="0.5mm" fo:padding-bottom="0.5mm" fo:border-left="0.7mm solid #ff0000" fo:border-right="0.4mm solid #000000" fo:border-top="0.12mm solid #000000" fo:border-bottom="0.4mm solid #000000"/>
    </style:style>
    <style:style style:name="Table-11-8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12-1-1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3-1-1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7mm solid #ff0000"/>
    </style:style>
    <style:style style:name="Table-14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14-2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/>
    </style:style>
    <style:style style:name="Table-14-2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ffffe5"/>
    </style:style>
    <style:style style:name="Table-14-2-3" style:family="table-cell">
      <style:table-cell-properties fo:padding-left="1.8mm" fo:padding-right="1.8mm" fo:padding-top="0.5mm" fo:padding-bottom="0.5mm" fo:border-left="0.12mm solid #000000" fo:border-right="0.1mm solid #000000" fo:border-top="0.4mm solid #000000" fo:border-bottom="0.12mm solid #000000" fo:background-color="#ffe5e5"/>
    </style:style>
    <style:style style:name="Table-14-2-4" style:family="table-cell">
      <style:table-cell-properties fo:padding-left="1.8mm" fo:padding-right="1.8mm" fo:padding-top="0.5mm" fo:padding-bottom="0.5mm" fo:border-left="0.1mm solid #000000" fo:border-right="0.12mm solid #000000" fo:border-top="0.4mm solid #000000" fo:border-bottom="0.12mm solid #000000" fo:background-color="#e7f7e7"/>
    </style:style>
    <style:style style:name="Table-14-2-5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0d0ef"/>
    </style:style>
    <style:style style:name="Table-14-2-6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bd0f2"/>
    </style:style>
    <style:style style:name="Table-14-3-1" style:family="table-cell">
      <style:table-cell-properties fo:padding-left="1.8mm" fo:padding-right="1.8mm" fo:padding-top="0.5mm" fo:padding-bottom="0.5mm" fo:border-left="0.2mm solid #000000" fo:border-right="0.2mm solid #000000" fo:border-top="0.2mm solid #000000" fo:border-bottom="0.12mm solid #000000" fo:background-color="#ffffe5"/>
    </style:style>
    <style:style style:name="Table-14-3-2" style:family="table-cell">
      <style:table-cell-properties fo:padding-left="1.8mm" fo:padding-right="1.8mm" fo:padding-top="0.5mm" fo:padding-bottom="0.5mm" fo:border-left="0.2mm solid #000000" fo:border-right="0.12mm solid #000000" fo:border-top="0.12mm solid #000000" fo:border-bottom="0.7mm solid #0000ff" fo:background-color="#ffffe5"/>
    </style:style>
    <style:style style:name="Table-14-3-3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 fo:background-color="#ffe5e5"/>
    </style:style>
    <style:style style:name="Table-14-3-4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ffe5e5"/>
    </style:style>
    <style:style style:name="Table-14-3-5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 fo:background-color="#e7f7e7"/>
    </style:style>
    <style:style style:name="Table-14-3-6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e7f7e7"/>
    </style:style>
    <style:style style:name="Table-14-4-1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ffe5e5"/>
    </style:style>
    <style:style style:name="Table-14-4-2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ffe5e5"/>
    </style:style>
    <style:style style:name="Table-14-4-3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e7f7e7"/>
    </style:style>
    <style:style style:name="Table-14-4-4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e7f7e7"/>
    </style:style>
    <style:style style:name="Table-14-5-1" style:family="table-cell">
      <style:table-cell-properties fo:padding-left="1.8mm" fo:padding-right="1.8mm" fo:padding-top="0.5mm" fo:padding-bottom="0.5mm" fo:border-left="0.4mm solid #000000" fo:border-right="0.2mm solid #000000" fo:border-top="0.12mm solid #000000" fo:border-bottom="0.12mm solid #000000"/>
    </style:style>
    <style:style style:name="Table-14-5-2" style:family="table-cell">
      <style:table-cell-properties fo:padding-left="1.8mm" fo:padding-right="1.8mm" fo:padding-top="0.5mm" fo:padding-bottom="0.5mm" fo:border-left="0.2mm solid #000000" fo:border-right="0.7mm solid #0000ff" fo:border-top="0.12mm solid #000000" fo:border-bottom="0.7mm solid #0000ff"/>
    </style:style>
    <style:style style:name="Table-14-5-3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4-5-4" style:family="table-cell">
      <style:table-cell-properties fo:padding-left="1.8mm" fo:padding-right="1.8mm" fo:padding-top="0.5mm" fo:padding-bottom="0.5mm" fo:border-left="0.7mm solid #0000ff" fo:border-right="0.7mm solid #ff0000" fo:border-top="0.12mm solid #000000" fo:border-bottom="0.12mm solid #000000"/>
    </style:style>
    <style:style style:name="Table-14-5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4-5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4-5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14-5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4-5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4-5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4-5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14-6-1" style:family="table-cell">
      <style:table-cell-properties fo:padding-left="1.8mm" fo:padding-right="1.8mm" fo:padding-top="0.5mm" fo:padding-bottom="0.5mm" fo:border-left="0.4mm solid #000000" fo:border-right="0.7mm solid #0000ff" fo:border-top="0.12mm solid #000000" fo:border-bottom="0.12mm solid #000000"/>
    </style:style>
    <style:style style:name="Table-14-6-2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4-6-3" style:family="table-cell">
      <style:table-cell-properties fo:padding-left="1.8mm" fo:padding-right="1.8mm" fo:padding-top="0.5mm" fo:padding-bottom="0.5mm" fo:border-left="0.7mm solid #0000ff" fo:border-right="0.12mm solid #000000" fo:border-top="0.7mm solid #0000ff" fo:border-bottom="0.7mm solid #0000ff"/>
    </style:style>
    <style:style style:name="Table-14-6-4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/>
    </style:style>
    <style:style style:name="Table-14-6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4-6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4-6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14-6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4-6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4-6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4-6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14-7-1" style:family="table-cell">
      <style:table-cell-properties fo:padding-left="1.8mm" fo:padding-right="1.8mm" fo:padding-top="0.5mm" fo:padding-bottom="0.5mm" fo:border-left="0.4mm solid #000000" fo:border-right="0.2mm solid #000000" fo:border-top="0.12mm solid #000000" fo:border-bottom="0.4mm solid #000000"/>
    </style:style>
    <style:style style:name="Table-14-7-2" style:family="table-cell">
      <style:table-cell-properties fo:padding-left="1.8mm" fo:padding-right="1.8mm" fo:padding-top="0.5mm" fo:padding-bottom="0.5mm" fo:border-left="0.2mm solid #000000" fo:border-right="0.7mm solid #0000ff" fo:border-top="0.7mm solid #0000ff" fo:border-bottom="0.2mm solid #000000"/>
    </style:style>
    <style:style style:name="Table-14-7-3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4-7-4" style:family="table-cell">
      <style:table-cell-properties fo:padding-left="1.8mm" fo:padding-right="1.8mm" fo:padding-top="0.5mm" fo:padding-bottom="0.5mm" fo:border-left="0.7mm solid #0000ff" fo:border-right="0.7mm solid #ff0000" fo:border-top="0.12mm solid #000000" fo:border-bottom="0.4mm solid #000000"/>
    </style:style>
    <style:style style:name="Table-14-7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14-7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14-7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4mm solid #000000"/>
    </style:style>
    <style:style style:name="Table-14-7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14-7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14-7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4mm solid #000000"/>
    </style:style>
    <style:style style:name="Table-14-7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4mm solid #000000"/>
    </style:style>
    <style:style style:name="Table-14-8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15-1-1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6-1-1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7mm solid #ff0000"/>
    </style:style>
    <style:style style:name="Table-17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17-2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/>
    </style:style>
    <style:style style:name="Table-17-2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ffffe5"/>
    </style:style>
    <style:style style:name="Table-17-2-3" style:family="table-cell">
      <style:table-cell-properties fo:padding-left="1.8mm" fo:padding-right="1.8mm" fo:padding-top="0.5mm" fo:padding-bottom="0.5mm" fo:border-left="0.12mm solid #000000" fo:border-right="0.1mm solid #000000" fo:border-top="0.4mm solid #000000" fo:border-bottom="0.12mm solid #000000" fo:background-color="#ffe5e5"/>
    </style:style>
    <style:style style:name="Table-17-2-4" style:family="table-cell">
      <style:table-cell-properties fo:padding-left="1.8mm" fo:padding-right="1.8mm" fo:padding-top="0.5mm" fo:padding-bottom="0.5mm" fo:border-left="0.1mm solid #000000" fo:border-right="0.12mm solid #000000" fo:border-top="0.4mm solid #000000" fo:border-bottom="0.12mm solid #000000" fo:background-color="#e7f7e7"/>
    </style:style>
    <style:style style:name="Table-17-2-5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bd0f2"/>
    </style:style>
    <style:style style:name="Table-17-3-1" style:family="table-cell">
      <style:table-cell-properties fo:padding-left="1.8mm" fo:padding-right="1.8mm" fo:padding-top="0.5mm" fo:padding-bottom="0.5mm" fo:border-left="0.2mm solid #000000" fo:border-right="0.2mm solid #000000" fo:border-top="0.2mm solid #000000" fo:border-bottom="0.7mm solid #0000ff" fo:background-color="#ffffe5"/>
    </style:style>
    <style:style style:name="Table-17-3-2" style:family="table-cell">
      <style:table-cell-properties fo:padding-left="1.8mm" fo:padding-right="1.8mm" fo:padding-top="0.5mm" fo:padding-bottom="0.5mm" fo:border-left="0.2mm solid #000000" fo:border-right="0.12mm solid #000000" fo:border-top="0.12mm solid #000000" fo:border-bottom="0.7mm solid #0000ff" fo:background-color="#ffffe5"/>
    </style:style>
    <style:style style:name="Table-17-3-3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 fo:background-color="#ffe5e5"/>
    </style:style>
    <style:style style:name="Table-17-3-4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ffe5e5"/>
    </style:style>
    <style:style style:name="Table-17-3-5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 fo:background-color="#e7f7e7"/>
    </style:style>
    <style:style style:name="Table-17-3-6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e7f7e7"/>
    </style:style>
    <style:style style:name="Table-17-4-1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ffe5e5"/>
    </style:style>
    <style:style style:name="Table-17-4-2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ffe5e5"/>
    </style:style>
    <style:style style:name="Table-17-4-3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e7f7e7"/>
    </style:style>
    <style:style style:name="Table-17-4-4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e7f7e7"/>
    </style:style>
    <style:style style:name="Table-17-5-1" style:family="table-cell">
      <style:table-cell-properties fo:padding-left="1.8mm" fo:padding-right="1.8mm" fo:padding-top="0.5mm" fo:padding-bottom="0.5mm" fo:border-left="0.4mm solid #000000" fo:border-right="0.7mm solid #0000ff" fo:border-top="0.12mm solid #000000" fo:border-bottom="0.1mm solid #000000"/>
    </style:style>
    <style:style style:name="Table-17-5-2" style:family="table-cell">
      <style:table-cell-properties fo:padding-left="1.8mm" fo:padding-right="1.8mm" fo:padding-top="0.5mm" fo:padding-bottom="0.5mm" fo:border-left="0.7mm solid #0000ff" fo:border-right="0.1mm solid #000000" fo:border-top="0.7mm solid #0000ff" fo:border-bottom="0.1mm solid #000000" fo:background-color="#e2f4fd"/>
    </style:style>
    <style:style style:name="Table-17-5-3" style:family="table-cell">
      <style:table-cell-properties fo:padding-left="1.8mm" fo:padding-right="1.8mm" fo:padding-top="0.5mm" fo:padding-bottom="0.5mm" fo:border-left="0.1mm solid #000000" fo:border-right="0.7mm solid #0000ff" fo:border-top="0.7mm solid #0000ff" fo:border-bottom="0.7mm solid #0000ff" fo:background-color="#e2f4fd"/>
    </style:style>
    <style:style style:name="Table-17-5-4" style:family="table-cell">
      <style:table-cell-properties fo:padding-left="1.8mm" fo:padding-right="1.8mm" fo:padding-top="0.5mm" fo:padding-bottom="0.5mm" fo:border-left="0.7mm solid #0000ff" fo:border-right="0.7mm solid #ff0000" fo:border-top="0.12mm solid #000000" fo:border-bottom="0.1mm solid #000000"/>
    </style:style>
    <style:style style:name="Table-17-5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7-5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7-5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17-5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7-5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7-5-10" style:family="table-cell">
      <style:table-cell-properties fo:padding-left="1.8mm" fo:padding-right="1.8mm" fo:padding-top="0.5mm" fo:padding-bottom="0.5mm" fo:border-left="0.7mm solid #ff0000" fo:border-right="0.4mm solid #000000" fo:border-top="0.12mm solid #000000" fo:border-bottom="0.12mm solid #000000"/>
    </style:style>
    <style:style style:name="Table-17-6-1" style:family="table-cell">
      <style:table-cell-properties fo:padding-left="1.8mm" fo:padding-right="1.8mm" fo:padding-top="0.5mm" fo:padding-bottom="0.5mm" fo:border-left="0.4mm solid #000000" fo:border-right="0.7mm solid #0000ff" fo:border-top="0.1mm solid #000000" fo:border-bottom="0.1mm solid #000000"/>
    </style:style>
    <style:style style:name="Table-17-6-2" style:family="table-cell">
      <style:table-cell-properties fo:padding-left="1.8mm" fo:padding-right="1.8mm" fo:padding-top="0.5mm" fo:padding-bottom="0.5mm" fo:border-left="0.7mm solid #0000ff" fo:border-right="0.7mm solid #0000ff" fo:border-top="0.1mm solid #000000" fo:border-bottom="0.1mm solid #000000" fo:background-color="#e2f4fd"/>
    </style:style>
    <style:style style:name="Table-17-6-3" style:family="table-cell">
      <style:table-cell-properties fo:padding-left="1.8mm" fo:padding-right="1.8mm" fo:padding-top="0.5mm" fo:padding-bottom="0.5mm" fo:border-left="0.7mm solid #0000ff" fo:border-right="0.1mm solid #000000" fo:border-top="0.7mm solid #0000ff" fo:border-bottom="0.7mm solid #0000ff"/>
    </style:style>
    <style:style style:name="Table-17-6-4" style:family="table-cell">
      <style:table-cell-properties fo:padding-left="1.8mm" fo:padding-right="1.8mm" fo:padding-top="0.5mm" fo:padding-bottom="0.5mm" fo:border-left="0.1mm solid #000000" fo:border-right="0.7mm solid #ff0000" fo:border-top="0.1mm solid #000000" fo:border-bottom="0.1mm solid #000000"/>
    </style:style>
    <style:style style:name="Table-17-6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7-6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7-6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17-6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17-6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17-6-10" style:family="table-cell">
      <style:table-cell-properties fo:padding-left="1.8mm" fo:padding-right="1.8mm" fo:padding-top="0.5mm" fo:padding-bottom="0.5mm" fo:border-left="0.7mm solid #ff0000" fo:border-right="0.4mm solid #000000" fo:border-top="0.12mm solid #000000" fo:border-bottom="0.12mm solid #000000"/>
    </style:style>
    <style:style style:name="Table-17-7-1" style:family="table-cell">
      <style:table-cell-properties fo:padding-left="1.8mm" fo:padding-right="1.8mm" fo:padding-top="0.5mm" fo:padding-bottom="0.5mm" fo:border-left="0.4mm solid #000000" fo:border-right="0.7mm solid #0000ff" fo:border-top="0.1mm solid #000000" fo:border-bottom="0.4mm solid #000000"/>
    </style:style>
    <style:style style:name="Table-17-7-2" style:family="table-cell">
      <style:table-cell-properties fo:padding-left="1.8mm" fo:padding-right="1.8mm" fo:padding-top="0.5mm" fo:padding-bottom="0.5mm" fo:border-left="0.7mm solid #0000ff" fo:border-right="0.1mm solid #000000" fo:border-top="0.1mm solid #000000" fo:border-bottom="0.7mm solid #0000ff" fo:background-color="#e2f4fd"/>
    </style:style>
    <style:style style:name="Table-17-7-3" style:family="table-cell">
      <style:table-cell-properties fo:padding-left="1.8mm" fo:padding-right="1.8mm" fo:padding-top="0.5mm" fo:padding-bottom="0.5mm" fo:border-left="0.1mm solid #000000" fo:border-right="0.7mm solid #0000ff" fo:border-top="0.7mm solid #0000ff" fo:border-bottom="0.7mm solid #0000ff" fo:background-color="#e2f4fd"/>
    </style:style>
    <style:style style:name="Table-17-7-4" style:family="table-cell">
      <style:table-cell-properties fo:padding-left="1.8mm" fo:padding-right="1.8mm" fo:padding-top="0.5mm" fo:padding-bottom="0.5mm" fo:border-left="0.7mm solid #0000ff" fo:border-right="0.7mm solid #ff0000" fo:border-top="0.1mm solid #000000" fo:border-bottom="0.4mm solid #000000"/>
    </style:style>
    <style:style style:name="Table-17-7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17-7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17-7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4mm solid #000000"/>
    </style:style>
    <style:style style:name="Table-17-7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17-7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17-7-10" style:family="table-cell">
      <style:table-cell-properties fo:padding-left="1.8mm" fo:padding-right="1.8mm" fo:padding-top="0.5mm" fo:padding-bottom="0.5mm" fo:border-left="0.7mm solid #ff0000" fo:border-right="0.4mm solid #000000" fo:border-top="0.12mm solid #000000" fo:border-bottom="0.4mm solid #000000"/>
    </style:style>
    <style:style style:name="Table-17-8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18-1-1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19-1-1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7mm solid #ff0000"/>
    </style:style>
    <style:style style:name="Table-20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0-2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/>
    </style:style>
    <style:style style:name="Table-20-2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ffffe5"/>
    </style:style>
    <style:style style:name="Table-20-2-3" style:family="table-cell">
      <style:table-cell-properties fo:padding-left="1.8mm" fo:padding-right="1.8mm" fo:padding-top="0.5mm" fo:padding-bottom="0.5mm" fo:border-left="0.12mm solid #000000" fo:border-right="0.1mm solid #000000" fo:border-top="0.4mm solid #000000" fo:border-bottom="0.12mm solid #000000" fo:background-color="#ffe5e5"/>
    </style:style>
    <style:style style:name="Table-20-2-4" style:family="table-cell">
      <style:table-cell-properties fo:padding-left="1.8mm" fo:padding-right="1.8mm" fo:padding-top="0.5mm" fo:padding-bottom="0.5mm" fo:border-left="0.1mm solid #000000" fo:border-right="0.12mm solid #000000" fo:border-top="0.4mm solid #000000" fo:border-bottom="0.12mm solid #000000" fo:background-color="#e7f7e7"/>
    </style:style>
    <style:style style:name="Table-20-2-5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0d0ef"/>
    </style:style>
    <style:style style:name="Table-20-2-6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bd0f2"/>
    </style:style>
    <style:style style:name="Table-20-3-1" style:family="table-cell">
      <style:table-cell-properties fo:padding-left="1.8mm" fo:padding-right="1.8mm" fo:padding-top="0.5mm" fo:padding-bottom="0.5mm" fo:border-left="0.2mm solid #000000" fo:border-right="0.2mm solid #000000" fo:border-top="0.2mm solid #000000" fo:border-bottom="0.7mm solid #0000ff" fo:background-color="#ffffe5"/>
    </style:style>
    <style:style style:name="Table-20-3-2" style:family="table-cell">
      <style:table-cell-properties fo:padding-left="1.8mm" fo:padding-right="1.8mm" fo:padding-top="0.5mm" fo:padding-bottom="0.5mm" fo:border-left="0.2mm solid #000000" fo:border-right="0.12mm solid #000000" fo:border-top="0.12mm solid #000000" fo:border-bottom="0.7mm solid #0000ff" fo:background-color="#ffffe5"/>
    </style:style>
    <style:style style:name="Table-20-3-3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 fo:background-color="#ffe5e5"/>
    </style:style>
    <style:style style:name="Table-20-3-4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ffe5e5"/>
    </style:style>
    <style:style style:name="Table-20-3-5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 fo:background-color="#e7f7e7"/>
    </style:style>
    <style:style style:name="Table-20-3-6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e7f7e7"/>
    </style:style>
    <style:style style:name="Table-20-4-1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ffe5e5"/>
    </style:style>
    <style:style style:name="Table-20-4-2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ffe5e5"/>
    </style:style>
    <style:style style:name="Table-20-4-3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e7f7e7"/>
    </style:style>
    <style:style style:name="Table-20-4-4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e7f7e7"/>
    </style:style>
    <style:style style:name="Table-20-5-1" style:family="table-cell">
      <style:table-cell-properties fo:padding-left="1.8mm" fo:padding-right="1.8mm" fo:padding-top="0.5mm" fo:padding-bottom="0.5mm" fo:border-left="0.4mm solid #000000" fo:border-right="0.7mm solid #0000ff" fo:border-top="0.12mm solid #000000" fo:border-bottom="0.1mm solid #000000"/>
    </style:style>
    <style:style style:name="Table-20-5-2" style:family="table-cell">
      <style:table-cell-properties fo:padding-left="1.8mm" fo:padding-right="1.8mm" fo:padding-top="0.5mm" fo:padding-bottom="0.5mm" fo:border-left="0.7mm solid #0000ff" fo:border-right="0.1mm solid #000000" fo:border-top="0.7mm solid #0000ff" fo:border-bottom="0.1mm solid #000000" fo:background-color="#e2f4fd"/>
    </style:style>
    <style:style style:name="Table-20-5-3" style:family="table-cell">
      <style:table-cell-properties fo:padding-left="1.8mm" fo:padding-right="1.8mm" fo:padding-top="0.5mm" fo:padding-bottom="0.5mm" fo:border-left="0.1mm solid #000000" fo:border-right="0.7mm solid #0000ff" fo:border-top="0.7mm solid #0000ff" fo:border-bottom="0.7mm solid #0000ff" fo:background-color="#e2f4fd"/>
    </style:style>
    <style:style style:name="Table-20-5-4" style:family="table-cell">
      <style:table-cell-properties fo:padding-left="1.8mm" fo:padding-right="1.8mm" fo:padding-top="0.5mm" fo:padding-bottom="0.5mm" fo:border-left="0.7mm solid #0000ff" fo:border-right="0.7mm solid #ff0000" fo:border-top="0.12mm solid #000000" fo:border-bottom="0.1mm solid #000000"/>
    </style:style>
    <style:style style:name="Table-20-5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0-5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0-5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20-5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0-5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0-5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0-5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20-6-1" style:family="table-cell">
      <style:table-cell-properties fo:padding-left="1.8mm" fo:padding-right="1.8mm" fo:padding-top="0.5mm" fo:padding-bottom="0.5mm" fo:border-left="0.4mm solid #000000" fo:border-right="0.7mm solid #0000ff" fo:border-top="0.1mm solid #000000" fo:border-bottom="0.1mm solid #000000"/>
    </style:style>
    <style:style style:name="Table-20-6-2" style:family="table-cell">
      <style:table-cell-properties fo:padding-left="1.8mm" fo:padding-right="1.8mm" fo:padding-top="0.5mm" fo:padding-bottom="0.5mm" fo:border-left="0.7mm solid #0000ff" fo:border-right="0.7mm solid #0000ff" fo:border-top="0.1mm solid #000000" fo:border-bottom="0.1mm solid #000000" fo:background-color="#e2f4fd"/>
    </style:style>
    <style:style style:name="Table-20-6-3" style:family="table-cell">
      <style:table-cell-properties fo:padding-left="1.8mm" fo:padding-right="1.8mm" fo:padding-top="0.5mm" fo:padding-bottom="0.5mm" fo:border-left="0.7mm solid #0000ff" fo:border-right="0.1mm solid #000000" fo:border-top="0.7mm solid #0000ff" fo:border-bottom="0.7mm solid #0000ff"/>
    </style:style>
    <style:style style:name="Table-20-6-4" style:family="table-cell">
      <style:table-cell-properties fo:padding-left="1.8mm" fo:padding-right="1.8mm" fo:padding-top="0.5mm" fo:padding-bottom="0.5mm" fo:border-left="0.1mm solid #000000" fo:border-right="0.7mm solid #ff0000" fo:border-top="0.1mm solid #000000" fo:border-bottom="0.1mm solid #000000"/>
    </style:style>
    <style:style style:name="Table-20-6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0-6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0-6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20-6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0-6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0-6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0-6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20-7-1" style:family="table-cell">
      <style:table-cell-properties fo:padding-left="1.8mm" fo:padding-right="1.8mm" fo:padding-top="0.5mm" fo:padding-bottom="0.5mm" fo:border-left="0.4mm solid #000000" fo:border-right="0.7mm solid #0000ff" fo:border-top="0.1mm solid #000000" fo:border-bottom="0.4mm solid #000000"/>
    </style:style>
    <style:style style:name="Table-20-7-2" style:family="table-cell">
      <style:table-cell-properties fo:padding-left="1.8mm" fo:padding-right="1.8mm" fo:padding-top="0.5mm" fo:padding-bottom="0.5mm" fo:border-left="0.7mm solid #0000ff" fo:border-right="0.1mm solid #000000" fo:border-top="0.1mm solid #000000" fo:border-bottom="0.7mm solid #0000ff" fo:background-color="#e2f4fd"/>
    </style:style>
    <style:style style:name="Table-20-7-3" style:family="table-cell">
      <style:table-cell-properties fo:padding-left="1.8mm" fo:padding-right="1.8mm" fo:padding-top="0.5mm" fo:padding-bottom="0.5mm" fo:border-left="0.1mm solid #000000" fo:border-right="0.7mm solid #0000ff" fo:border-top="0.7mm solid #0000ff" fo:border-bottom="0.7mm solid #0000ff" fo:background-color="#e2f4fd"/>
    </style:style>
    <style:style style:name="Table-20-7-4" style:family="table-cell">
      <style:table-cell-properties fo:padding-left="1.8mm" fo:padding-right="1.8mm" fo:padding-top="0.5mm" fo:padding-bottom="0.5mm" fo:border-left="0.7mm solid #0000ff" fo:border-right="0.7mm solid #ff0000" fo:border-top="0.1mm solid #000000" fo:border-bottom="0.4mm solid #000000"/>
    </style:style>
    <style:style style:name="Table-20-7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20-7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20-7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4mm solid #000000"/>
    </style:style>
    <style:style style:name="Table-20-7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20-7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20-7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4mm solid #000000"/>
    </style:style>
    <style:style style:name="Table-20-7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4mm solid #000000"/>
    </style:style>
    <style:style style:name="Table-20-8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1-1-1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22-1-1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7mm solid #ff0000"/>
    </style:style>
    <style:style style:name="Table-23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3-2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/>
    </style:style>
    <style:style style:name="Table-23-2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ffffe5"/>
    </style:style>
    <style:style style:name="Table-23-2-3" style:family="table-cell">
      <style:table-cell-properties fo:padding-left="1.8mm" fo:padding-right="1.8mm" fo:padding-top="0.5mm" fo:padding-bottom="0.5mm" fo:border-left="0.12mm solid #000000" fo:border-right="0.1mm solid #000000" fo:border-top="0.4mm solid #000000" fo:border-bottom="0.12mm solid #000000" fo:background-color="#ffe5e5"/>
    </style:style>
    <style:style style:name="Table-23-2-4" style:family="table-cell">
      <style:table-cell-properties fo:padding-left="1.8mm" fo:padding-right="1.8mm" fo:padding-top="0.5mm" fo:padding-bottom="0.5mm" fo:border-left="0.1mm solid #000000" fo:border-right="0.12mm solid #000000" fo:border-top="0.4mm solid #000000" fo:border-bottom="0.12mm solid #000000" fo:background-color="#e7f7e7"/>
    </style:style>
    <style:style style:name="Table-23-2-5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0d0ef"/>
    </style:style>
    <style:style style:name="Table-23-2-6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bd0f2"/>
    </style:style>
    <style:style style:name="Table-23-3-1" style:family="table-cell">
      <style:table-cell-properties fo:padding-left="1.8mm" fo:padding-right="1.8mm" fo:padding-top="0.5mm" fo:padding-bottom="0.5mm" fo:border-left="0.2mm solid #000000" fo:border-right="0.2mm solid #000000" fo:border-top="0.2mm solid #000000" fo:border-bottom="0.7mm solid #0000ff" fo:background-color="#ffffe5"/>
    </style:style>
    <style:style style:name="Table-23-3-2" style:family="table-cell">
      <style:table-cell-properties fo:padding-left="1.8mm" fo:padding-right="1.8mm" fo:padding-top="0.5mm" fo:padding-bottom="0.5mm" fo:border-left="0.2mm solid #000000" fo:border-right="0.12mm solid #000000" fo:border-top="0.12mm solid #000000" fo:border-bottom="0.7mm solid #0000ff" fo:background-color="#ffffe5"/>
    </style:style>
    <style:style style:name="Table-23-3-3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 fo:background-color="#ffe5e5"/>
    </style:style>
    <style:style style:name="Table-23-3-4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ffe5e5"/>
    </style:style>
    <style:style style:name="Table-23-3-5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 fo:background-color="#e7f7e7"/>
    </style:style>
    <style:style style:name="Table-23-3-6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e7f7e7"/>
    </style:style>
    <style:style style:name="Table-23-4-1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ffe5e5"/>
    </style:style>
    <style:style style:name="Table-23-4-2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ffe5e5"/>
    </style:style>
    <style:style style:name="Table-23-4-3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e7f7e7"/>
    </style:style>
    <style:style style:name="Table-23-4-4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e7f7e7"/>
    </style:style>
    <style:style style:name="Table-23-5-1" style:family="table-cell">
      <style:table-cell-properties fo:padding-left="1.8mm" fo:padding-right="1.8mm" fo:padding-top="0.5mm" fo:padding-bottom="0.5mm" fo:border-left="0.4mm solid #000000" fo:border-right="0.7mm solid #0000ff" fo:border-top="0.12mm solid #000000" fo:border-bottom="0.1mm solid #000000"/>
    </style:style>
    <style:style style:name="Table-23-5-2" style:family="table-cell">
      <style:table-cell-properties fo:padding-left="1.8mm" fo:padding-right="1.8mm" fo:padding-top="0.5mm" fo:padding-bottom="0.5mm" fo:border-left="0.7mm solid #0000ff" fo:border-right="0.1mm solid #000000" fo:border-top="0.7mm solid #0000ff" fo:border-bottom="0.1mm solid #000000" fo:background-color="#e2f4fd"/>
    </style:style>
    <style:style style:name="Table-23-5-3" style:family="table-cell">
      <style:table-cell-properties fo:padding-left="1.8mm" fo:padding-right="1.8mm" fo:padding-top="0.5mm" fo:padding-bottom="0.5mm" fo:border-left="0.1mm solid #000000" fo:border-right="0.7mm solid #0000ff" fo:border-top="0.7mm solid #0000ff" fo:border-bottom="0.7mm solid #0000ff" fo:background-color="#e2f4fd"/>
    </style:style>
    <style:style style:name="Table-23-5-4" style:family="table-cell">
      <style:table-cell-properties fo:padding-left="1.8mm" fo:padding-right="1.8mm" fo:padding-top="0.5mm" fo:padding-bottom="0.5mm" fo:border-left="0.7mm solid #0000ff" fo:border-right="0.7mm solid #ff0000" fo:border-top="0.12mm solid #000000" fo:border-bottom="0.1mm solid #000000"/>
    </style:style>
    <style:style style:name="Table-23-5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3-5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3-5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23-5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3-5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3-5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3-5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23-6-1" style:family="table-cell">
      <style:table-cell-properties fo:padding-left="1.8mm" fo:padding-right="1.8mm" fo:padding-top="0.5mm" fo:padding-bottom="0.5mm" fo:border-left="0.4mm solid #000000" fo:border-right="0.7mm solid #0000ff" fo:border-top="0.1mm solid #000000" fo:border-bottom="0.1mm solid #000000"/>
    </style:style>
    <style:style style:name="Table-23-6-2" style:family="table-cell">
      <style:table-cell-properties fo:padding-left="1.8mm" fo:padding-right="1.8mm" fo:padding-top="0.5mm" fo:padding-bottom="0.5mm" fo:border-left="0.7mm solid #0000ff" fo:border-right="0.7mm solid #0000ff" fo:border-top="0.1mm solid #000000" fo:border-bottom="0.1mm solid #000000" fo:background-color="#e2f4fd"/>
    </style:style>
    <style:style style:name="Table-23-6-3" style:family="table-cell">
      <style:table-cell-properties fo:padding-left="1.8mm" fo:padding-right="1.8mm" fo:padding-top="0.5mm" fo:padding-bottom="0.5mm" fo:border-left="0.7mm solid #0000ff" fo:border-right="0.1mm solid #000000" fo:border-top="0.7mm solid #0000ff" fo:border-bottom="0.7mm solid #0000ff"/>
    </style:style>
    <style:style style:name="Table-23-6-4" style:family="table-cell">
      <style:table-cell-properties fo:padding-left="1.8mm" fo:padding-right="1.8mm" fo:padding-top="0.5mm" fo:padding-bottom="0.5mm" fo:border-left="0.1mm solid #000000" fo:border-right="0.7mm solid #ff0000" fo:border-top="0.1mm solid #000000" fo:border-bottom="0.1mm solid #000000"/>
    </style:style>
    <style:style style:name="Table-23-6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3-6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3-6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12mm solid #000000"/>
    </style:style>
    <style:style style:name="Table-23-6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3-6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3-6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3-6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12mm solid #000000"/>
    </style:style>
    <style:style style:name="Table-23-7-1" style:family="table-cell">
      <style:table-cell-properties fo:padding-left="1.8mm" fo:padding-right="1.8mm" fo:padding-top="0.5mm" fo:padding-bottom="0.5mm" fo:border-left="0.4mm solid #000000" fo:border-right="0.7mm solid #0000ff" fo:border-top="0.1mm solid #000000" fo:border-bottom="0.4mm solid #000000"/>
    </style:style>
    <style:style style:name="Table-23-7-2" style:family="table-cell">
      <style:table-cell-properties fo:padding-left="1.8mm" fo:padding-right="1.8mm" fo:padding-top="0.5mm" fo:padding-bottom="0.5mm" fo:border-left="0.7mm solid #0000ff" fo:border-right="0.1mm solid #000000" fo:border-top="0.1mm solid #000000" fo:border-bottom="0.7mm solid #0000ff" fo:background-color="#e2f4fd"/>
    </style:style>
    <style:style style:name="Table-23-7-3" style:family="table-cell">
      <style:table-cell-properties fo:padding-left="1.8mm" fo:padding-right="1.8mm" fo:padding-top="0.5mm" fo:padding-bottom="0.5mm" fo:border-left="0.1mm solid #000000" fo:border-right="0.7mm solid #0000ff" fo:border-top="0.7mm solid #0000ff" fo:border-bottom="0.7mm solid #0000ff" fo:background-color="#e2f4fd"/>
    </style:style>
    <style:style style:name="Table-23-7-4" style:family="table-cell">
      <style:table-cell-properties fo:padding-left="1.8mm" fo:padding-right="1.8mm" fo:padding-top="0.5mm" fo:padding-bottom="0.5mm" fo:border-left="0.7mm solid #0000ff" fo:border-right="0.7mm solid #ff0000" fo:border-top="0.1mm solid #000000" fo:border-bottom="0.4mm solid #000000"/>
    </style:style>
    <style:style style:name="Table-23-7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23-7-6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23-7-7" style:family="table-cell">
      <style:table-cell-properties fo:padding-left="1.8mm" fo:padding-right="1.8mm" fo:padding-top="0.5mm" fo:padding-bottom="0.5mm" fo:border-left="0.7mm solid #ff0000" fo:border-right="0.7mm solid #ff0000" fo:border-top="0.12mm solid #000000" fo:border-bottom="0.4mm solid #000000"/>
    </style:style>
    <style:style style:name="Table-23-7-8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23-7-9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23-7-10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4mm solid #000000"/>
    </style:style>
    <style:style style:name="Table-23-7-11" style:family="table-cell">
      <style:table-cell-properties fo:padding-left="1.8mm" fo:padding-right="1.8mm" fo:padding-top="0.5mm" fo:padding-bottom="0.5mm" fo:border-left="0.1mm solid #000000" fo:border-right="0.4mm solid #000000" fo:border-top="0.12mm solid #000000" fo:border-bottom="0.4mm solid #000000"/>
    </style:style>
    <style:style style:name="Table-23-8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4-1-1" style:family="table-cell">
      <style:table-cell-properties fo:padding-left="1.8mm" fo:padding-right="1.8mm" fo:padding-top="0.5mm" fo:padding-bottom="0.5mm" fo:border-left="0.7mm solid #0000ff" fo:border-right="0.7mm solid #0000ff" fo:border-top="0.7mm solid #0000ff" fo:border-bottom="0.7mm solid #0000ff" fo:background-color="#e2f4fd"/>
    </style:style>
    <style:style style:name="Table-25-1-1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7mm solid #ff0000"/>
    </style:style>
    <style:style style:name="Table-26-1-1" style:family="table-cell">
      <style:table-cell-properties fo:padding-left="1.4mm" fo:padding-right="1.8mm" fo:padding-top="0.5mm" fo:padding-bottom="0.5mm" fo:border-left="0.12mm none #000000" fo:border-right="0.12mm none #000000" fo:border-top="0.12mm none #000000" fo:border-bottom="0.5mm none #000000"/>
    </style:style>
    <style:style style:name="Table-26-2-1" style:family="table-cell">
      <style:table-cell-properties fo:padding-left="1.8mm" fo:padding-right="1.8mm" fo:padding-top="0.5mm" fo:padding-bottom="0.5mm" fo:border-left="0.5mm none #000000" fo:border-right="0.5mm solid #000000" fo:border-top="0.5mm none #000000" fo:border-bottom="0.5mm none #000000"/>
    </style:style>
    <style:style style:name="Table-26-2-2" style:family="table-cell">
      <style:table-cell-properties fo:padding-left="1.8mm" fo:padding-right="1.8mm" fo:padding-top="0.5mm" fo:padding-bottom="0.5mm" fo:border-left="0.5mm solid #000000" fo:border-right="0.5mm solid #000000" fo:border-top="0.5mm solid #000000" fo:border-bottom="0.5mm solid #000000"/>
    </style:style>
    <style:style style:name="Table-27-1-1" style:family="table-cell">
      <style:table-cell-properties fo:padding-left="1.4mm" fo:padding-right="1.8mm" fo:padding-top="0.5mm" fo:padding-bottom="0.5mm" fo:border-left="0.12mm none #000000" fo:border-right="0.12mm none #000000" fo:border-top="0.12mm none #000000" fo:border-bottom="0.5mm solid #000000"/>
    </style:style>
    <style:style style:name="Table-27-2-1" style:family="table-cell">
      <style:table-cell-properties fo:padding-left="1.8mm" fo:padding-right="1.8mm" fo:padding-top="0.5mm" fo:padding-bottom="0.5mm" fo:border-left="0.5mm solid #000000" fo:border-right="0.12mm solid #000000" fo:border-top="0.5mm solid #000000" fo:border-bottom="0.12mm solid #000000"/>
    </style:style>
    <style:style style:name="Table-27-2-2" style:family="table-cell">
      <style:table-cell-properties fo:padding-left="1.8mm" fo:padding-right="1.8mm" fo:padding-top="0.5mm" fo:padding-bottom="0.5mm" fo:border-left="0.12mm solid #000000" fo:border-right="0.5mm double #000000" fo:border-top="0.5mm solid #000000" fo:border-bottom="0.12mm solid #000000" fo:background-color="#e2f4fd"/>
    </style:style>
    <style:style style:name="Table-27-2-3" style:family="table-cell">
      <style:table-cell-properties fo:padding-left="1.8mm" fo:padding-right="1.8mm" fo:padding-top="0.5mm" fo:padding-bottom="0.5mm" fo:border-left="0.5mm double #000000" fo:border-right="0.12mm solid #000000" fo:border-top="0.5mm solid #000000" fo:border-bottom="0.12mm solid #000000" fo:background-color="#e7f7e7"/>
    </style:style>
    <style:style style:name="Table-27-2-4" style:family="table-cell">
      <style:table-cell-properties fo:padding-left="1.8mm" fo:padding-right="1.8mm" fo:padding-top="0.5mm" fo:padding-bottom="0.5mm" fo:border-left="0.12mm solid #000000" fo:border-right="0.5mm solid #000000" fo:border-top="0.5mm solid #000000" fo:border-bottom="0.12mm solid #000000" fo:background-color="#dbd0f2"/>
    </style:style>
    <style:style style:name="Table-27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e2f4fd"/>
    </style:style>
    <style:style style:name="Table-27-3-2" style:family="table-cell">
      <style:table-cell-properties fo:padding-left="1.8mm" fo:padding-right="1.8mm" fo:padding-top="0.5mm" fo:padding-bottom="0.5mm" fo:border-left="0.12mm solid #000000" fo:border-right="0.5mm double #000000" fo:border-top="0.12mm solid #000000" fo:border-bottom="0.12mm solid #000000" fo:background-color="#e2f4fd"/>
    </style:style>
    <style:style style:name="Table-27-3-3" style:family="table-cell">
      <style:table-cell-properties fo:padding-left="1.8mm" fo:padding-right="1.8mm" fo:padding-top="0.5mm" fo:padding-bottom="0.5mm" fo:border-left="0.5mm double #000000" fo:border-right="0.12mm solid #000000" fo:border-top="0.12mm solid #000000" fo:border-bottom="0.12mm solid #000000" fo:background-color="#e7f7e7"/>
    </style:style>
    <style:style style:name="Table-27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e7f7e7"/>
    </style:style>
    <style:style style:name="Table-27-4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27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7-4-3" style:family="table-cell">
      <style:table-cell-properties fo:padding-left="1.8mm" fo:padding-right="1.8mm" fo:padding-top="0.5mm" fo:padding-bottom="0.5mm" fo:border-left="0.12mm solid #000000" fo:border-right="0.5mm double #000000" fo:border-top="0.12mm solid #000000" fo:border-bottom="0.12mm solid #000000"/>
    </style:style>
    <style:style style:name="Table-27-4-4" style:family="table-cell">
      <style:table-cell-properties fo:padding-left="1.8mm" fo:padding-right="1.8mm" fo:padding-top="0.5mm" fo:padding-bottom="0.5mm" fo:border-left="0.5mm double #000000" fo:border-right="0.12mm solid #000000" fo:border-top="0.12mm solid #000000" fo:border-bottom="0.12mm solid #000000"/>
    </style:style>
    <style:style style:name="Table-27-4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7-4-6" style:family="table-cell">
      <style:table-cell-properties fo:padding-left="1.8mm" fo:padding-right="1.8mm" fo:padding-top="0.5mm" fo:padding-bottom="0.5mm" fo:border-left="0.12mm solid #000000" fo:border-right="0.5mm solid #000000" fo:border-top="0.12mm solid #000000" fo:border-bottom="0.12mm solid #000000"/>
    </style:style>
    <style:style style:name="Table-27-5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27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7-5-3" style:family="table-cell">
      <style:table-cell-properties fo:padding-left="1.8mm" fo:padding-right="1.8mm" fo:padding-top="0.5mm" fo:padding-bottom="0.5mm" fo:border-left="0.12mm solid #000000" fo:border-right="0.5mm double #000000" fo:border-top="0.12mm solid #000000" fo:border-bottom="0.12mm solid #000000"/>
    </style:style>
    <style:style style:name="Table-27-5-4" style:family="table-cell">
      <style:table-cell-properties fo:padding-left="1.8mm" fo:padding-right="1.8mm" fo:padding-top="0.5mm" fo:padding-bottom="0.5mm" fo:border-left="0.5mm double #000000" fo:border-right="0.12mm solid #000000" fo:border-top="0.12mm solid #000000" fo:border-bottom="0.12mm solid #000000"/>
    </style:style>
    <style:style style:name="Table-27-5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7-5-6" style:family="table-cell">
      <style:table-cell-properties fo:padding-left="1.8mm" fo:padding-right="1.8mm" fo:padding-top="0.5mm" fo:padding-bottom="0.5mm" fo:border-left="0.12mm solid #000000" fo:border-right="0.5mm solid #000000" fo:border-top="0.12mm solid #000000" fo:border-bottom="0.12mm solid #000000"/>
    </style:style>
    <style:style style:name="Table-27-6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5mm solid #000000"/>
    </style:style>
    <style:style style:name="Table-27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solid #000000"/>
    </style:style>
    <style:style style:name="Table-27-6-3" style:family="table-cell">
      <style:table-cell-properties fo:padding-left="1.8mm" fo:padding-right="1.8mm" fo:padding-top="0.5mm" fo:padding-bottom="0.5mm" fo:border-left="0.12mm solid #000000" fo:border-right="0.5mm double #000000" fo:border-top="0.12mm solid #000000" fo:border-bottom="0.5mm solid #000000"/>
    </style:style>
    <style:style style:name="Table-27-6-4" style:family="table-cell">
      <style:table-cell-properties fo:padding-left="1.8mm" fo:padding-right="1.8mm" fo:padding-top="0.5mm" fo:padding-bottom="0.5mm" fo:border-left="0.5mm double #000000" fo:border-right="0.12mm solid #000000" fo:border-top="0.12mm solid #000000" fo:border-bottom="0.5mm solid #000000"/>
    </style:style>
    <style:style style:name="Table-27-6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solid #000000"/>
    </style:style>
    <style:style style:name="Table-27-6-6" style:family="table-cell">
      <style:table-cell-properties fo:padding-left="1.8mm" fo:padding-right="1.8mm" fo:padding-top="0.5mm" fo:padding-bottom="0.5mm" fo:border-left="0.12mm solid #000000" fo:border-right="0.5mm solid #000000" fo:border-top="0.12mm solid #000000" fo:border-bottom="0.5mm solid #000000"/>
    </style:style>
    <style:style style:name="Table-28-1-1" style:family="table-cell">
      <style:table-cell-properties fo:padding-left="1.4mm" fo:padding-right="1.8mm" fo:padding-top="0.5mm" fo:padding-bottom="0.5mm" fo:border-left="0.12mm none #000000" fo:border-right="0.12mm none #000000" fo:border-top="0.12mm none #000000" fo:border-bottom="0.5mm solid #000000"/>
    </style:style>
    <style:style style:name="Table-28-2-1" style:family="table-cell">
      <style:table-cell-properties fo:padding-left="1.8mm" fo:padding-right="1.8mm" fo:padding-top="0.5mm" fo:padding-bottom="0.5mm" fo:border-left="0.5mm solid #000000" fo:border-right="0.12mm solid #000000" fo:border-top="0.5mm solid #000000" fo:border-bottom="0.12mm solid #000000"/>
    </style:style>
    <style:style style:name="Table-28-2-2" style:family="table-cell">
      <style:table-cell-properties fo:padding-left="1.8mm" fo:padding-right="1.8mm" fo:padding-top="0.5mm" fo:padding-bottom="0.5mm" fo:border-left="0.12mm solid #000000" fo:border-right="0.5mm double #000000" fo:border-top="0.5mm solid #000000" fo:border-bottom="0.12mm solid #000000" fo:background-color="#e2f4fd"/>
    </style:style>
    <style:style style:name="Table-28-2-3" style:family="table-cell">
      <style:table-cell-properties fo:padding-left="1.8mm" fo:padding-right="1.8mm" fo:padding-top="0.5mm" fo:padding-bottom="0.5mm" fo:border-left="0.5mm double #000000" fo:border-right="0.12mm solid #000000" fo:border-top="0.5mm solid #000000" fo:border-bottom="0.12mm solid #000000" fo:background-color="#e7f7e7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5mm solid #000000" fo:border-top="0.5mm solid #000000" fo:border-bottom="0.12mm solid #000000" fo:background-color="#dbd0f2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5mm double #000000" fo:border-top="0.12mm solid #000000" fo:border-bottom="0.12mm solid #000000" fo:background-color="#e2f4fd"/>
    </style:style>
    <style:style style:name="Table-28-3-2" style:family="table-cell">
      <style:table-cell-properties fo:padding-left="1.8mm" fo:padding-right="1.8mm" fo:padding-top="0.5mm" fo:padding-bottom="0.5mm" fo:border-left="0.5mm double #000000" fo:border-right="0.12mm solid #000000" fo:border-top="0.12mm solid #000000" fo:border-bottom="0.1mm solid #000000" fo:background-color="#e7f7e7"/>
    </style:style>
    <style:style style:name="Table-28-4-1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 fo:background-color="#e2f4fd"/>
    </style:style>
    <style:style style:name="Table-28-4-2" style:family="table-cell">
      <style:table-cell-properties fo:padding-left="1.8mm" fo:padding-right="1.8mm" fo:padding-top="0.5mm" fo:padding-bottom="0.5mm" fo:border-left="0.7mm solid #ff0000" fo:border-right="0.7mm solid #ff0000" fo:border-top="0.7mm solid #ff0000" fo:border-bottom="0.12mm solid #000000" fo:background-color="#e2f4fd"/>
    </style:style>
    <style:style style:name="Table-28-4-3" style:family="table-cell">
      <style:table-cell-properties fo:padding-left="1.8mm" fo:padding-right="1.8mm" fo:padding-top="0.5mm" fo:padding-bottom="0.5mm" fo:border-left="0.7mm solid #ff0000" fo:border-right="0.1mm solid #000000" fo:border-top="0.1mm solid #000000" fo:border-bottom="0.12mm solid #000000" fo:background-color="#e7f7e7"/>
    </style:style>
    <style:style style:name="Table-28-4-4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2mm solid #000000" fo:background-color="#e7f7e7"/>
    </style:style>
    <style:style style:name="Table-28-5-1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 fo:background-color="#e2f4fd"/>
    </style:style>
    <style:style style:name="Table-28-5-2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 fo:background-color="#e2f4fd"/>
    </style:style>
    <style:style style:name="Table-28-6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28-6-2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/>
    </style:style>
    <style:style style:name="Table-28-6-3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8-6-4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8-6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8-6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28-6-7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28-7-2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12mm solid #000000"/>
    </style:style>
    <style:style style:name="Table-28-7-3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8-7-4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12mm solid #000000"/>
    </style:style>
    <style:style style:name="Table-28-7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12mm solid #000000"/>
    </style:style>
    <style:style style:name="Table-28-7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28-7-7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12mm solid #000000"/>
    </style:style>
    <style:style style:name="Table-28-8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5mm solid #000000"/>
    </style:style>
    <style:style style:name="Table-28-8-2" style:family="table-cell">
      <style:table-cell-properties fo:padding-left="1.8mm" fo:padding-right="1.8mm" fo:padding-top="0.5mm" fo:padding-bottom="0.5mm" fo:border-left="0.12mm solid #000000" fo:border-right="0.7mm solid #ff0000" fo:border-top="0.12mm solid #000000" fo:border-bottom="0.5mm solid #000000"/>
    </style:style>
    <style:style style:name="Table-28-8-3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7mm solid #ff0000"/>
    </style:style>
    <style:style style:name="Table-28-8-4" style:family="table-cell">
      <style:table-cell-properties fo:padding-left="1.8mm" fo:padding-right="1.8mm" fo:padding-top="0.5mm" fo:padding-bottom="0.5mm" fo:border-left="0.1mm solid #000000" fo:border-right="0.7mm solid #ff0000" fo:border-top="0.12mm solid #000000" fo:border-bottom="0.7mm solid #ff0000"/>
    </style:style>
    <style:style style:name="Table-28-8-5" style:family="table-cell">
      <style:table-cell-properties fo:padding-left="1.8mm" fo:padding-right="1.8mm" fo:padding-top="0.5mm" fo:padding-bottom="0.5mm" fo:border-left="0.7mm solid #ff0000" fo:border-right="0.1mm solid #000000" fo:border-top="0.12mm solid #000000" fo:border-bottom="0.5mm solid #000000"/>
    </style:style>
    <style:style style:name="Table-28-8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/>
    </style:style>
    <style:style style:name="Table-28-8-7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5mm solid #000000"/>
    </style:style>
    <style:style style:name="Table-29-1-1" style:family="table-cell">
      <style:table-cell-properties fo:padding-left="1.4mm" fo:padding-right="1.8mm" fo:padding-top="0.5mm" fo:padding-bottom="0.5mm" fo:border-left="0.12mm none #000000" fo:border-right="0.12mm none #000000" fo:border-top="0.12mm none #000000" fo:border-bottom="0.5mm solid #000000"/>
    </style:style>
    <style:style style:name="Table-29-2-1" style:family="table-cell">
      <style:table-cell-properties fo:padding-left="1.8mm" fo:padding-right="1.8mm" fo:padding-top="0.5mm" fo:padding-bottom="0.5mm" fo:border-left="0.5mm solid #000000" fo:border-right="0.12mm solid #000000" fo:border-top="0.5mm solid #000000" fo:border-bottom="0.12mm solid #000000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mm solid #000000" fo:border-top="0.5mm solid #000000" fo:border-bottom="0.12mm solid #000000" fo:background-color="#e5e5e5"/>
    </style:style>
    <style:style style:name="Table-29-2-3" style:family="table-cell">
      <style:table-cell-properties fo:padding-left="1.8mm" fo:padding-right="1.8mm" fo:padding-top="0.5mm" fo:padding-bottom="0.5mm" fo:border-left="0.1mm solid #000000" fo:border-right="0.1mm solid #000000" fo:border-top="0.5mm solid #000000" fo:border-bottom="0.12mm solid #000000" fo:background-color="#e5e5e5"/>
    </style:style>
    <style:style style:name="Table-29-2-4" style:family="table-cell">
      <style:table-cell-properties fo:padding-left="1.8mm" fo:padding-right="1.8mm" fo:padding-top="0.5mm" fo:padding-bottom="0.5mm" fo:border-left="0.1mm solid #000000" fo:border-right="0.12mm solid #000000" fo:border-top="0.5mm solid #000000" fo:border-bottom="0.12mm solid #000000" fo:background-color="#e5e5e5"/>
    </style:style>
    <style:style style:name="Table-29-2-5" style:family="table-cell">
      <style:table-cell-properties fo:padding-left="1.8mm" fo:padding-right="1.8mm" fo:padding-top="0.5mm" fo:padding-bottom="0.5mm" fo:border-left="0.12mm solid #000000" fo:border-right="0.12mm solid #000000" fo:border-top="0.5mm solid #000000" fo:border-bottom="0.12mm solid #000000" fo:background-color="#dbd0f2"/>
    </style:style>
    <style:style style:name="Table-29-2-6" style:family="table-cell">
      <style:table-cell-properties fo:padding-left="1.8mm" fo:padding-right="1.8mm" fo:padding-top="0.5mm" fo:padding-bottom="0.5mm" fo:border-left="0.12mm solid #000000" fo:border-right="0.5mm solid #000000" fo:border-top="0.5mm solid #000000" fo:border-bottom="0.12mm solid #000000" fo:background-color="#dbd0f2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5e5e5"/>
    </style:style>
    <style:style style:name="Table-29-3-2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29-3-3" style:family="table-cell">
      <style:table-cell-properties fo:padding-left="1.8mm" fo:padding-right="1.8mm" fo:padding-top="0.5mm" fo:padding-bottom="0.5mm" fo:border-left="0.1mm solid #000000" fo:border-right="0.12mm solid #000000" fo:border-top="0.12mm solid #000000" fo:border-bottom="0.1mm solid #000000" fo:background-color="#e5e5e5"/>
    </style:style>
    <style:style style:name="Table-29-4-1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5e5e5"/>
    </style:style>
    <style:style style:name="Table-29-4-2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29-4-3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29-4-4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29-4-5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2mm solid #000000" fo:background-color="#e5e5e5"/>
    </style:style>
    <style:style style:name="Table-29-4-6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2mm solid #000000" fo:background-color="#e5e5e5"/>
    </style:style>
    <style:style style:name="Table-29-4-7" style:family="table-cell">
      <style:table-cell-properties fo:padding-left="1.8mm" fo:padding-right="1.8mm" fo:padding-top="0.5mm" fo:padding-bottom="0.5mm" fo:border-left="0.1mm solid #000000" fo:border-right="0.12mm solid #000000" fo:border-top="0.1mm solid #000000" fo:border-bottom="0.12mm solid #000000" fo:background-color="#e5e5e5"/>
    </style:style>
    <style:style style:name="Table-29-5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29-5-2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7f7e7"/>
    </style:style>
    <style:style style:name="Table-29-5-3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29-5-4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ffe5e5"/>
    </style:style>
    <style:style style:name="Table-29-5-5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29-5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29-5-7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ffe5e5"/>
    </style:style>
    <style:style style:name="Table-29-5-8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29-5-9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29-5-10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12mm solid #000000"/>
    </style:style>
    <style:style style:name="Table-29-6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29-6-2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/>
    </style:style>
    <style:style style:name="Table-29-6-3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7f7e7"/>
    </style:style>
    <style:style style:name="Table-29-6-4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ffffcb"/>
    </style:style>
    <style:style style:name="Table-29-6-5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29-6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29-6-7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ffe5e5"/>
    </style:style>
    <style:style style:name="Table-29-6-8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29-6-9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29-6-10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12mm solid #000000"/>
    </style:style>
    <style:style style:name="Table-29-7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29-7-2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7f7e7"/>
    </style:style>
    <style:style style:name="Table-29-7-3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/>
    </style:style>
    <style:style style:name="Table-29-7-4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 fo:background-color="#ffe5e5"/>
    </style:style>
    <style:style style:name="Table-29-7-5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 fo:background-color="#e2f4fd"/>
    </style:style>
    <style:style style:name="Table-29-7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/>
    </style:style>
    <style:style style:name="Table-29-7-7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 fo:background-color="#ffe5e5"/>
    </style:style>
    <style:style style:name="Table-29-7-8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 fo:background-color="#e2f4fd"/>
    </style:style>
    <style:style style:name="Table-29-7-9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29-7-10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12mm solid #000000"/>
    </style:style>
    <style:style style:name="Table-29-8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30-1-1" style:family="table-cell">
      <style:table-cell-properties fo:padding-left="1.8mm" fo:padding-right="1.8mm" fo:padding-top="0.5mm" fo:padding-bottom="0.5mm" fo:border-left="0.12mm solid #cccccc" fo:border-right="0.12mm solid #cccccc" fo:border-top="0.12mm solid #cccccc" fo:border-bottom="0.12mm solid #cccccc" fo:background-color="#e7f7e7"/>
    </style:style>
    <style:style style:name="Table-30-1-2" style:family="table-cell">
      <style:table-cell-properties fo:padding-left="1.8mm" fo:padding-right="1.8mm" fo:padding-top="0.5mm" fo:padding-bottom="0.5mm" fo:border-left="0.12mm solid #cccccc" fo:border-right="0.1mm none #000000" fo:border-top="0.1mm none #000000" fo:border-bottom="0.1mm none #000000"/>
    </style:style>
    <style:style style:name="Table-30-2-1" style:family="table-cell">
      <style:table-cell-properties fo:padding-left="1.8mm" fo:padding-right="1.8mm" fo:padding-top="0.5mm" fo:padding-bottom="0.5mm" fo:border-left="0.12mm solid #cccccc" fo:border-right="0.12mm solid #cccccc" fo:border-top="0.12mm solid #cccccc" fo:border-bottom="0.12mm solid #cccccc" fo:background-color="#e2f4fd"/>
    </style:style>
    <style:style style:name="Table-30-2-2" style:family="table-cell">
      <style:table-cell-properties fo:padding-left="1.8mm" fo:padding-right="1.8mm" fo:padding-top="0.5mm" fo:padding-bottom="0.5mm" fo:border-left="0.12mm solid #cccccc" fo:border-right="0.1mm none #000000" fo:border-top="0.1mm none #000000" fo:border-bottom="0.1mm none #000000"/>
    </style:style>
    <style:style style:name="Table-30-3-1" style:family="table-cell">
      <style:table-cell-properties fo:padding-left="1.8mm" fo:padding-right="1.8mm" fo:padding-top="0.5mm" fo:padding-bottom="0.5mm" fo:border-left="0.12mm solid #cccccc" fo:border-right="0.12mm solid #cccccc" fo:border-top="0.12mm solid #cccccc" fo:border-bottom="0.12mm solid #cccccc" fo:background-color="#ffffcb"/>
    </style:style>
    <style:style style:name="Table-30-3-2" style:family="table-cell">
      <style:table-cell-properties fo:padding-left="1.8mm" fo:padding-right="1.8mm" fo:padding-top="0.5mm" fo:padding-bottom="0.5mm" fo:border-left="0.12mm solid #cccccc" fo:border-right="0.1mm none #000000" fo:border-top="0.1mm none #000000" fo:border-bottom="0.1mm none #000000"/>
    </style:style>
    <style:style style:name="Table-30-4-1" style:family="table-cell">
      <style:table-cell-properties fo:padding-left="1.8mm" fo:padding-right="1.8mm" fo:padding-top="0.5mm" fo:padding-bottom="0.5mm" fo:border-left="0.12mm solid #cccccc" fo:border-right="0.12mm solid #cccccc" fo:border-top="0.12mm solid #cccccc" fo:border-bottom="0.12mm solid #cccccc" fo:background-color="#ffe5e5"/>
    </style:style>
    <style:style style:name="Table-30-4-2" style:family="table-cell">
      <style:table-cell-properties fo:padding-left="1.8mm" fo:padding-right="1.8mm" fo:padding-top="0.5mm" fo:padding-bottom="0.5mm" fo:border-left="0.12mm solid #cccccc" fo:border-right="0.1mm none #000000" fo:border-top="0.1mm none #000000" fo:border-bottom="0.1mm none #000000"/>
    </style:style>
    <style:style style:name="Table-31-1-1" style:family="table-cell">
      <style:table-cell-properties fo:padding-left="1.4mm" fo:padding-right="1.8mm" fo:padding-top="0.5mm" fo:padding-bottom="0.5mm" fo:border-left="0.12mm none #000000" fo:border-right="0.12mm none #000000" fo:border-top="0.12mm none #000000" fo:border-bottom="0.5mm solid #000000"/>
    </style:style>
    <style:style style:name="Table-31-2-1" style:family="table-cell">
      <style:table-cell-properties fo:padding-left="1.8mm" fo:padding-right="1.8mm" fo:padding-top="0.5mm" fo:padding-bottom="0.5mm" fo:border-left="0.5mm solid #000000" fo:border-right="0.12mm solid #000000" fo:border-top="0.5mm solid #000000" fo:border-bottom="0.12mm solid #000000"/>
    </style:style>
    <style:style style:name="Table-31-2-2" style:family="table-cell">
      <style:table-cell-properties fo:padding-left="1.8mm" fo:padding-right="1.8mm" fo:padding-top="0.5mm" fo:padding-bottom="0.5mm" fo:border-left="0.12mm solid #000000" fo:border-right="0.1mm solid #000000" fo:border-top="0.5mm solid #000000" fo:border-bottom="0.12mm solid #000000" fo:background-color="#e5e5e5"/>
    </style:style>
    <style:style style:name="Table-31-2-3" style:family="table-cell">
      <style:table-cell-properties fo:padding-left="1.8mm" fo:padding-right="1.8mm" fo:padding-top="0.5mm" fo:padding-bottom="0.5mm" fo:border-left="0.1mm solid #000000" fo:border-right="0.1mm solid #000000" fo:border-top="0.5mm solid #000000" fo:border-bottom="0.12mm solid #000000" fo:background-color="#e5e5e5"/>
    </style:style>
    <style:style style:name="Table-31-2-4" style:family="table-cell">
      <style:table-cell-properties fo:padding-left="1.8mm" fo:padding-right="1.8mm" fo:padding-top="0.5mm" fo:padding-bottom="0.5mm" fo:border-left="0.1mm solid #000000" fo:border-right="0.12mm solid #000000" fo:border-top="0.5mm solid #000000" fo:border-bottom="0.12mm solid #000000" fo:background-color="#e5e5e5"/>
    </style:style>
    <style:style style:name="Table-31-2-5" style:family="table-cell">
      <style:table-cell-properties fo:padding-left="1.8mm" fo:padding-right="1.8mm" fo:padding-top="0.5mm" fo:padding-bottom="0.5mm" fo:border-left="0.12mm solid #000000" fo:border-right="0.5mm solid #000000" fo:border-top="0.5mm solid #000000" fo:border-bottom="0.12mm solid #000000" fo:background-color="#dbd0f2"/>
    </style:style>
    <style:style style:name="Table-31-3-1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5e5e5"/>
    </style:style>
    <style:style style:name="Table-31-3-2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31-3-3" style:family="table-cell">
      <style:table-cell-properties fo:padding-left="1.8mm" fo:padding-right="1.8mm" fo:padding-top="0.5mm" fo:padding-bottom="0.5mm" fo:border-left="0.1mm solid #000000" fo:border-right="0.12mm solid #000000" fo:border-top="0.12mm solid #000000" fo:border-bottom="0.1mm solid #000000" fo:background-color="#e5e5e5"/>
    </style:style>
    <style:style style:name="Table-31-4-1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5e5e5"/>
    </style:style>
    <style:style style:name="Table-31-4-2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31-4-3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31-4-4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31-4-5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2mm solid #000000" fo:background-color="#e5e5e5"/>
    </style:style>
    <style:style style:name="Table-31-4-6" style:family="table-cell">
      <style:table-cell-properties fo:padding-left="1.8mm" fo:padding-right="1.8mm" fo:padding-top="0.5mm" fo:padding-bottom="0.5mm" fo:border-left="0.1mm solid #000000" fo:border-right="0.12mm solid #000000" fo:border-top="0.1mm solid #000000" fo:border-bottom="0.12mm solid #000000" fo:background-color="#e5e5e5"/>
    </style:style>
    <style:style style:name="Table-31-5-1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5e5e5"/>
    </style:style>
    <style:style style:name="Table-31-5-2" style:family="table-cell">
      <style:table-cell-properties fo:padding-left="1.8mm" fo:padding-right="1.8mm" fo:padding-top="0.5mm" fo:padding-bottom="0.5mm" fo:border-left="0.1mm solid #000000" fo:border-right="0.12mm solid #000000" fo:border-top="0.12mm solid #000000" fo:border-bottom="0.12mm solid #000000" fo:background-color="#e5e5e5"/>
    </style:style>
    <style:style style:name="Table-31-6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31-6-2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7f7e7"/>
    </style:style>
    <style:style style:name="Table-31-6-3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31-6-4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ffe5e5"/>
    </style:style>
    <style:style style:name="Table-31-6-5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31-6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31-6-7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31-6-8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31-6-9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12mm solid #000000"/>
    </style:style>
    <style:style style:name="Table-31-7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31-7-2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7f7e7"/>
    </style:style>
    <style:style style:name="Table-31-7-3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31-7-4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ffe5e5"/>
    </style:style>
    <style:style style:name="Table-31-7-5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31-7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/>
    </style:style>
    <style:style style:name="Table-31-7-7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31-7-8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12mm solid #000000" fo:background-color="#e2f4fd"/>
    </style:style>
    <style:style style:name="Table-31-7-9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12mm solid #000000"/>
    </style:style>
    <style:style style:name="Table-31-8-1" style:family="table-cell">
      <style:table-cell-properties fo:padding-left="1.8mm" fo:padding-right="1.8mm" fo:padding-top="0.5mm" fo:padding-bottom="0.5mm" fo:border-left="0.5mm solid #000000" fo:border-right="0.12mm solid #000000" fo:border-top="0.12mm solid #000000" fo:border-bottom="0.12mm solid #000000"/>
    </style:style>
    <style:style style:name="Table-31-8-2" style:family="table-cell">
      <style:table-cell-properties fo:padding-left="1.8mm" fo:padding-right="1.8mm" fo:padding-top="0.5mm" fo:padding-bottom="0.5mm" fo:border-left="0.12mm solid #000000" fo:border-right="0.1mm solid #000000" fo:border-top="0.12mm solid #000000" fo:border-bottom="0.12mm solid #000000" fo:background-color="#e7f7e7"/>
    </style:style>
    <style:style style:name="Table-31-8-3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/>
    </style:style>
    <style:style style:name="Table-31-8-4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 fo:background-color="#ffe5e5"/>
    </style:style>
    <style:style style:name="Table-31-8-5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 fo:background-color="#e2f4fd"/>
    </style:style>
    <style:style style:name="Table-31-8-6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/>
    </style:style>
    <style:style style:name="Table-31-8-7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 fo:background-color="#e2f4fd"/>
    </style:style>
    <style:style style:name="Table-31-8-8" style:family="table-cell">
      <style:table-cell-properties fo:padding-left="1.8mm" fo:padding-right="1.8mm" fo:padding-top="0.5mm" fo:padding-bottom="0.5mm" fo:border-left="0.1mm solid #000000" fo:border-right="0.1mm solid #000000" fo:border-top="0.12mm solid #000000" fo:border-bottom="0.5mm solid #000000" fo:background-color="#e2f4fd"/>
    </style:style>
    <style:style style:name="Table-31-8-9" style:family="table-cell">
      <style:table-cell-properties fo:padding-left="1.8mm" fo:padding-right="1.8mm" fo:padding-top="0.5mm" fo:padding-bottom="0.5mm" fo:border-left="0.1mm solid #000000" fo:border-right="0.5mm solid #000000" fo:border-top="0.12mm solid #000000" fo:border-bottom="0.12mm solid #000000"/>
    </style:style>
    <style:style style:name="Table-31-9-1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32-1-1" style:family="table-cell">
      <style:table-cell-properties fo:padding-left="1.8mm" fo:padding-right="1.8mm" fo:padding-top="0.5mm" fo:padding-bottom="0.5mm" fo:border-left="0.12mm solid #cccccc" fo:border-right="0.12mm solid #cccccc" fo:border-top="0.12mm solid #cccccc" fo:border-bottom="0.12mm solid #cccccc" fo:background-color="#e7f7e7"/>
    </style:style>
    <style:style style:name="Table-32-1-2" style:family="table-cell">
      <style:table-cell-properties fo:padding-left="1.8mm" fo:padding-right="1.8mm" fo:padding-top="0.5mm" fo:padding-bottom="0.5mm" fo:border-left="0.12mm solid #cccccc" fo:border-right="0.1mm none #000000" fo:border-top="0.1mm none #000000" fo:border-bottom="0.1mm none #000000"/>
    </style:style>
    <style:style style:name="Table-32-2-1" style:family="table-cell">
      <style:table-cell-properties fo:padding-left="1.8mm" fo:padding-right="1.8mm" fo:padding-top="0.5mm" fo:padding-bottom="0.5mm" fo:border-left="0.12mm solid #cccccc" fo:border-right="0.12mm solid #cccccc" fo:border-top="0.12mm solid #cccccc" fo:border-bottom="0.12mm solid #cccccc" fo:background-color="#e2f4fd"/>
    </style:style>
    <style:style style:name="Table-32-2-2" style:family="table-cell">
      <style:table-cell-properties fo:padding-left="1.8mm" fo:padding-right="1.8mm" fo:padding-top="0.5mm" fo:padding-bottom="0.5mm" fo:border-left="0.12mm solid #cccccc" fo:border-right="0.1mm none #000000" fo:border-top="0.1mm none #000000" fo:border-bottom="0.1mm none #000000"/>
    </style:style>
    <style:style style:name="Table-32-3-1" style:family="table-cell">
      <style:table-cell-properties fo:padding-left="1.8mm" fo:padding-right="1.8mm" fo:padding-top="0.5mm" fo:padding-bottom="0.5mm" fo:border-left="0.12mm solid #cccccc" fo:border-right="0.12mm solid #cccccc" fo:border-top="0.12mm solid #cccccc" fo:border-bottom="0.12mm solid #cccccc" fo:background-color="#ffffcb"/>
    </style:style>
    <style:style style:name="Table-32-3-2" style:family="table-cell">
      <style:table-cell-properties fo:padding-left="1.8mm" fo:padding-right="1.8mm" fo:padding-top="0.5mm" fo:padding-bottom="0.5mm" fo:border-left="0.12mm solid #cccccc" fo:border-right="0.1mm none #000000" fo:border-top="0.1mm none #000000" fo:border-bottom="0.1mm none #000000"/>
    </style:style>
    <style:style style:name="Table-32-4-1" style:family="table-cell">
      <style:table-cell-properties fo:padding-left="1.8mm" fo:padding-right="1.8mm" fo:padding-top="0.5mm" fo:padding-bottom="0.5mm" fo:border-left="0.12mm solid #cccccc" fo:border-right="0.12mm solid #cccccc" fo:border-top="0.12mm solid #cccccc" fo:border-bottom="0.12mm solid #cccccc" fo:background-color="#ffe5e5"/>
    </style:style>
    <style:style style:name="Table-32-4-2" style:family="table-cell">
      <style:table-cell-properties fo:padding-left="1.8mm" fo:padding-right="1.8mm" fo:padding-top="0.5mm" fo:padding-bottom="0.5mm" fo:border-left="0.12mm solid #cccccc" fo:border-right="0.1mm none #000000" fo:border-top="0.1mm none #000000" fo:border-bottom="0.1mm none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1"/>
        <table:table-row>
          <table:table-cell table:style-name="Table-1-1-1" table:number-columns-spanned="1" table:number-rows-spanned="1">
            <text:p text:style-name="바탕글"><text:span text:style-name="p2-1-1">동해남부선 / 부산김해경전철 관련 주요 </text:span><text:span text:style-name="p2-1-2">Q&amp;A</text:span></text:p>
          </table:table-cell>
        </table:table-row>
        <table:table-row>
          <table:table-cell table:style-name="Table-1-2-1" table:number-columns-spanned="1" table:number-rows-spanned="1">
            <text:p text:style-name="Paragraph-3"/>
            <text:p text:style-name="Paragraph-4"><text:span text:style-name="p4-1-1"> Q</text:span><text:span text:style-name="p4-1-2"> </text:span><text:span text:style-name="p4-1-3">:</text:span><text:span text:style-name="p4-1-4"> </text:span><text:span text:style-name="p4-1-5">동해선 환승 시 비용은?</text:span></text:p>
            <text:p text:style-name="Paragraph-5"><text:span text:style-name="p5-1-1"> </text:span><text:span text:style-name="p5-1-2">A1</text:span><text:span text:style-name="p5-1-3"> </text:span><text:span text:style-name="p5-1-4">:</text:span><text:span text:style-name="p5-1-5"> </text:span><text:span text:style-name="p5-1-6">부산구간(부전-월내 구간) 이용 시 추가 환승요금 미발생</text:span><text:span text:style-name="p5-1-7">(시내 환승운임 적용)</text:span></text:p>
            <text:p text:style-name="Paragraph-6"><text:span text:style-name="p6-1-1"> </text:span><text:span text:style-name="p6-1-2">A2</text:span><text:span text:style-name="p6-1-3"> : 울산구간(월내-태화강 구간) 이용 시 부산 도시철도 운임을 포함하여</text:span></text:p>
            <text:p text:style-name="Paragraph-7"><text:span text:style-name="p7-1-1"> </text:span><text:span text:style-name="p7-1-2">      </text:span><text:span text:style-name="p7-1-4">성인 기준 </text:span><text:span text:style-name="p7-1-5">최대 2,700원</text:span><text:span text:style-name="p7-1-6">까지 총 운임 발생 가능</text:span></text:p>
            <text:p text:style-name="Paragraph-8"/>
            <text:p text:style-name="Paragraph-9"><text:span text:style-name="p9-1-1"> Q</text:span><text:span text:style-name="p9-1-3">:</text:span><text:span text:style-name="p9-1-4"> </text:span><text:span text:style-name="p9-1-5">동해선은 김해시, 양산시 교통수단과 환승 가능한가?</text:span></text:p>
            <text:p text:style-name="Paragraph-10"><text:span text:style-name="p10-1-1"> A</text:span><text:span text:style-name="p10-1-2"> </text:span><text:span text:style-name="p10-1-3">: </text:span><text:span text:style-name="p10-1-4">환승 미적용</text:span><text:span text:style-name="p10-1-5">, 부산 도시철도를 통해서도 환승 불가</text:span></text:p>
            <text:p text:style-name="Paragraph-11"/>
            <text:p text:style-name="Paragraph-12"><text:span text:style-name="p12-1-1"> Q</text:span><text:span text:style-name="p12-1-2"> </text:span><text:span text:style-name="p12-1-3">:</text:span><text:span text:style-name="p12-1-4"> 기장</text:span><text:span text:style-name="p12-1-5"> 가는 법? (동해남부선 이용 문의 시)</text:span></text:p>
            <text:p text:style-name="Paragraph-13"><text:span text:style-name="p13-1-1"> </text:span><text:span text:style-name="p13-1-2">A</text:span><text:span text:style-name="p13-1-3"> </text:span><text:span text:style-name="p13-1-4">: </text:span><text:span text:style-name="p13-1-5">거제역</text:span><text:span text:style-name="p13-1-6">(3호선)</text:span><text:span text:style-name="p13-1-7">, 교대역(1호선), 벡스코역(2호선)을 통해 환승 가능</text:span></text:p>
            <text:p text:style-name="Paragraph-14"/>
            <text:p text:style-name="Paragraph-15"><text:span text:style-name="p15-1-1"> Q</text:span><text:span text:style-name="p15-1-2"> </text:span><text:span text:style-name="p15-1-3">:</text:span><text:span text:style-name="p15-1-4"> </text:span><text:span text:style-name="p15-1-5">부산김해경전철과 환승 비용은? (</text:span><text:span text:style-name="p15-1-6">)</text:span></text:p>
            <text:p text:style-name="Paragraph-16"><text:span text:style-name="p16-1-1"> </text:span><text:span text:style-name="p16-1-2">A</text:span><text:span text:style-name="p16-1-3"> </text:span><text:span text:style-name="p16-1-4">:</text:span><text:span text:style-name="p16-1-5"> 탑승구간에 따른 추가 운임 외 </text:span><text:span text:style-name="p16-1-6">광역 환승운임 추가 발생</text:span></text:p>
            <text:p text:style-name="Paragraph-17"><text:span text:style-name="p17-1-1">      </text:span></text:p>
            <table:table table:style-name="Table-2">
              <table:table-column table:number-columns-repeated="4"/>
              <table:table-row>
                <table:table-cell table:style-name="Table-2-1-1" table:number-columns-spanned="1" table:number-rows-spanned="1">
                  <text:p text:style-name="Paragraph-18"><text:span text:style-name="p18-1-1">광역환승운임</text:span></text:p>
                </table:table-cell>
                <table:table-cell table:style-name="Table-2-1-2" table:number-columns-spanned="1" table:number-rows-spanned="1">
                  <text:p text:style-name="Paragraph-19"><text:span text:style-name="p19-1-1">어른</text:span></text:p>
                </table:table-cell>
                <table:table-cell table:style-name="Table-2-1-3" table:number-columns-spanned="1" table:number-rows-spanned="1">
                  <text:p text:style-name="Paragraph-20"><text:span text:style-name="p20-1-1">청소년</text:span></text:p>
                </table:table-cell>
                <table:table-cell table:style-name="Table-2-1-4" table:number-columns-spanned="1" table:number-rows-spanned="1">
                  <text:p text:style-name="Paragraph-21"><text:span text:style-name="p21-1-1">어린이</text:span></text:p>
                </table:table-cell>
              </table:table-row>
              <table:table-row>
                <table:table-cell table:style-name="Table-2-2-1" table:number-columns-spanned="1" table:number-rows-spanned="1">
                  <text:p text:style-name="Paragraph-22"><text:span text:style-name="p22-1-1">첫 환승시(1탑</text:span><text:span text:style-name="p22-1-3">⇨</text:span><text:span text:style-name="p22-1-5">2탑)</text:span></text:p>
                </table:table-cell>
                <table:table-cell table:style-name="Table-2-2-2" table:number-columns-spanned="1" table:number-rows-spanned="1">
                  <text:p text:style-name="Paragraph-23"><text:span text:style-name="p23-1-1">500원</text:span></text:p>
                </table:table-cell>
                <table:table-cell table:style-name="Table-2-2-3" table:number-columns-spanned="1" table:number-rows-spanned="1">
                  <text:p text:style-name="Paragraph-24"><text:span text:style-name="p24-1-1">260원</text:span></text:p>
                </table:table-cell>
                <table:table-cell table:style-name="Table-2-2-4" table:number-columns-spanned="1" table:number-rows-spanned="1">
                  <text:p text:style-name="Paragraph-25"><text:span text:style-name="p25-1-1">100원</text:span></text:p>
                </table:table-cell>
              </table:table-row>
              <table:table-row>
                <table:table-cell table:style-name="Table-2-3-1" table:number-columns-spanned="1" table:number-rows-spanned="1">
                  <text:p text:style-name="Paragraph-26"><text:span text:style-name="p26-1-1">두 번째 환승시(2탑</text:span><text:span text:style-name="p26-1-3">⇨</text:span><text:span text:style-name="p26-1-5">3탑)</text:span></text:p>
                </table:table-cell>
                <table:table-cell table:style-name="Table-2-3-2" table:number-columns-spanned="1" table:number-rows-spanned="1">
                  <text:p text:style-name="Paragraph-27"><text:span text:style-name="p27-1-1">200원</text:span></text:p>
                </table:table-cell>
                <table:table-cell table:style-name="Table-2-3-3" table:number-columns-spanned="1" table:number-rows-spanned="1">
                  <text:p text:style-name="Paragraph-28"><text:span text:style-name="p28-1-1">130원</text:span></text:p>
                </table:table-cell>
                <table:table-cell table:style-name="Table-2-3-4" table:number-columns-spanned="1" table:number-rows-spanned="1">
                  <text:p text:style-name="Paragraph-29"><text:span text:style-name="p29-1-1">50원</text:span></text:p>
                </table:table-cell>
              </table:table-row>
            </table:table>
            <text:p text:style-name="Paragraph-30"/>
            <text:p text:style-name="Paragraph-31"><text:span text:style-name="p31-1-1"> Q</text:span><text:span text:style-name="p31-1-3">:</text:span><text:span text:style-name="p31-1-4"> </text:span><text:span text:style-name="p31-1-5">김해공항 가는 법? (부산김해경전철 이용 문의 시)</text:span></text:p>
            <text:p text:style-name="Paragraph-32"><text:span text:style-name="p32-1-1"> </text:span><text:span text:style-name="p32-1-2">A</text:span><text:span text:style-name="p32-1-3"> </text:span><text:span text:style-name="p32-1-4">: </text:span><text:span text:style-name="p32-1-5">대저역(3호선)</text:span><text:span text:style-name="p32-1-6">에서 환승하여 부산김해경전철 이용 가능</text:span><text:span text:style-name="p32-1-7">(단, 광역환승운임 적용)</text:span></text:p>
            <text:p text:style-name="Paragraph-33"/>
            <text:p text:style-name="Paragraph-34"><text:span text:style-name="p34-1-1"> Q</text:span><text:span text:style-name="p34-1-2"> </text:span><text:span text:style-name="p34-1-3">:</text:span><text:span text:style-name="p34-1-4"> 부산 좌석버스 이용 후 도시철도 환승 적용이 되지 않았음, 좌석버스는 환승이 되지 않는가?</text:span></text:p>
            <text:p text:style-name="Paragraph-35"><text:span text:style-name="p35-1-1"> </text:span><text:span text:style-name="p35-1-2">A</text:span><text:span text:style-name="p35-1-3"> </text:span><text:span text:style-name="p35-1-4">: 환승 가능</text:span></text:p>
            <text:p text:style-name="Paragraph-36"><text:span text:style-name="p36-1-1">    </text:span><text:span text:style-name="p36-1-3">다만, </text:span><text:span text:style-name="p36-1-4">2000번 좌석(급행)버스</text:span><text:span text:style-name="p36-1-5">는 </text:span><text:span text:style-name="p36-1-6">환승 미적용 노선</text:span><text:span text:style-name="p36-1-7">이므로 2000번 탑승여부를 확인할 것</text:span></text:p>
          </table:table-cell>
        </table:table-row>
      </table:table>
      <table:table table:style-name="Table-3">
        <table:table-column table:number-columns-repeated="1"/>
        <table:table-row>
          <table:table-cell table:style-name="Table-3-1-1" table:number-columns-spanned="1" table:number-rows-spanned="1">
            <text:p text:style-name="바탕글"><text:span text:style-name="p37-1-1">부산, 김해, 양산 대중교통 환승체계 관련</text:span><text:span text:style-name="p37-1-2">[</text:span><text:span text:style-name="p37-1-3">부산 도시철도 이용하는 경우만 고려</text:span><text:span text:style-name="p37-1-4">]</text:span></text:p>
          </table:table-cell>
        </table:table-row>
        <table:table-row>
          <table:table-cell table:style-name="Table-3-2-1" table:number-columns-spanned="1" table:number-rows-spanned="1">
            <text:p text:style-name="Paragraph-38"/>
            <text:p text:style-name="Paragraph-39"><text:span text:style-name="p39-1-1">1. 부산지역 대중교통 환승 기본사항</text:span></text:p>
            <text:p text:style-name="Paragraph-40"><text:span text:style-name="p40-1-1">    </text:span><text:span text:style-name="p40-1-3">- 부산광역시 교통 환승체계는 </text:span><text:span text:style-name="p40-1-4">1)</text:span><text:span text:style-name="p40-1-6">시내환승</text:span><text:span text:style-name="p40-1-7">, </text:span><text:span text:style-name="p40-1-8">2)</text:span><text:span text:style-name="p40-1-10">광역환승</text:span><text:span text:style-name="p40-1-11">으로 나뉨</text:span></text:p>
            <text:p text:style-name="Paragraph-41"><text:span text:style-name="p41-1-1">    </text:span><text:span text:style-name="p41-1-3">- 운임이 </text:span><text:span text:style-name="p41-1-4">가장 비싼 교통수단의 기본운임을 기준</text:span><text:span text:style-name="p41-1-5">으로 </text:span><text:span text:style-name="p41-1-6">추가 조정운임</text:span><text:span text:style-name="p41-1-7"> 산정</text:span></text:p>
            <text:p text:style-name="Paragraph-42"><text:span text:style-name="p42-1-1">        ※ </text:span><text:span text:style-name="p42-1-2">환승은 교통카드 이용 시 가능하므로 카드이용 시 운임을 기준</text:span></text:p>
            <text:p text:style-name="Paragraph-43"><text:span text:style-name="p43-1-1">    </text:span><text:span text:style-name="p43-1-3">- </text:span><text:span text:style-name="p43-1-4">광역환승 시</text:span><text:span text:style-name="p43-1-5">  가장 비싼 교통수단의 요금과는 무관하게 </text:span><text:span text:style-name="p43-1-6">광역환승 요금</text:span><text:span text:style-name="p43-1-7">이 </text:span><text:span text:style-name="p43-1-8">추가</text:span><text:span text:style-name="p43-1-9"> 부과</text:span></text:p>
            <text:p text:style-name="Paragraph-44"><text:span text:style-name="p44-1-1">    </text:span><text:span text:style-name="p44-1-3">- 시내환승과 광역환승의 구분은 </text:span><text:span text:style-name="p44-1-4">이용하는 교통수단의 차적을 기준</text:span><text:span text:style-name="p44-1-5">으로 함</text:span></text:p>
            <text:p text:style-name="Paragraph-45"><text:span text:style-name="p45-1-1">       (주로 버스 환승 이용 관련 이슈)</text:span></text:p>
            <text:p text:style-name="Paragraph-46"><text:span text:style-name="p46-1-1">        ※ </text:span><text:span text:style-name="p46-1-2">버스의 경우 부산시 경계를 벗어나는 노선이라도 부산 버스운송조합 소속 노선이면 시내환승</text:span></text:p>
            <text:p text:style-name="Paragraph-47"><text:span text:style-name="p47-1-1">           </text:span><text:span text:style-name="p47-1-3">(버스 외관을 통해 부산 버스인지, 타 지역 버스인지 구분 가능)</text:span></text:p>
            <text:p text:style-name="Paragraph-48"><text:span text:style-name="p48-1-1">        ※ </text:span><text:span text:style-name="p48-1-2">부산시 내부 구간에서만 이용하더라도 김해, 양산버스를 이용하여 환승했다면 광역환승요금 적용</text:span></text:p>
            <text:p text:style-name="Paragraph-49"><text:span text:style-name="p49-1-1">    </text:span><text:span text:style-name="p49-1-3">- 부산광역시 광역환승시스템은 </text:span><text:span text:style-name="p49-1-4">부산, 양산, 김해</text:span><text:span text:style-name="p49-1-5"> 간 교통수단 환승 시 적용</text:span></text:p>
            <text:p text:style-name="Paragraph-50"><text:span text:style-name="p50-1-1">        ※ </text:span><text:span text:style-name="p50-1-2">단, 다음과 같은 예외의 경우에는 환승 미적용</text:span></text:p>
            <text:p text:style-name="Paragraph-51"><text:span text:style-name="p51-1-1">           </text:span><text:span text:style-name="p51-1-3">① </text:span><text:span text:style-name="p51-1-4">부산 급행 2000번 버스(부산, 김해, 양산 </text:span><text:span text:style-name="p51-1-5">통합 교통요금 미적용</text:span><text:span text:style-name="p51-1-6"> 버스)</text:span></text:p>
            <text:p text:style-name="Paragraph-52"><text:span text:style-name="p52-1-1">           </text:span><text:span text:style-name="p52-1-3">② </text:span><text:span text:style-name="p52-1-4">양산, 김해 교통 수단 이용 시 </text:span><text:span text:style-name="p52-1-5">동해선으로 환승 불가</text:span><text:span text:style-name="p52-1-6">(중간에 부산 버스, 도시철도를 이용해도 불가)</text:span></text:p>
            <text:p text:style-name="Paragraph-53"/>
            <text:p text:style-name="Paragraph-54"><text:span text:style-name="p54-1-1">2. 시내환승 시 운임</text:span></text:p>
            <text:p text:style-name="Paragraph-55"/>
            <table:table table:style-name="Table-4">
              <table:table-column table:number-columns-repeated="10"/>
              <table:table-row>
                <table:table-cell table:style-name="Table-4-1-1" table:number-columns-spanned="10" table:number-rows-spanned="1">
                  <text:p text:style-name="Paragraph-56"><text:span text:style-name="p56-1-1">❍ </text:span><text:span text:style-name="p56-1-2">도시철도, 부산 일반버스 간 환승 시 요금</text:span></text:p>
                </table:table-cell>
              </table:table-row>
              <table:table-row>
                <table:table-cell table:style-name="Table-4-2-1" table:number-columns-spanned="1" table:number-rows-spanned="2">
                  <text:p text:style-name="Paragraph-57"><text:span text:style-name="p57-1-1">고객별</text:span></text:p>
                </table:table-cell>
                <table:table-cell table:style-name="Table-4-2-2" table:number-columns-spanned="3" table:number-rows-spanned="1">
                  <text:p text:style-name="Paragraph-58"><text:span text:style-name="p58-1-1">기본운임</text:span></text:p>
                </table:table-cell>
                <table:table-cell table:style-name="Table-4-2-3" table:number-columns-spanned="2" table:number-rows-spanned="1">
                  <text:p text:style-name="Paragraph-59"><text:span text:style-name="p59-1-1">도시철도</text:span><text:span text:style-name="p59-1-3">⇨</text:span><text:span text:style-name="p59-1-4"> 일반버스</text:span></text:p>
                </table:table-cell>
                <table:table-cell table:style-name="Table-4-2-4" table:number-columns-spanned="2" table:number-rows-spanned="1">
                  <text:p text:style-name="Paragraph-60"><text:span text:style-name="p60-1-1">일반버스</text:span><text:span text:style-name="p60-1-3">⇨</text:span><text:span text:style-name="p60-1-4"> 도시철도</text:span></text:p>
                </table:table-cell>
                <table:table-cell table:style-name="Table-4-2-5" table:number-columns-spanned="1" table:number-rows-spanned="2">
                  <text:p text:style-name="Paragraph-61"><text:span text:style-name="p61-1-1">총운임</text:span></text:p>
                </table:table-cell>
                <table:table-cell table:style-name="Table-4-2-6" table:number-columns-spanned="1" table:number-rows-spanned="2">
                  <text:p text:style-name="Paragraph-62"><text:span text:style-name="p62-1-1">총운임</text:span></text:p>
                  <text:p text:style-name="Paragraph-63"><text:span text:style-name="p63-1-1">(2구간 이용 시)</text:span></text:p>
                </table:table-cell>
              </table:table-row>
              <table:table-row>
                <table:table-cell table:style-name="Table-4-3-1" table:number-columns-spanned="1" table:number-rows-spanned="1">
                  <text:p text:style-name="Paragraph-64"><text:span text:style-name="p64-1-1">도시철도</text:span></text:p>
                  <text:p text:style-name="Paragraph-65"><text:span text:style-name="p65-1-1">(1구간)</text:span></text:p>
                </table:table-cell>
                <table:table-cell table:style-name="Table-4-3-2" table:number-columns-spanned="1" table:number-rows-spanned="1">
                  <text:p text:style-name="Paragraph-66"><text:span text:style-name="p66-1-1">일반버스</text:span></text:p>
                </table:table-cell>
                <table:table-cell table:style-name="Table-4-3-3" table:number-columns-spanned="1" table:number-rows-spanned="1">
                  <text:p text:style-name="Paragraph-67"><text:span text:style-name="p67-1-1">기본운임차액</text:span></text:p>
                  <text:p text:style-name="Paragraph-68"><text:span text:style-name="p68-1-1">(운임조정액)</text:span></text:p>
                </table:table-cell>
                <table:table-cell table:style-name="Table-4-3-4" table:number-columns-spanned="1" table:number-rows-spanned="1">
                  <text:p text:style-name="Paragraph-69"><text:span text:style-name="p69-1-1">기본운임</text:span></text:p>
                </table:table-cell>
                <table:table-cell table:style-name="Table-4-3-5" table:number-columns-spanned="1" table:number-rows-spanned="1">
                  <text:p text:style-name="Paragraph-70"><text:span text:style-name="p70-1-1">운임조정</text:span></text:p>
                </table:table-cell>
                <table:table-cell table:style-name="Table-4-3-6" table:number-columns-spanned="1" table:number-rows-spanned="1">
                  <text:p text:style-name="Paragraph-71"><text:span text:style-name="p71-1-1">기본운임</text:span></text:p>
                </table:table-cell>
                <table:table-cell table:style-name="Table-4-3-7" table:number-columns-spanned="1" table:number-rows-spanned="1">
                  <text:p text:style-name="Paragraph-72"><text:span text:style-name="p72-1-1">운임조정</text:span></text:p>
                </table:table-cell>
              </table:table-row>
              <table:table-row>
                <table:table-cell table:style-name="Table-4-4-1" table:number-columns-spanned="1" table:number-rows-spanned="1">
                  <text:p text:style-name="Paragraph-73"><text:span text:style-name="p73-1-1">어른</text:span></text:p>
                </table:table-cell>
                <table:table-cell table:style-name="Table-4-4-2" table:number-columns-spanned="1" table:number-rows-spanned="1">
                  <text:p text:style-name="Paragraph-74"><text:span text:style-name="p74-1-1">1,300원</text:span></text:p>
                </table:table-cell>
                <table:table-cell table:style-name="Table-4-4-3" table:number-columns-spanned="1" table:number-rows-spanned="1">
                  <text:p text:style-name="Paragraph-75"><text:span text:style-name="p75-1-1">1,200원</text:span></text:p>
                </table:table-cell>
                <table:table-cell table:style-name="Table-4-4-4" table:number-columns-spanned="1" table:number-rows-spanned="1">
                  <text:p text:style-name="Paragraph-76"><text:span text:style-name="p76-1-1">100원</text:span></text:p>
                </table:table-cell>
                <table:table-cell table:style-name="Table-4-4-5" table:number-columns-spanned="1" table:number-rows-spanned="1">
                  <text:p text:style-name="Paragraph-77"><text:span text:style-name="p77-1-1">1,300원</text:span></text:p>
                </table:table-cell>
                <table:table-cell table:style-name="Table-4-4-6" table:number-columns-spanned="1" table:number-rows-spanned="1">
                  <text:p text:style-name="Paragraph-78"><text:span text:style-name="p78-1-1">0원</text:span></text:p>
                </table:table-cell>
                <table:table-cell table:style-name="Table-4-4-7" table:number-columns-spanned="1" table:number-rows-spanned="1">
                  <text:p text:style-name="Paragraph-79"><text:span text:style-name="p79-1-1">1,200원</text:span></text:p>
                </table:table-cell>
                <table:table-cell table:style-name="Table-4-4-8" table:number-columns-spanned="1" table:number-rows-spanned="1">
                  <text:p text:style-name="Paragraph-80"><text:span text:style-name="p80-1-1">100원</text:span></text:p>
                </table:table-cell>
                <table:table-cell table:style-name="Table-4-4-9" table:number-columns-spanned="1" table:number-rows-spanned="1">
                  <text:p text:style-name="Paragraph-81"><text:span text:style-name="p81-1-1">1,300원</text:span></text:p>
                </table:table-cell>
                <table:table-cell table:style-name="Table-4-4-10" table:number-columns-spanned="1" table:number-rows-spanned="1">
                  <text:p text:style-name="Paragraph-82"><text:span text:style-name="p82-1-1">1,500원</text:span></text:p>
                </table:table-cell>
              </table:table-row>
              <table:table-row>
                <table:table-cell table:style-name="Table-4-5-1" table:number-columns-spanned="1" table:number-rows-spanned="1">
                  <text:p text:style-name="Paragraph-83"><text:span text:style-name="p83-1-1">청소년</text:span></text:p>
                </table:table-cell>
                <table:table-cell table:style-name="Table-4-5-2" table:number-columns-spanned="1" table:number-rows-spanned="1">
                  <text:p text:style-name="Paragraph-84"><text:span text:style-name="p84-1-1">1,050원</text:span></text:p>
                </table:table-cell>
                <table:table-cell table:style-name="Table-4-5-3" table:number-columns-spanned="1" table:number-rows-spanned="1">
                  <text:p text:style-name="Paragraph-85"><text:span text:style-name="p85-1-1">800원</text:span></text:p>
                </table:table-cell>
                <table:table-cell table:style-name="Table-4-5-4" table:number-columns-spanned="1" table:number-rows-spanned="1">
                  <text:p text:style-name="Paragraph-86"><text:span text:style-name="p86-1-1">250원</text:span></text:p>
                </table:table-cell>
                <table:table-cell table:style-name="Table-4-5-5" table:number-columns-spanned="1" table:number-rows-spanned="1">
                  <text:p text:style-name="Paragraph-87"><text:span text:style-name="p87-1-1">1,050원</text:span></text:p>
                </table:table-cell>
                <table:table-cell table:style-name="Table-4-5-6" table:number-columns-spanned="1" table:number-rows-spanned="1">
                  <text:p text:style-name="Paragraph-88"><text:span text:style-name="p88-1-1">0원</text:span></text:p>
                </table:table-cell>
                <table:table-cell table:style-name="Table-4-5-7" table:number-columns-spanned="1" table:number-rows-spanned="1">
                  <text:p text:style-name="Paragraph-89"><text:span text:style-name="p89-1-1">800원</text:span></text:p>
                </table:table-cell>
                <table:table-cell table:style-name="Table-4-5-8" table:number-columns-spanned="1" table:number-rows-spanned="1">
                  <text:p text:style-name="Paragraph-90"><text:span text:style-name="p90-1-1">250원</text:span></text:p>
                </table:table-cell>
                <table:table-cell table:style-name="Table-4-5-9" table:number-columns-spanned="1" table:number-rows-spanned="1">
                  <text:p text:style-name="Paragraph-91"><text:span text:style-name="p91-1-1">1,050원</text:span></text:p>
                </table:table-cell>
                <table:table-cell table:style-name="Table-4-5-10" table:number-columns-spanned="1" table:number-rows-spanned="1">
                  <text:p text:style-name="Paragraph-92"><text:span text:style-name="p92-1-1">1,200원</text:span></text:p>
                </table:table-cell>
              </table:table-row>
              <table:table-row>
                <table:table-cell table:style-name="Table-4-6-1" table:number-columns-spanned="1" table:number-rows-spanned="1">
                  <text:p text:style-name="Paragraph-93"><text:span text:style-name="p93-1-1">어린이</text:span></text:p>
                </table:table-cell>
                <table:table-cell table:style-name="Table-4-6-2" table:number-columns-spanned="1" table:number-rows-spanned="1">
                  <text:p text:style-name="Paragraph-94"><text:span text:style-name="p94-1-1">650원</text:span></text:p>
                </table:table-cell>
                <table:table-cell table:style-name="Table-4-6-3" table:number-columns-spanned="1" table:number-rows-spanned="1">
                  <text:p text:style-name="Paragraph-95"><text:span text:style-name="p95-1-1">350원</text:span></text:p>
                </table:table-cell>
                <table:table-cell table:style-name="Table-4-6-4" table:number-columns-spanned="1" table:number-rows-spanned="1">
                  <text:p text:style-name="Paragraph-96"><text:span text:style-name="p96-1-1">300원</text:span></text:p>
                </table:table-cell>
                <table:table-cell table:style-name="Table-4-6-5" table:number-columns-spanned="1" table:number-rows-spanned="1">
                  <text:p text:style-name="Paragraph-97"><text:span text:style-name="p97-1-1">650원</text:span></text:p>
                </table:table-cell>
                <table:table-cell table:style-name="Table-4-6-6" table:number-columns-spanned="1" table:number-rows-spanned="1">
                  <text:p text:style-name="Paragraph-98"><text:span text:style-name="p98-1-1">0원</text:span></text:p>
                </table:table-cell>
                <table:table-cell table:style-name="Table-4-6-7" table:number-columns-spanned="1" table:number-rows-spanned="1">
                  <text:p text:style-name="Paragraph-99"><text:span text:style-name="p99-1-1">350원</text:span></text:p>
                </table:table-cell>
                <table:table-cell table:style-name="Table-4-6-8" table:number-columns-spanned="1" table:number-rows-spanned="1">
                  <text:p text:style-name="Paragraph-100"><text:span text:style-name="p100-1-1">300원</text:span></text:p>
                </table:table-cell>
                <table:table-cell table:style-name="Table-4-6-9" table:number-columns-spanned="1" table:number-rows-spanned="1">
                  <text:p text:style-name="Paragraph-101"><text:span text:style-name="p101-1-1">650원</text:span></text:p>
                </table:table-cell>
                <table:table-cell table:style-name="Table-4-6-10" table:number-columns-spanned="1" table:number-rows-spanned="1">
                  <text:p text:style-name="Paragraph-102"><text:span text:style-name="p102-1-1">750원</text:span></text:p>
                </table:table-cell>
              </table:table-row>
              <table:table-row>
                <table:table-cell table:style-name="Table-4-7-1" table:number-columns-spanned="10" table:number-rows-spanned="1">
                  <text:p text:style-name="Paragraph-103"><text:span text:style-name="p103-1-1">※ </text:span><text:span text:style-name="p103-1-2">도시철도 2구간 이용할 경우 추가운임 부과(어른 200원, 청소년 150원, 어린이 100원)</text:span></text:p>
                  <text:p text:style-name="Paragraph-104"><text:span text:style-name="p104-1-1">※ </text:span><text:span text:style-name="p104-1-2">부산 마을버스도 마찬가지 방식으로 환승운임 적용</text:span></text:p>
                  <text:p text:style-name="Paragraph-105"><text:span text:style-name="p105-1-2">:</text:span><text:span text:style-name="p105-1-4">환승 시 기준이 되는 운임(</text:span><text:span text:style-name="p105-1-5">가장 기본운임이 비싼</text:span><text:span text:style-name="p105-1-6"> 교통수단)</text:span></text:p>
                  <table:table table:style-name="Table-5">
                    <table:table-column table:number-columns-repeated="1"/>
                    <table:table-row>
                      <table:table-cell table:style-name="Table-5-1-1" table:number-columns-spanned="1" table:number-rows-spanned="1">
                        <text:p text:style-name="Paragraph-106"/>
                      </table:table-cell>
                    </table:table-row>
                  </table:table>
                  <text:p text:style-name="Paragraph-107"><text:span text:style-name="p107-1-2">:</text:span><text:span text:style-name="p107-1-4">환승 시 지불해야 될 추가 </text:span><text:span text:style-name="p107-1-5">조정운임</text:span></text:p>
                  <table:table table:style-name="Table-6">
                    <table:table-column table:number-columns-repeated="1"/>
                    <table:table-row>
                      <table:table-cell table:style-name="Table-6-1-1" table:number-columns-spanned="1" table:number-rows-spanned="1">
                        <text:p text:style-name="Paragraph-108"/>
                      </table:table-cell>
                    </table:table-row>
                  </table:table>
                </table:table-cell>
              </table:table-row>
            </table:table>
            <text:p text:style-name="Paragraph-109"/>
            <table:table table:style-name="Table-7">
              <table:table-column table:number-columns-repeated="10"/>
              <table:table-row>
                <table:table-cell table:style-name="Table-7-1-1" table:number-columns-spanned="10" table:number-rows-spanned="1">
                  <text:p text:style-name="Paragraph-110"><text:span text:style-name="p110-1-1">❍ </text:span><text:span text:style-name="p110-1-2">도시철도, 부산 좌석(급행)버스 간 환승 시 요금</text:span></text:p>
                </table:table-cell>
              </table:table-row>
              <table:table-row>
                <table:table-cell table:style-name="Table-7-2-1" table:number-columns-spanned="1" table:number-rows-spanned="2">
                  <text:p text:style-name="Paragraph-111"><text:span text:style-name="p111-1-1">고객별</text:span></text:p>
                </table:table-cell>
                <table:table-cell table:style-name="Table-7-2-2" table:number-columns-spanned="3" table:number-rows-spanned="1">
                  <text:p text:style-name="Paragraph-112"><text:span text:style-name="p112-1-1">기본운임</text:span></text:p>
                </table:table-cell>
                <table:table-cell table:style-name="Table-7-2-3" table:number-columns-spanned="2" table:number-rows-spanned="1">
                  <text:p text:style-name="Paragraph-113"><text:span text:style-name="p113-1-1">도시철도</text:span><text:span text:style-name="p113-1-3">⇨</text:span><text:span text:style-name="p113-1-4"> 좌석버스</text:span></text:p>
                </table:table-cell>
                <table:table-cell table:style-name="Table-7-2-4" table:number-columns-spanned="2" table:number-rows-spanned="1">
                  <text:p text:style-name="Paragraph-114"><text:span text:style-name="p114-1-1">좌석버스</text:span><text:span text:style-name="p114-1-3">⇨</text:span><text:span text:style-name="p114-1-4"> 도시철도</text:span></text:p>
                </table:table-cell>
                <table:table-cell table:style-name="Table-7-2-5" table:number-columns-spanned="1" table:number-rows-spanned="2">
                  <text:p text:style-name="Paragraph-115"><text:span text:style-name="p115-1-1">총운임</text:span></text:p>
                </table:table-cell>
                <table:table-cell table:style-name="Table-7-2-6" table:number-columns-spanned="1" table:number-rows-spanned="2">
                  <text:p text:style-name="Paragraph-116"><text:span text:style-name="p116-1-1">총운임</text:span></text:p>
                  <text:p text:style-name="Paragraph-117"><text:span text:style-name="p117-1-1">(</text:span><text:span text:style-name="p117-1-2">2구간</text:span><text:span text:style-name="p117-1-3"> 이용 시)</text:span></text:p>
                </table:table-cell>
              </table:table-row>
              <table:table-row>
                <table:table-cell table:style-name="Table-7-3-1" table:number-columns-spanned="1" table:number-rows-spanned="1">
                  <text:p text:style-name="Paragraph-118"><text:span text:style-name="p118-1-1">도시철도</text:span></text:p>
                  <text:p text:style-name="Paragraph-119"><text:span text:style-name="p119-1-1">(1구간)</text:span></text:p>
                </table:table-cell>
                <table:table-cell table:style-name="Table-7-3-2" table:number-columns-spanned="1" table:number-rows-spanned="1">
                  <text:p text:style-name="Paragraph-120"><text:span text:style-name="p120-1-1">좌석버스</text:span></text:p>
                  <text:p text:style-name="Paragraph-121"><text:span text:style-name="p121-1-1">(급행버스)</text:span></text:p>
                </table:table-cell>
                <table:table-cell table:style-name="Table-7-3-3" table:number-columns-spanned="1" table:number-rows-spanned="1">
                  <text:p text:style-name="Paragraph-122"><text:span text:style-name="p122-1-1">기본운임차액</text:span></text:p>
                  <text:p text:style-name="Paragraph-123"><text:span text:style-name="p123-1-1">(운임조정액)</text:span></text:p>
                </table:table-cell>
                <table:table-cell table:style-name="Table-7-3-4" table:number-columns-spanned="1" table:number-rows-spanned="1">
                  <text:p text:style-name="Paragraph-124"><text:span text:style-name="p124-1-1">기본운임</text:span></text:p>
                </table:table-cell>
                <table:table-cell table:style-name="Table-7-3-5" table:number-columns-spanned="1" table:number-rows-spanned="1">
                  <text:p text:style-name="Paragraph-125"><text:span text:style-name="p125-1-1">운임조정</text:span></text:p>
                </table:table-cell>
                <table:table-cell table:style-name="Table-7-3-6" table:number-columns-spanned="1" table:number-rows-spanned="1">
                  <text:p text:style-name="Paragraph-126"><text:span text:style-name="p126-1-1">기본운임</text:span></text:p>
                </table:table-cell>
                <table:table-cell table:style-name="Table-7-3-7" table:number-columns-spanned="1" table:number-rows-spanned="1">
                  <text:p text:style-name="Paragraph-127"><text:span text:style-name="p127-1-1">운임조정</text:span></text:p>
                </table:table-cell>
              </table:table-row>
              <table:table-row>
                <table:table-cell table:style-name="Table-7-4-1" table:number-columns-spanned="1" table:number-rows-spanned="1">
                  <text:p text:style-name="Paragraph-128"><text:span text:style-name="p128-1-1">어른</text:span></text:p>
                </table:table-cell>
                <table:table-cell table:style-name="Table-7-4-2" table:number-columns-spanned="1" table:number-rows-spanned="1">
                  <text:p text:style-name="Paragraph-129"><text:span text:style-name="p129-1-1">1,300원</text:span></text:p>
                </table:table-cell>
                <table:table-cell table:style-name="Table-7-4-3" table:number-columns-spanned="1" table:number-rows-spanned="1">
                  <text:p text:style-name="Paragraph-130"><text:span text:style-name="p130-1-1">1,700원</text:span></text:p>
                </table:table-cell>
                <table:table-cell table:style-name="Table-7-4-4" table:number-columns-spanned="1" table:number-rows-spanned="1">
                  <text:p text:style-name="Paragraph-131"><text:span text:style-name="p131-1-1">400원</text:span></text:p>
                </table:table-cell>
                <table:table-cell table:style-name="Table-7-4-5" table:number-columns-spanned="1" table:number-rows-spanned="1">
                  <text:p text:style-name="Paragraph-132"><text:span text:style-name="p132-1-1">1,300원</text:span></text:p>
                </table:table-cell>
                <table:table-cell table:style-name="Table-7-4-6" table:number-columns-spanned="1" table:number-rows-spanned="1">
                  <text:p text:style-name="Paragraph-133"><text:span text:style-name="p133-1-1">400원</text:span></text:p>
                </table:table-cell>
                <table:table-cell table:style-name="Table-7-4-7" table:number-columns-spanned="1" table:number-rows-spanned="1">
                  <text:p text:style-name="Paragraph-134"><text:span text:style-name="p134-1-1">1,700원</text:span></text:p>
                </table:table-cell>
                <table:table-cell table:style-name="Table-7-4-8" table:number-columns-spanned="1" table:number-rows-spanned="1">
                  <text:p text:style-name="Paragraph-135"><text:span text:style-name="p135-1-1">0원</text:span></text:p>
                </table:table-cell>
                <table:table-cell table:style-name="Table-7-4-9" table:number-columns-spanned="1" table:number-rows-spanned="1">
                  <text:p text:style-name="Paragraph-136"><text:span text:style-name="p136-1-1">1,700원</text:span></text:p>
                </table:table-cell>
                <table:table-cell table:style-name="Table-7-4-10" table:number-columns-spanned="1" table:number-rows-spanned="1">
                  <text:p text:style-name="Paragraph-137"><text:span text:style-name="p137-1-1">1,900원</text:span></text:p>
                </table:table-cell>
              </table:table-row>
              <table:table-row>
                <table:table-cell table:style-name="Table-7-5-1" table:number-columns-spanned="1" table:number-rows-spanned="1">
                  <text:p text:style-name="Paragraph-138"><text:span text:style-name="p138-1-1">청소년</text:span></text:p>
                </table:table-cell>
                <table:table-cell table:style-name="Table-7-5-2" table:number-columns-spanned="1" table:number-rows-spanned="1">
                  <text:p text:style-name="Paragraph-139"><text:span text:style-name="p139-1-1">1,050원</text:span></text:p>
                </table:table-cell>
                <table:table-cell table:style-name="Table-7-5-3" table:number-columns-spanned="1" table:number-rows-spanned="1">
                  <text:p text:style-name="Paragraph-140"><text:span text:style-name="p140-1-1">1,350원</text:span></text:p>
                </table:table-cell>
                <table:table-cell table:style-name="Table-7-5-4" table:number-columns-spanned="1" table:number-rows-spanned="1">
                  <text:p text:style-name="Paragraph-141"><text:span text:style-name="p141-1-1">300원</text:span></text:p>
                </table:table-cell>
                <table:table-cell table:style-name="Table-7-5-5" table:number-columns-spanned="1" table:number-rows-spanned="1">
                  <text:p text:style-name="Paragraph-142"><text:span text:style-name="p142-1-1">1,050원</text:span></text:p>
                </table:table-cell>
                <table:table-cell table:style-name="Table-7-5-6" table:number-columns-spanned="1" table:number-rows-spanned="1">
                  <text:p text:style-name="Paragraph-143"><text:span text:style-name="p143-1-1">300원</text:span></text:p>
                </table:table-cell>
                <table:table-cell table:style-name="Table-7-5-7" table:number-columns-spanned="1" table:number-rows-spanned="1">
                  <text:p text:style-name="Paragraph-144"><text:span text:style-name="p144-1-1">1,350원</text:span></text:p>
                </table:table-cell>
                <table:table-cell table:style-name="Table-7-5-8" table:number-columns-spanned="1" table:number-rows-spanned="1">
                  <text:p text:style-name="Paragraph-145"><text:span text:style-name="p145-1-1">0원</text:span></text:p>
                </table:table-cell>
                <table:table-cell table:style-name="Table-7-5-9" table:number-columns-spanned="1" table:number-rows-spanned="1">
                  <text:p text:style-name="Paragraph-146"><text:span text:style-name="p146-1-1">1,350원</text:span></text:p>
                </table:table-cell>
                <table:table-cell table:style-name="Table-7-5-10" table:number-columns-spanned="1" table:number-rows-spanned="1">
                  <text:p text:style-name="Paragraph-147"><text:span text:style-name="p147-1-1">1,500원</text:span></text:p>
                </table:table-cell>
              </table:table-row>
              <table:table-row>
                <table:table-cell table:style-name="Table-7-6-1" table:number-columns-spanned="1" table:number-rows-spanned="1">
                  <text:p text:style-name="Paragraph-148"><text:span text:style-name="p148-1-1">어린이</text:span></text:p>
                </table:table-cell>
                <table:table-cell table:style-name="Table-7-6-2" table:number-columns-spanned="1" table:number-rows-spanned="1">
                  <text:p text:style-name="Paragraph-149"><text:span text:style-name="p149-1-1">650원</text:span></text:p>
                </table:table-cell>
                <table:table-cell table:style-name="Table-7-6-3" table:number-columns-spanned="1" table:number-rows-spanned="1">
                  <text:p text:style-name="Paragraph-150"><text:span text:style-name="p150-1-1">1,200원</text:span></text:p>
                </table:table-cell>
                <table:table-cell table:style-name="Table-7-6-4" table:number-columns-spanned="1" table:number-rows-spanned="1">
                  <text:p text:style-name="Paragraph-151"><text:span text:style-name="p151-1-1">550원</text:span></text:p>
                </table:table-cell>
                <table:table-cell table:style-name="Table-7-6-5" table:number-columns-spanned="1" table:number-rows-spanned="1">
                  <text:p text:style-name="Paragraph-152"><text:span text:style-name="p152-1-1">650원</text:span></text:p>
                </table:table-cell>
                <table:table-cell table:style-name="Table-7-6-6" table:number-columns-spanned="1" table:number-rows-spanned="1">
                  <text:p text:style-name="Paragraph-153"><text:span text:style-name="p153-1-1">550원</text:span></text:p>
                </table:table-cell>
                <table:table-cell table:style-name="Table-7-6-7" table:number-columns-spanned="1" table:number-rows-spanned="1">
                  <text:p text:style-name="Paragraph-154"><text:span text:style-name="p154-1-1">1,200원</text:span></text:p>
                </table:table-cell>
                <table:table-cell table:style-name="Table-7-6-8" table:number-columns-spanned="1" table:number-rows-spanned="1">
                  <text:p text:style-name="Paragraph-155"><text:span text:style-name="p155-1-1">0원</text:span></text:p>
                </table:table-cell>
                <table:table-cell table:style-name="Table-7-6-9" table:number-columns-spanned="1" table:number-rows-spanned="1">
                  <text:p text:style-name="Paragraph-156"><text:span text:style-name="p156-1-1">1,200원</text:span></text:p>
                </table:table-cell>
                <table:table-cell table:style-name="Table-7-6-10" table:number-columns-spanned="1" table:number-rows-spanned="1">
                  <text:p text:style-name="Paragraph-157"><text:span text:style-name="p157-1-1">1,300원</text:span></text:p>
                </table:table-cell>
              </table:table-row>
              <table:table-row>
                <table:table-cell table:style-name="Table-7-7-1" table:number-columns-spanned="9" table:number-rows-spanned="1">
                  <text:p text:style-name="Paragraph-158"><text:span text:style-name="p158-1-1">※ </text:span><text:span text:style-name="p158-1-2">도시철도 2구간 이용할 경우 추가운임 부과(어른 200원, 청소년 150원, 어린이 100원)</text:span></text:p>
                  <text:p text:style-name="Paragraph-159"><text:span text:style-name="p159-1-2">:</text:span><text:span text:style-name="p159-1-4">환승 시 기준이 되는 운임(</text:span><text:span text:style-name="p159-1-5">가장 기본운임이 비싼</text:span><text:span text:style-name="p159-1-6"> 교통수단)</text:span></text:p>
                  <table:table table:style-name="Table-8">
                    <table:table-column table:number-columns-repeated="1"/>
                    <table:table-row>
                      <table:table-cell table:style-name="Table-8-1-1" table:number-columns-spanned="1" table:number-rows-spanned="1">
                        <text:p text:style-name="Paragraph-160"/>
                      </table:table-cell>
                    </table:table-row>
                  </table:table>
                  <text:p text:style-name="Paragraph-161"><text:span text:style-name="p161-1-2">:</text:span><text:span text:style-name="p161-1-4">환승 시 지불해야 될 </text:span><text:span text:style-name="p161-1-5">추가</text:span><text:span text:style-name="p161-1-6"> </text:span><text:span text:style-name="p161-1-7">조정운임</text:span></text:p>
                  <table:table table:style-name="Table-9">
                    <table:table-column table:number-columns-repeated="1"/>
                    <table:table-row>
                      <table:table-cell table:style-name="Table-9-1-1" table:number-columns-spanned="1" table:number-rows-spanned="1">
                        <text:p text:style-name="Paragraph-162"/>
                      </table:table-cell>
                    </table:table-row>
                  </table:table>
                </table:table-cell>
                <table:table-cell table:style-name="Table-7-7-2" table:number-columns-spanned="1" table:number-rows-spanned="1">
                  <text:p text:style-name="Paragraph-163"/>
                  <text:p text:style-name="Paragraph-164"/>
                </table:table-cell>
              </table:table-row>
            </table:table>
            <text:p text:style-name="Paragraph-165"/>
            <text:p text:style-name="Paragraph-166"><text:span text:style-name="p166-1-1">3. 광역환승운임표</text:span></text:p>
            <text:p text:style-name="Paragraph-167"/>
            <table:table table:style-name="Table-10">
              <table:table-column table:number-columns-repeated="4"/>
              <table:table-row>
                <table:table-cell table:style-name="Table-10-1-1" table:number-columns-spanned="1" table:number-rows-spanned="1">
                  <text:p text:style-name="Paragraph-168"><text:span text:style-name="p168-1-1">광역환승운임</text:span></text:p>
                </table:table-cell>
                <table:table-cell table:style-name="Table-10-1-2" table:number-columns-spanned="1" table:number-rows-spanned="1">
                  <text:p text:style-name="Paragraph-169"><text:span text:style-name="p169-1-1">어른</text:span></text:p>
                </table:table-cell>
                <table:table-cell table:style-name="Table-10-1-3" table:number-columns-spanned="1" table:number-rows-spanned="1">
                  <text:p text:style-name="Paragraph-170"><text:span text:style-name="p170-1-1">청소년</text:span></text:p>
                </table:table-cell>
                <table:table-cell table:style-name="Table-10-1-4" table:number-columns-spanned="1" table:number-rows-spanned="1">
                  <text:p text:style-name="Paragraph-171"><text:span text:style-name="p171-1-1">어린이</text:span></text:p>
                </table:table-cell>
              </table:table-row>
              <table:table-row>
                <table:table-cell table:style-name="Table-10-2-1" table:number-columns-spanned="1" table:number-rows-spanned="1">
                  <text:p text:style-name="Paragraph-172"><text:span text:style-name="p172-1-1">1차 광역환승(1탑</text:span><text:span text:style-name="p172-1-3">⇨</text:span><text:span text:style-name="p172-1-5">2탑)</text:span></text:p>
                </table:table-cell>
                <table:table-cell table:style-name="Table-10-2-2" table:number-columns-spanned="1" table:number-rows-spanned="1">
                  <text:p text:style-name="Paragraph-173"><text:span text:style-name="p173-1-1">500원</text:span></text:p>
                </table:table-cell>
                <table:table-cell table:style-name="Table-10-2-3" table:number-columns-spanned="1" table:number-rows-spanned="1">
                  <text:p text:style-name="Paragraph-174"><text:span text:style-name="p174-1-1">260원</text:span></text:p>
                </table:table-cell>
                <table:table-cell table:style-name="Table-10-2-4" table:number-columns-spanned="1" table:number-rows-spanned="1">
                  <text:p text:style-name="Paragraph-175"><text:span text:style-name="p175-1-1">100원</text:span></text:p>
                </table:table-cell>
              </table:table-row>
              <table:table-row>
                <table:table-cell table:style-name="Table-10-3-1" table:number-columns-spanned="1" table:number-rows-spanned="1">
                  <text:p text:style-name="Paragraph-176"><text:span text:style-name="p176-1-1">2차 광역환승(2탑</text:span><text:span text:style-name="p176-1-3">⇨</text:span><text:span text:style-name="p176-1-5">3탑)</text:span></text:p>
                </table:table-cell>
                <table:table-cell table:style-name="Table-10-3-2" table:number-columns-spanned="1" table:number-rows-spanned="1">
                  <text:p text:style-name="Paragraph-177"><text:span text:style-name="p177-1-1">200원</text:span></text:p>
                </table:table-cell>
                <table:table-cell table:style-name="Table-10-3-3" table:number-columns-spanned="1" table:number-rows-spanned="1">
                  <text:p text:style-name="Paragraph-178"><text:span text:style-name="p178-1-1">130원</text:span></text:p>
                </table:table-cell>
                <table:table-cell table:style-name="Table-10-3-4" table:number-columns-spanned="1" table:number-rows-spanned="1">
                  <text:p text:style-name="Paragraph-179"><text:span text:style-name="p179-1-1">50원</text:span></text:p>
                </table:table-cell>
              </table:table-row>
            </table:table>
            <text:p text:style-name="Paragraph-180"/>
            <text:p text:style-name="Paragraph-181"/>
            <text:p text:style-name="Paragraph-182"><text:span text:style-name="p182-1-1">4. 광역환승</text:span><text:span text:style-name="p182-1-2">(김해, 양산버스 이용)</text:span><text:span text:style-name="p182-1-3"> 시 운임</text:span></text:p>
            <text:p text:style-name="Paragraph-183"/>
            <table:table table:style-name="Table-11">
              <table:table-column table:number-columns-repeated="10"/>
              <table:table-row>
                <table:table-cell table:style-name="Table-11-1-1" table:number-columns-spanned="10" table:number-rows-spanned="1">
                  <text:p text:style-name="Paragraph-184"><text:span text:style-name="p184-1-1">❍ </text:span><text:span text:style-name="p184-1-2">도시철도, 김해&amp;양산 일반버스 간 환승 시 요금(도시철도 1구간 이용)</text:span></text:p>
                </table:table-cell>
              </table:table-row>
              <table:table-row>
                <table:table-cell table:style-name="Table-11-2-1" table:number-columns-spanned="1" table:number-rows-spanned="3">
                  <text:p text:style-name="Paragraph-185"><text:span text:style-name="p185-1-1">고객별</text:span></text:p>
                </table:table-cell>
                <table:table-cell table:style-name="Table-11-2-2" table:number-columns-spanned="2" table:number-rows-spanned="1">
                  <text:p text:style-name="Paragraph-186"><text:span text:style-name="p186-1-1">기본운임</text:span></text:p>
                </table:table-cell>
                <table:table-cell table:style-name="Table-11-2-3" table:number-columns-spanned="3" table:number-rows-spanned="1">
                  <text:p text:style-name="Paragraph-187"><text:span text:style-name="p187-1-1">도시철도 </text:span><text:span text:style-name="p187-1-2">⇨</text:span><text:span text:style-name="p187-1-3"> 김양버스</text:span></text:p>
                </table:table-cell>
                <table:table-cell table:style-name="Table-11-2-4" table:number-columns-spanned="3" table:number-rows-spanned="1">
                  <text:p text:style-name="Paragraph-188"><text:span text:style-name="p188-1-1">김양버스 </text:span><text:span text:style-name="p188-1-2">⇨</text:span><text:span text:style-name="p188-1-3"> 도시철도</text:span></text:p>
                </table:table-cell>
                <table:table-cell table:style-name="Table-11-2-5" table:number-columns-spanned="1" table:number-rows-spanned="3">
                  <text:p text:style-name="Paragraph-189"><text:span text:style-name="p189-1-1">총운임</text:span></text:p>
                </table:table-cell>
              </table:table-row>
              <table:table-row>
                <table:table-cell table:style-name="Table-11-3-1" table:number-columns-spanned="1" table:number-rows-spanned="2">
                  <text:p text:style-name="Paragraph-190"><text:span text:style-name="p190-1-1">도시철도</text:span></text:p>
                  <text:p text:style-name="Paragraph-191"><text:span text:style-name="p191-1-1">(1구간)</text:span></text:p>
                </table:table-cell>
                <table:table-cell table:style-name="Table-11-3-2" table:number-columns-spanned="1" table:number-rows-spanned="2">
                  <text:p text:style-name="Paragraph-192"><text:span text:style-name="p192-1-1">김양버스</text:span></text:p>
                </table:table-cell>
                <table:table-cell table:style-name="Table-11-3-3" table:number-columns-spanned="1" table:number-rows-spanned="2">
                  <text:p text:style-name="Paragraph-193"><text:span text:style-name="p193-1-1">도시철도</text:span></text:p>
                  <text:p text:style-name="Paragraph-194"><text:span text:style-name="p194-1-1">기본운임</text:span></text:p>
                </table:table-cell>
                <table:table-cell table:style-name="Table-11-3-4" table:number-columns-spanned="2" table:number-rows-spanned="1">
                  <text:p text:style-name="Paragraph-195"><text:span text:style-name="p195-1-1">김양버스</text:span></text:p>
                </table:table-cell>
                <table:table-cell table:style-name="Table-11-3-5" table:number-columns-spanned="1" table:number-rows-spanned="2">
                  <text:p text:style-name="Paragraph-196"><text:span text:style-name="p196-1-1">김양버스</text:span></text:p>
                  <text:p text:style-name="Paragraph-197"><text:span text:style-name="p197-1-1">기본운임</text:span></text:p>
                </table:table-cell>
                <table:table-cell table:style-name="Table-11-3-6" table:number-columns-spanned="2" table:number-rows-spanned="1">
                  <text:p text:style-name="Paragraph-198"><text:span text:style-name="p198-1-1">도시철도</text:span></text:p>
                </table:table-cell>
              </table:table-row>
              <table:table-row>
                <table:table-cell table:style-name="Table-11-4-1" table:number-columns-spanned="1" table:number-rows-spanned="1">
                  <text:p text:style-name="Paragraph-199"><text:span text:style-name="p199-1-1">운임조정</text:span></text:p>
                </table:table-cell>
                <table:table-cell table:style-name="Table-11-4-2" table:number-columns-spanned="1" table:number-rows-spanned="1">
                  <text:p text:style-name="Paragraph-200"><text:span text:style-name="p200-1-1">광역환승료</text:span></text:p>
                </table:table-cell>
                <table:table-cell table:style-name="Table-11-4-3" table:number-columns-spanned="1" table:number-rows-spanned="1">
                  <text:p text:style-name="Paragraph-201"><text:span text:style-name="p201-1-1">운임조정</text:span></text:p>
                </table:table-cell>
                <table:table-cell table:style-name="Table-11-4-4" table:number-columns-spanned="1" table:number-rows-spanned="1">
                  <text:p text:style-name="Paragraph-202"><text:span text:style-name="p202-1-1">광역환승료</text:span></text:p>
                </table:table-cell>
              </table:table-row>
              <table:table-row>
                <table:table-cell table:style-name="Table-11-5-1" table:number-columns-spanned="1" table:number-rows-spanned="1">
                  <text:p text:style-name="Paragraph-203"><text:span text:style-name="p203-1-1">어른</text:span></text:p>
                </table:table-cell>
                <table:table-cell table:style-name="Table-11-5-2" table:number-columns-spanned="1" table:number-rows-spanned="1">
                  <text:p text:style-name="Paragraph-204"><text:span text:style-name="p204-1-1">1,300원</text:span></text:p>
                </table:table-cell>
                <table:table-cell table:style-name="Table-11-5-3" table:number-columns-spanned="1" table:number-rows-spanned="1">
                  <text:p text:style-name="Paragraph-205"><text:span text:style-name="p205-1-1">1,450원</text:span></text:p>
                </table:table-cell>
                <table:table-cell table:style-name="Table-11-5-4" table:number-columns-spanned="1" table:number-rows-spanned="1">
                  <text:p text:style-name="Paragraph-206"><text:span text:style-name="p206-1-1">1,300원</text:span></text:p>
                </table:table-cell>
                <table:table-cell table:style-name="Table-11-5-5" table:number-columns-spanned="1" table:number-rows-spanned="1">
                  <text:p text:style-name="Paragraph-207"><text:span text:style-name="p207-1-1">150원</text:span></text:p>
                </table:table-cell>
                <table:table-cell table:style-name="Table-11-5-6" table:number-columns-spanned="1" table:number-rows-spanned="1">
                  <text:p text:style-name="Paragraph-208"><text:span text:style-name="p208-1-1">500원</text:span></text:p>
                </table:table-cell>
                <table:table-cell table:style-name="Table-11-5-7" table:number-columns-spanned="1" table:number-rows-spanned="1">
                  <text:p text:style-name="Paragraph-209"><text:span text:style-name="p209-1-1">1,450원</text:span></text:p>
                </table:table-cell>
                <table:table-cell table:style-name="Table-11-5-8" table:number-columns-spanned="1" table:number-rows-spanned="1">
                  <text:p text:style-name="Paragraph-210"><text:span text:style-name="p210-1-1">0원</text:span></text:p>
                </table:table-cell>
                <table:table-cell table:style-name="Table-11-5-9" table:number-columns-spanned="1" table:number-rows-spanned="1">
                  <text:p text:style-name="Paragraph-211"><text:span text:style-name="p211-1-1">500원</text:span></text:p>
                </table:table-cell>
                <table:table-cell table:style-name="Table-11-5-10" table:number-columns-spanned="1" table:number-rows-spanned="1">
                  <text:p text:style-name="Paragraph-212"><text:span text:style-name="p212-1-1">1,950원</text:span></text:p>
                </table:table-cell>
              </table:table-row>
              <table:table-row>
                <table:table-cell table:style-name="Table-11-6-1" table:number-columns-spanned="1" table:number-rows-spanned="1">
                  <text:p text:style-name="Paragraph-213"><text:span text:style-name="p213-1-1">청소년</text:span></text:p>
                </table:table-cell>
                <table:table-cell table:style-name="Table-11-6-2" table:number-columns-spanned="1" table:number-rows-spanned="1">
                  <text:p text:style-name="Paragraph-214"><text:span text:style-name="p214-1-1">1,050원</text:span></text:p>
                </table:table-cell>
                <table:table-cell table:style-name="Table-11-6-3" table:number-columns-spanned="1" table:number-rows-spanned="1">
                  <text:p text:style-name="Paragraph-215"><text:span text:style-name="p215-1-1">950원</text:span></text:p>
                </table:table-cell>
                <table:table-cell table:style-name="Table-11-6-4" table:number-columns-spanned="1" table:number-rows-spanned="1">
                  <text:p text:style-name="Paragraph-216"><text:span text:style-name="p216-1-1">1,050원</text:span></text:p>
                </table:table-cell>
                <table:table-cell table:style-name="Table-11-6-5" table:number-columns-spanned="1" table:number-rows-spanned="1">
                  <text:p text:style-name="Paragraph-217"><text:span text:style-name="p217-1-1">0원</text:span></text:p>
                </table:table-cell>
                <table:table-cell table:style-name="Table-11-6-6" table:number-columns-spanned="1" table:number-rows-spanned="1">
                  <text:p text:style-name="Paragraph-218"><text:span text:style-name="p218-1-1">260원</text:span></text:p>
                </table:table-cell>
                <table:table-cell table:style-name="Table-11-6-7" table:number-columns-spanned="1" table:number-rows-spanned="1">
                  <text:p text:style-name="Paragraph-219"><text:span text:style-name="p219-1-1">950원</text:span></text:p>
                </table:table-cell>
                <table:table-cell table:style-name="Table-11-6-8" table:number-columns-spanned="1" table:number-rows-spanned="1">
                  <text:p text:style-name="Paragraph-220"><text:span text:style-name="p220-1-1">100원</text:span></text:p>
                </table:table-cell>
                <table:table-cell table:style-name="Table-11-6-9" table:number-columns-spanned="1" table:number-rows-spanned="1">
                  <text:p text:style-name="Paragraph-221"><text:span text:style-name="p221-1-1">260원</text:span></text:p>
                </table:table-cell>
                <table:table-cell table:style-name="Table-11-6-10" table:number-columns-spanned="1" table:number-rows-spanned="1">
                  <text:p text:style-name="Paragraph-222"><text:span text:style-name="p222-1-1">1,310원</text:span></text:p>
                </table:table-cell>
              </table:table-row>
              <table:table-row>
                <table:table-cell table:style-name="Table-11-7-1" table:number-columns-spanned="1" table:number-rows-spanned="1">
                  <text:p text:style-name="Paragraph-223"><text:span text:style-name="p223-1-1">어린이</text:span></text:p>
                </table:table-cell>
                <table:table-cell table:style-name="Table-11-7-2" table:number-columns-spanned="1" table:number-rows-spanned="1">
                  <text:p text:style-name="Paragraph-224"><text:span text:style-name="p224-1-1">650원</text:span></text:p>
                </table:table-cell>
                <table:table-cell table:style-name="Table-11-7-3" table:number-columns-spanned="1" table:number-rows-spanned="1">
                  <text:p text:style-name="Paragraph-225"><text:span text:style-name="p225-1-1">700원</text:span></text:p>
                </table:table-cell>
                <table:table-cell table:style-name="Table-11-7-4" table:number-columns-spanned="1" table:number-rows-spanned="1">
                  <text:p text:style-name="Paragraph-226"><text:span text:style-name="p226-1-1">650원</text:span></text:p>
                </table:table-cell>
                <table:table-cell table:style-name="Table-11-7-5" table:number-columns-spanned="1" table:number-rows-spanned="1">
                  <text:p text:style-name="Paragraph-227"><text:span text:style-name="p227-1-1">50원</text:span></text:p>
                </table:table-cell>
                <table:table-cell table:style-name="Table-11-7-6" table:number-columns-spanned="1" table:number-rows-spanned="1">
                  <text:p text:style-name="Paragraph-228"><text:span text:style-name="p228-1-1">100원</text:span></text:p>
                </table:table-cell>
                <table:table-cell table:style-name="Table-11-7-7" table:number-columns-spanned="1" table:number-rows-spanned="1">
                  <text:p text:style-name="Paragraph-229"><text:span text:style-name="p229-1-1">700원</text:span></text:p>
                </table:table-cell>
                <table:table-cell table:style-name="Table-11-7-8" table:number-columns-spanned="1" table:number-rows-spanned="1">
                  <text:p text:style-name="Paragraph-230"><text:span text:style-name="p230-1-1">0원</text:span></text:p>
                </table:table-cell>
                <table:table-cell table:style-name="Table-11-7-9" table:number-columns-spanned="1" table:number-rows-spanned="1">
                  <text:p text:style-name="Paragraph-231"><text:span text:style-name="p231-1-1">100원</text:span></text:p>
                </table:table-cell>
                <table:table-cell table:style-name="Table-11-7-10" table:number-columns-spanned="1" table:number-rows-spanned="1">
                  <text:p text:style-name="Paragraph-232"><text:span text:style-name="p232-1-1">800원</text:span></text:p>
                </table:table-cell>
              </table:table-row>
              <table:table-row>
                <table:table-cell table:style-name="Table-11-8-1" table:number-columns-spanned="10" table:number-rows-spanned="1">
                  <text:p text:style-name="Paragraph-233"><text:span text:style-name="p233-1-2">:</text:span><text:span text:style-name="p233-1-4">환승 시 기준이 되는 운임(</text:span><text:span text:style-name="p233-1-5">가장 기본운임이 비싼</text:span><text:span text:style-name="p233-1-6"> 교통수단)</text:span></text:p>
                  <table:table table:style-name="Table-12">
                    <table:table-column table:number-columns-repeated="1"/>
                    <table:table-row>
                      <table:table-cell table:style-name="Table-12-1-1" table:number-columns-spanned="1" table:number-rows-spanned="1">
                        <text:p text:style-name="Paragraph-234"/>
                      </table:table-cell>
                    </table:table-row>
                  </table:table>
                  <text:p text:style-name="Paragraph-235"><text:span text:style-name="p235-1-2">:</text:span><text:span text:style-name="p235-1-4">환승 시 지불해야 될 </text:span><text:span text:style-name="p235-1-5">추가</text:span><text:span text:style-name="p235-1-6"> 운임(조정 운임</text:span><text:span text:style-name="p235-1-8">+</text:span><text:span text:style-name="p235-1-10">광역환승료)</text:span></text:p>
                  <table:table table:style-name="Table-13">
                    <table:table-column table:number-columns-repeated="1"/>
                    <table:table-row>
                      <table:table-cell table:style-name="Table-13-1-1" table:number-columns-spanned="1" table:number-rows-spanned="1">
                        <text:p text:style-name="Paragraph-236"/>
                      </table:table-cell>
                    </table:table-row>
                  </table:table>
                </table:table-cell>
              </table:table-row>
            </table:table>
            <text:p text:style-name="Paragraph-237"/>
            <table:table table:style-name="Table-14">
              <table:table-column table:number-columns-repeated="11"/>
              <table:table-row>
                <table:table-cell table:style-name="Table-14-1-1" table:number-columns-spanned="11" table:number-rows-spanned="1">
                  <text:p text:style-name="Paragraph-238"><text:span text:style-name="p238-1-1">❍ </text:span><text:span text:style-name="p238-1-2">도시철도, 김해&amp;양산 일반버스 간 환승 시 요금(도시철도 2구간 이용)</text:span></text:p>
                </table:table-cell>
              </table:table-row>
              <table:table-row>
                <table:table-cell table:style-name="Table-14-2-1" table:number-columns-spanned="1" table:number-rows-spanned="3">
                  <text:p text:style-name="Paragraph-239"><text:span text:style-name="p239-1-1">고객별</text:span></text:p>
                </table:table-cell>
                <table:table-cell table:style-name="Table-14-2-2" table:number-columns-spanned="2" table:number-rows-spanned="1">
                  <text:p text:style-name="Paragraph-240"><text:span text:style-name="p240-1-1">기본운임</text:span></text:p>
                </table:table-cell>
                <table:table-cell table:style-name="Table-14-2-3" table:number-columns-spanned="3" table:number-rows-spanned="1">
                  <text:p text:style-name="Paragraph-241"><text:span text:style-name="p241-1-1">도시철도 </text:span><text:span text:style-name="p241-1-2">⇨</text:span><text:span text:style-name="p241-1-3"> 김양버스</text:span></text:p>
                </table:table-cell>
                <table:table-cell table:style-name="Table-14-2-4" table:number-columns-spanned="3" table:number-rows-spanned="1">
                  <text:p text:style-name="Paragraph-242"><text:span text:style-name="p242-1-1">김양버스 </text:span><text:span text:style-name="p242-1-2">⇨</text:span><text:span text:style-name="p242-1-3"> 도시철도</text:span></text:p>
                </table:table-cell>
                <table:table-cell table:style-name="Table-14-2-5" table:number-columns-spanned="1" table:number-rows-spanned="3">
                  <text:p text:style-name="Paragraph-243"><text:span text:style-name="p243-1-1">도시철도</text:span></text:p>
                  <text:p text:style-name="Paragraph-244"><text:span text:style-name="p244-1-1">2구간 이용</text:span></text:p>
                  <text:p text:style-name="Paragraph-245"><text:span text:style-name="p245-1-1">추가 운임</text:span></text:p>
                </table:table-cell>
                <table:table-cell table:style-name="Table-14-2-6" table:number-columns-spanned="1" table:number-rows-spanned="3">
                  <text:p text:style-name="Paragraph-246"><text:span text:style-name="p246-1-1">총운임</text:span></text:p>
                </table:table-cell>
              </table:table-row>
              <table:table-row>
                <table:table-cell table:style-name="Table-14-3-1" table:number-columns-spanned="1" table:number-rows-spanned="2">
                  <text:p text:style-name="Paragraph-247"><text:span text:style-name="p247-1-1">도시철도</text:span></text:p>
                  <text:p text:style-name="Paragraph-248"><text:span text:style-name="p248-1-1">(1구간)</text:span></text:p>
                </table:table-cell>
                <table:table-cell table:style-name="Table-14-3-2" table:number-columns-spanned="1" table:number-rows-spanned="2">
                  <text:p text:style-name="Paragraph-249"><text:span text:style-name="p249-1-1">김양버스</text:span></text:p>
                </table:table-cell>
                <table:table-cell table:style-name="Table-14-3-3" table:number-columns-spanned="1" table:number-rows-spanned="2">
                  <text:p text:style-name="Paragraph-250"><text:span text:style-name="p250-1-1">도시철도</text:span></text:p>
                  <text:p text:style-name="Paragraph-251"><text:span text:style-name="p251-1-1">기본운임</text:span></text:p>
                </table:table-cell>
                <table:table-cell table:style-name="Table-14-3-4" table:number-columns-spanned="2" table:number-rows-spanned="1">
                  <text:p text:style-name="Paragraph-252"><text:span text:style-name="p252-1-1">김양버스</text:span></text:p>
                </table:table-cell>
                <table:table-cell table:style-name="Table-14-3-5" table:number-columns-spanned="1" table:number-rows-spanned="2">
                  <text:p text:style-name="Paragraph-253"><text:span text:style-name="p253-1-1">김양버스</text:span></text:p>
                  <text:p text:style-name="Paragraph-254"><text:span text:style-name="p254-1-1">기본운임</text:span></text:p>
                </table:table-cell>
                <table:table-cell table:style-name="Table-14-3-6" table:number-columns-spanned="2" table:number-rows-spanned="1">
                  <text:p text:style-name="Paragraph-255"><text:span text:style-name="p255-1-1">도시철도</text:span></text:p>
                </table:table-cell>
              </table:table-row>
              <table:table-row>
                <table:table-cell table:style-name="Table-14-4-1" table:number-columns-spanned="1" table:number-rows-spanned="1">
                  <text:p text:style-name="Paragraph-256"><text:span text:style-name="p256-1-1">운임조정</text:span></text:p>
                </table:table-cell>
                <table:table-cell table:style-name="Table-14-4-2" table:number-columns-spanned="1" table:number-rows-spanned="1">
                  <text:p text:style-name="Paragraph-257"><text:span text:style-name="p257-1-1">광역환승료</text:span></text:p>
                </table:table-cell>
                <table:table-cell table:style-name="Table-14-4-3" table:number-columns-spanned="1" table:number-rows-spanned="1">
                  <text:p text:style-name="Paragraph-258"><text:span text:style-name="p258-1-1">운임조정</text:span></text:p>
                </table:table-cell>
                <table:table-cell table:style-name="Table-14-4-4" table:number-columns-spanned="1" table:number-rows-spanned="1">
                  <text:p text:style-name="Paragraph-259"><text:span text:style-name="p259-1-1">광역환승료</text:span></text:p>
                </table:table-cell>
              </table:table-row>
              <table:table-row>
                <table:table-cell table:style-name="Table-14-5-1" table:number-columns-spanned="1" table:number-rows-spanned="1">
                  <text:p text:style-name="Paragraph-260"><text:span text:style-name="p260-1-1">어른</text:span></text:p>
                </table:table-cell>
                <table:table-cell table:style-name="Table-14-5-2" table:number-columns-spanned="1" table:number-rows-spanned="1">
                  <text:p text:style-name="Paragraph-261"><text:span text:style-name="p261-1-1">1,300원</text:span></text:p>
                </table:table-cell>
                <table:table-cell table:style-name="Table-14-5-3" table:number-columns-spanned="1" table:number-rows-spanned="1">
                  <text:p text:style-name="Paragraph-262"><text:span text:style-name="p262-1-1">1,450원</text:span></text:p>
                </table:table-cell>
                <table:table-cell table:style-name="Table-14-5-4" table:number-columns-spanned="1" table:number-rows-spanned="1">
                  <text:p text:style-name="Paragraph-263"><text:span text:style-name="p263-1-1">1,300원</text:span></text:p>
                </table:table-cell>
                <table:table-cell table:style-name="Table-14-5-5" table:number-columns-spanned="1" table:number-rows-spanned="1">
                  <text:p text:style-name="Paragraph-264"><text:span text:style-name="p264-1-1">150원</text:span></text:p>
                </table:table-cell>
                <table:table-cell table:style-name="Table-14-5-6" table:number-columns-spanned="1" table:number-rows-spanned="1">
                  <text:p text:style-name="Paragraph-265"><text:span text:style-name="p265-1-1">500원</text:span></text:p>
                </table:table-cell>
                <table:table-cell table:style-name="Table-14-5-7" table:number-columns-spanned="1" table:number-rows-spanned="1">
                  <text:p text:style-name="Paragraph-266"><text:span text:style-name="p266-1-1">1,450원</text:span></text:p>
                </table:table-cell>
                <table:table-cell table:style-name="Table-14-5-8" table:number-columns-spanned="1" table:number-rows-spanned="1">
                  <text:p text:style-name="Paragraph-267"><text:span text:style-name="p267-1-1">0원</text:span></text:p>
                </table:table-cell>
                <table:table-cell table:style-name="Table-14-5-9" table:number-columns-spanned="1" table:number-rows-spanned="1">
                  <text:p text:style-name="Paragraph-268"><text:span text:style-name="p268-1-1">500원</text:span></text:p>
                </table:table-cell>
                <table:table-cell table:style-name="Table-14-5-10" table:number-columns-spanned="1" table:number-rows-spanned="1">
                  <text:p text:style-name="Paragraph-269"><text:span text:style-name="p269-1-1">200원</text:span></text:p>
                </table:table-cell>
                <table:table-cell table:style-name="Table-14-5-11" table:number-columns-spanned="1" table:number-rows-spanned="1">
                  <text:p text:style-name="Paragraph-270"><text:span text:style-name="p270-1-1">2,150원</text:span></text:p>
                </table:table-cell>
              </table:table-row>
              <table:table-row>
                <table:table-cell table:style-name="Table-14-6-1" table:number-columns-spanned="1" table:number-rows-spanned="1">
                  <text:p text:style-name="Paragraph-271"><text:span text:style-name="p271-1-1">청소년</text:span></text:p>
                </table:table-cell>
                <table:table-cell table:style-name="Table-14-6-2" table:number-columns-spanned="1" table:number-rows-spanned="1">
                  <text:p text:style-name="Paragraph-272"><text:span text:style-name="p272-1-1">1,050원</text:span></text:p>
                </table:table-cell>
                <table:table-cell table:style-name="Table-14-6-3" table:number-columns-spanned="1" table:number-rows-spanned="1">
                  <text:p text:style-name="Paragraph-273"><text:span text:style-name="p273-1-1">950원</text:span></text:p>
                </table:table-cell>
                <table:table-cell table:style-name="Table-14-6-4" table:number-columns-spanned="1" table:number-rows-spanned="1">
                  <text:p text:style-name="Paragraph-274"><text:span text:style-name="p274-1-1">1,050원</text:span></text:p>
                </table:table-cell>
                <table:table-cell table:style-name="Table-14-6-5" table:number-columns-spanned="1" table:number-rows-spanned="1">
                  <text:p text:style-name="Paragraph-275"><text:span text:style-name="p275-1-1">0원</text:span></text:p>
                </table:table-cell>
                <table:table-cell table:style-name="Table-14-6-6" table:number-columns-spanned="1" table:number-rows-spanned="1">
                  <text:p text:style-name="Paragraph-276"><text:span text:style-name="p276-1-1">260원</text:span></text:p>
                </table:table-cell>
                <table:table-cell table:style-name="Table-14-6-7" table:number-columns-spanned="1" table:number-rows-spanned="1">
                  <text:p text:style-name="Paragraph-277"><text:span text:style-name="p277-1-1">950원</text:span></text:p>
                </table:table-cell>
                <table:table-cell table:style-name="Table-14-6-8" table:number-columns-spanned="1" table:number-rows-spanned="1">
                  <text:p text:style-name="Paragraph-278"><text:span text:style-name="p278-1-1">100원</text:span></text:p>
                </table:table-cell>
                <table:table-cell table:style-name="Table-14-6-9" table:number-columns-spanned="1" table:number-rows-spanned="1">
                  <text:p text:style-name="Paragraph-279"><text:span text:style-name="p279-1-1">260원</text:span></text:p>
                </table:table-cell>
                <table:table-cell table:style-name="Table-14-6-10" table:number-columns-spanned="1" table:number-rows-spanned="1">
                  <text:p text:style-name="Paragraph-280"><text:span text:style-name="p280-1-1">150원</text:span></text:p>
                </table:table-cell>
                <table:table-cell table:style-name="Table-14-6-11" table:number-columns-spanned="1" table:number-rows-spanned="1">
                  <text:p text:style-name="Paragraph-281"><text:span text:style-name="p281-1-1">1,460원</text:span></text:p>
                </table:table-cell>
              </table:table-row>
              <table:table-row>
                <table:table-cell table:style-name="Table-14-7-1" table:number-columns-spanned="1" table:number-rows-spanned="1">
                  <text:p text:style-name="Paragraph-282"><text:span text:style-name="p282-1-1">어린이</text:span></text:p>
                </table:table-cell>
                <table:table-cell table:style-name="Table-14-7-2" table:number-columns-spanned="1" table:number-rows-spanned="1">
                  <text:p text:style-name="Paragraph-283"><text:span text:style-name="p283-1-1">650원</text:span></text:p>
                </table:table-cell>
                <table:table-cell table:style-name="Table-14-7-3" table:number-columns-spanned="1" table:number-rows-spanned="1">
                  <text:p text:style-name="Paragraph-284"><text:span text:style-name="p284-1-1">700원</text:span></text:p>
                </table:table-cell>
                <table:table-cell table:style-name="Table-14-7-4" table:number-columns-spanned="1" table:number-rows-spanned="1">
                  <text:p text:style-name="Paragraph-285"><text:span text:style-name="p285-1-1">650원</text:span></text:p>
                </table:table-cell>
                <table:table-cell table:style-name="Table-14-7-5" table:number-columns-spanned="1" table:number-rows-spanned="1">
                  <text:p text:style-name="Paragraph-286"><text:span text:style-name="p286-1-1">50원</text:span></text:p>
                </table:table-cell>
                <table:table-cell table:style-name="Table-14-7-6" table:number-columns-spanned="1" table:number-rows-spanned="1">
                  <text:p text:style-name="Paragraph-287"><text:span text:style-name="p287-1-1">100원</text:span></text:p>
                </table:table-cell>
                <table:table-cell table:style-name="Table-14-7-7" table:number-columns-spanned="1" table:number-rows-spanned="1">
                  <text:p text:style-name="Paragraph-288"><text:span text:style-name="p288-1-1">700원</text:span></text:p>
                </table:table-cell>
                <table:table-cell table:style-name="Table-14-7-8" table:number-columns-spanned="1" table:number-rows-spanned="1">
                  <text:p text:style-name="Paragraph-289"><text:span text:style-name="p289-1-1">0원</text:span></text:p>
                </table:table-cell>
                <table:table-cell table:style-name="Table-14-7-9" table:number-columns-spanned="1" table:number-rows-spanned="1">
                  <text:p text:style-name="Paragraph-290"><text:span text:style-name="p290-1-1">100원</text:span></text:p>
                </table:table-cell>
                <table:table-cell table:style-name="Table-14-7-10" table:number-columns-spanned="1" table:number-rows-spanned="1">
                  <text:p text:style-name="Paragraph-291"><text:span text:style-name="p291-1-1">100원</text:span></text:p>
                </table:table-cell>
                <table:table-cell table:style-name="Table-14-7-11" table:number-columns-spanned="1" table:number-rows-spanned="1">
                  <text:p text:style-name="Paragraph-292"><text:span text:style-name="p292-1-1">900원</text:span></text:p>
                </table:table-cell>
              </table:table-row>
              <table:table-row>
                <table:table-cell table:style-name="Table-14-8-1" table:number-columns-spanned="11" table:number-rows-spanned="1">
                  <text:p text:style-name="Paragraph-293"><text:span text:style-name="p293-1-1">※ </text:span><text:span text:style-name="p293-1-2">도시철도 2구간 이용할 경우 추가운임 부과(어른 200원, 청소년 150원, 어린이 100원)</text:span></text:p>
                  <text:p text:style-name="Paragraph-294"><text:span text:style-name="p294-1-2">:</text:span><text:span text:style-name="p294-1-4">환승 시 기준이 되는 운임(</text:span><text:span text:style-name="p294-1-5">가장 운임이 비싼</text:span><text:span text:style-name="p294-1-6"> 교통수단)</text:span></text:p>
                  <table:table table:style-name="Table-15">
                    <table:table-column table:number-columns-repeated="1"/>
                    <table:table-row>
                      <table:table-cell table:style-name="Table-15-1-1" table:number-columns-spanned="1" table:number-rows-spanned="1">
                        <text:p text:style-name="Paragraph-295"/>
                      </table:table-cell>
                    </table:table-row>
                  </table:table>
                  <text:p text:style-name="Paragraph-296"><text:span text:style-name="p296-1-2">:</text:span><text:span text:style-name="p296-1-4">환승 시 지불해야 될 </text:span><text:span text:style-name="p296-1-5">추가</text:span><text:span text:style-name="p296-1-6"> 운임(조정 운임</text:span><text:span text:style-name="p296-1-8">+</text:span><text:span text:style-name="p296-1-10">광역환승료)</text:span></text:p>
                  <table:table table:style-name="Table-16">
                    <table:table-column table:number-columns-repeated="1"/>
                    <table:table-row>
                      <table:table-cell table:style-name="Table-16-1-1" table:number-columns-spanned="1" table:number-rows-spanned="1">
                        <text:p text:style-name="Paragraph-297"/>
                      </table:table-cell>
                    </table:table-row>
                  </table:table>
                </table:table-cell>
              </table:table-row>
            </table:table>
            <text:p text:style-name="Paragraph-298"/>
            <text:p text:style-name="Paragraph-299"/>
            <text:p text:style-name="Paragraph-300"/>
            <text:p text:style-name="Paragraph-301"/>
            <text:p text:style-name="Paragraph-302"/>
            <text:p text:style-name="Paragraph-303"/>
            <text:p text:style-name="Paragraph-304"><text:span text:style-name="p304-1-1">5. 광역환승</text:span><text:span text:style-name="p304-1-2">(부산김해경전철)</text:span><text:span text:style-name="p304-1-3"> 시 운임</text:span></text:p>
            <text:p text:style-name="Paragraph-305"><text:span text:style-name="p305-1-1"> </text:span><text:span text:style-name="p305-1-2">❍ </text:span><text:span text:style-name="p305-1-3">부산김해경전철과 환승 시</text:span><text:span text:style-name="p305-1-4"> </text:span><text:span text:style-name="p305-1-5">광역환승운임</text:span><text:span text:style-name="p305-1-6"> 적용</text:span></text:p>
            <text:p text:style-name="Paragraph-306"><text:span text:style-name="p306-1-1"> </text:span><text:span text:style-name="p306-1-2">   </text:span><text:span text:style-name="p306-1-3">※ </text:span><text:span text:style-name="p306-1-4">부산김해경전철, 동해선 간 환승</text:span><text:span text:style-name="p306-1-5"> </text:span><text:span text:style-name="p306-1-6">미적용</text:span></text:p>
            <text:p text:style-name="Paragraph-307"/>
            <table:table table:style-name="Table-17">
              <table:table-column table:number-columns-repeated="10"/>
              <table:table-row>
                <table:table-cell table:style-name="Table-17-1-1" table:number-columns-spanned="10" table:number-rows-spanned="1">
                  <text:p text:style-name="Paragraph-308"><text:span text:style-name="p308-1-1">❍ </text:span><text:span text:style-name="p308-1-2">도시철도, 부산김해경전철 간 환승 시 요금</text:span><text:span text:style-name="p308-1-3">(도시철도, 경전철 1구간 이용)</text:span></text:p>
                </table:table-cell>
              </table:table-row>
              <table:table-row>
                <table:table-cell table:style-name="Table-17-2-1" table:number-columns-spanned="1" table:number-rows-spanned="3">
                  <text:p text:style-name="Paragraph-309"><text:span text:style-name="p309-1-1">고객별</text:span></text:p>
                </table:table-cell>
                <table:table-cell table:style-name="Table-17-2-2" table:number-columns-spanned="2" table:number-rows-spanned="1">
                  <text:p text:style-name="Paragraph-310"><text:span text:style-name="p310-1-1">기본운임</text:span></text:p>
                </table:table-cell>
                <table:table-cell table:style-name="Table-17-2-3" table:number-columns-spanned="3" table:number-rows-spanned="1">
                  <text:p text:style-name="Paragraph-311"><text:span text:style-name="p311-1-1">도시철도 </text:span><text:span text:style-name="p311-1-2">⇨</text:span><text:span text:style-name="p311-1-3"> 김해경전철</text:span></text:p>
                </table:table-cell>
                <table:table-cell table:style-name="Table-17-2-4" table:number-columns-spanned="3" table:number-rows-spanned="1">
                  <text:p text:style-name="Paragraph-312"><text:span text:style-name="p312-1-1">김해경전철 </text:span><text:span text:style-name="p312-1-2">⇨</text:span><text:span text:style-name="p312-1-3"> 도시철도</text:span></text:p>
                </table:table-cell>
                <table:table-cell table:style-name="Table-17-2-5" table:number-columns-spanned="1" table:number-rows-spanned="3">
                  <text:p text:style-name="Paragraph-313"><text:span text:style-name="p313-1-1">총운임</text:span></text:p>
                </table:table-cell>
              </table:table-row>
              <table:table-row>
                <table:table-cell table:style-name="Table-17-3-1" table:number-columns-spanned="1" table:number-rows-spanned="2">
                  <text:p text:style-name="Paragraph-314"><text:span text:style-name="p314-1-1">도시철도</text:span></text:p>
                  <text:p text:style-name="Paragraph-315"><text:span text:style-name="p315-1-1">(1구간)</text:span></text:p>
                </table:table-cell>
                <table:table-cell table:style-name="Table-17-3-2" table:number-columns-spanned="1" table:number-rows-spanned="2">
                  <text:p text:style-name="Paragraph-316"><text:span text:style-name="p316-1-1">김해경전철</text:span></text:p>
                  <text:p text:style-name="Paragraph-317"><text:span text:style-name="p317-1-1">(1구간)</text:span></text:p>
                </table:table-cell>
                <table:table-cell table:style-name="Table-17-3-3" table:number-columns-spanned="1" table:number-rows-spanned="2">
                  <text:p text:style-name="Paragraph-318"><text:span text:style-name="p318-1-1">도시철도</text:span></text:p>
                  <text:p text:style-name="Paragraph-319"><text:span text:style-name="p319-1-1">(1구간)</text:span></text:p>
                </table:table-cell>
                <table:table-cell table:style-name="Table-17-3-4" table:number-columns-spanned="2" table:number-rows-spanned="1">
                  <text:p text:style-name="Paragraph-320"><text:span text:style-name="p320-1-1">김해경전철</text:span><text:span text:style-name="p320-1-2">(1구간)</text:span></text:p>
                </table:table-cell>
                <table:table-cell table:style-name="Table-17-3-5" table:number-columns-spanned="1" table:number-rows-spanned="2">
                  <text:p text:style-name="Paragraph-321"><text:span text:style-name="p321-1-1">김해경전철</text:span></text:p>
                  <text:p text:style-name="Paragraph-322"><text:span text:style-name="p322-1-1">(1구간)</text:span></text:p>
                </table:table-cell>
                <table:table-cell table:style-name="Table-17-3-6" table:number-columns-spanned="2" table:number-rows-spanned="1">
                  <text:p text:style-name="Paragraph-323"><text:span text:style-name="p323-1-1">도시철도</text:span><text:span text:style-name="p323-1-2">(1구간)</text:span></text:p>
                </table:table-cell>
              </table:table-row>
              <table:table-row>
                <table:table-cell table:style-name="Table-17-4-1" table:number-columns-spanned="1" table:number-rows-spanned="1">
                  <text:p text:style-name="Paragraph-324"><text:span text:style-name="p324-1-1">운임조정</text:span></text:p>
                </table:table-cell>
                <table:table-cell table:style-name="Table-17-4-2" table:number-columns-spanned="1" table:number-rows-spanned="1">
                  <text:p text:style-name="Paragraph-325"><text:span text:style-name="p325-1-1">광역환승료</text:span></text:p>
                </table:table-cell>
                <table:table-cell table:style-name="Table-17-4-3" table:number-columns-spanned="1" table:number-rows-spanned="1">
                  <text:p text:style-name="Paragraph-326"><text:span text:style-name="p326-1-1">운임조정</text:span></text:p>
                </table:table-cell>
                <table:table-cell table:style-name="Table-17-4-4" table:number-columns-spanned="1" table:number-rows-spanned="1">
                  <text:p text:style-name="Paragraph-327"><text:span text:style-name="p327-1-1">광역환승료</text:span></text:p>
                </table:table-cell>
              </table:table-row>
              <table:table-row>
                <table:table-cell table:style-name="Table-17-5-1" table:number-columns-spanned="1" table:number-rows-spanned="1">
                  <text:p text:style-name="Paragraph-328"><text:span text:style-name="p328-1-1">어른</text:span></text:p>
                </table:table-cell>
                <table:table-cell table:style-name="Table-17-5-2" table:number-columns-spanned="1" table:number-rows-spanned="1">
                  <text:p text:style-name="Paragraph-329"><text:span text:style-name="p329-1-1">1,300원</text:span></text:p>
                </table:table-cell>
                <table:table-cell table:style-name="Table-17-5-3" table:number-columns-spanned="1" table:number-rows-spanned="1">
                  <text:p text:style-name="Paragraph-330"><text:span text:style-name="p330-1-1">1,300원</text:span></text:p>
                </table:table-cell>
                <table:table-cell table:style-name="Table-17-5-4" table:number-columns-spanned="1" table:number-rows-spanned="1">
                  <text:p text:style-name="Paragraph-331"><text:span text:style-name="p331-1-1">1,300원</text:span></text:p>
                </table:table-cell>
                <table:table-cell table:style-name="Table-17-5-5" table:number-columns-spanned="1" table:number-rows-spanned="1">
                  <text:p text:style-name="Paragraph-332"><text:span text:style-name="p332-1-1">0원</text:span></text:p>
                </table:table-cell>
                <table:table-cell table:style-name="Table-17-5-6" table:number-columns-spanned="1" table:number-rows-spanned="1">
                  <text:p text:style-name="Paragraph-333"><text:span text:style-name="p333-1-1">500원</text:span></text:p>
                </table:table-cell>
                <table:table-cell table:style-name="Table-17-5-7" table:number-columns-spanned="1" table:number-rows-spanned="1">
                  <text:p text:style-name="Paragraph-334"><text:span text:style-name="p334-1-1">1,300원</text:span></text:p>
                </table:table-cell>
                <table:table-cell table:style-name="Table-17-5-8" table:number-columns-spanned="1" table:number-rows-spanned="1">
                  <text:p text:style-name="Paragraph-335"><text:span text:style-name="p335-1-1">0원</text:span></text:p>
                </table:table-cell>
                <table:table-cell table:style-name="Table-17-5-9" table:number-columns-spanned="1" table:number-rows-spanned="1">
                  <text:p text:style-name="Paragraph-336"><text:span text:style-name="p336-1-1">500원</text:span></text:p>
                </table:table-cell>
                <table:table-cell table:style-name="Table-17-5-10" table:number-columns-spanned="1" table:number-rows-spanned="1">
                  <text:p text:style-name="Paragraph-337"><text:span text:style-name="p337-1-1">1,800원</text:span></text:p>
                </table:table-cell>
              </table:table-row>
              <table:table-row>
                <table:table-cell table:style-name="Table-17-6-1" table:number-columns-spanned="1" table:number-rows-spanned="1">
                  <text:p text:style-name="Paragraph-338"><text:span text:style-name="p338-1-1">청소년</text:span></text:p>
                </table:table-cell>
                <table:table-cell table:style-name="Table-17-6-2" table:number-columns-spanned="1" table:number-rows-spanned="1">
                  <text:p text:style-name="Paragraph-339"><text:span text:style-name="p339-1-1">1,050원</text:span></text:p>
                </table:table-cell>
                <table:table-cell table:style-name="Table-17-6-3" table:number-columns-spanned="1" table:number-rows-spanned="1">
                  <text:p text:style-name="Paragraph-340"><text:span text:style-name="p340-1-1">1,000원</text:span></text:p>
                </table:table-cell>
                <table:table-cell table:style-name="Table-17-6-4" table:number-columns-spanned="1" table:number-rows-spanned="1">
                  <text:p text:style-name="Paragraph-341"><text:span text:style-name="p341-1-1">1,050원</text:span></text:p>
                </table:table-cell>
                <table:table-cell table:style-name="Table-17-6-5" table:number-columns-spanned="1" table:number-rows-spanned="1">
                  <text:p text:style-name="Paragraph-342"><text:span text:style-name="p342-1-1">0원</text:span></text:p>
                </table:table-cell>
                <table:table-cell table:style-name="Table-17-6-6" table:number-columns-spanned="1" table:number-rows-spanned="1">
                  <text:p text:style-name="Paragraph-343"><text:span text:style-name="p343-1-1">260원</text:span></text:p>
                </table:table-cell>
                <table:table-cell table:style-name="Table-17-6-7" table:number-columns-spanned="1" table:number-rows-spanned="1">
                  <text:p text:style-name="Paragraph-344"><text:span text:style-name="p344-1-1">1,000원</text:span></text:p>
                </table:table-cell>
                <table:table-cell table:style-name="Table-17-6-8" table:number-columns-spanned="1" table:number-rows-spanned="1">
                  <text:p text:style-name="Paragraph-345"><text:span text:style-name="p345-1-1">50원</text:span></text:p>
                </table:table-cell>
                <table:table-cell table:style-name="Table-17-6-9" table:number-columns-spanned="1" table:number-rows-spanned="1">
                  <text:p text:style-name="Paragraph-346"><text:span text:style-name="p346-1-1">260원</text:span></text:p>
                </table:table-cell>
                <table:table-cell table:style-name="Table-17-6-10" table:number-columns-spanned="1" table:number-rows-spanned="1">
                  <text:p text:style-name="Paragraph-347"><text:span text:style-name="p347-1-1">1,310원</text:span></text:p>
                </table:table-cell>
              </table:table-row>
              <table:table-row>
                <table:table-cell table:style-name="Table-17-7-1" table:number-columns-spanned="1" table:number-rows-spanned="1">
                  <text:p text:style-name="Paragraph-348"><text:span text:style-name="p348-1-1">어린이</text:span></text:p>
                </table:table-cell>
                <table:table-cell table:style-name="Table-17-7-2" table:number-columns-spanned="1" table:number-rows-spanned="1">
                  <text:p text:style-name="Paragraph-349"><text:span text:style-name="p349-1-1">650원</text:span></text:p>
                </table:table-cell>
                <table:table-cell table:style-name="Table-17-7-3" table:number-columns-spanned="1" table:number-rows-spanned="1">
                  <text:p text:style-name="Paragraph-350"><text:span text:style-name="p350-1-1">650원</text:span></text:p>
                </table:table-cell>
                <table:table-cell table:style-name="Table-17-7-4" table:number-columns-spanned="1" table:number-rows-spanned="1">
                  <text:p text:style-name="Paragraph-351"><text:span text:style-name="p351-1-1">650원</text:span></text:p>
                </table:table-cell>
                <table:table-cell table:style-name="Table-17-7-5" table:number-columns-spanned="1" table:number-rows-spanned="1">
                  <text:p text:style-name="Paragraph-352"><text:span text:style-name="p352-1-1">0원</text:span></text:p>
                </table:table-cell>
                <table:table-cell table:style-name="Table-17-7-6" table:number-columns-spanned="1" table:number-rows-spanned="1">
                  <text:p text:style-name="Paragraph-353"><text:span text:style-name="p353-1-1">100원</text:span></text:p>
                </table:table-cell>
                <table:table-cell table:style-name="Table-17-7-7" table:number-columns-spanned="1" table:number-rows-spanned="1">
                  <text:p text:style-name="Paragraph-354"><text:span text:style-name="p354-1-1">650원</text:span></text:p>
                </table:table-cell>
                <table:table-cell table:style-name="Table-17-7-8" table:number-columns-spanned="1" table:number-rows-spanned="1">
                  <text:p text:style-name="Paragraph-355"><text:span text:style-name="p355-1-1">0원</text:span></text:p>
                </table:table-cell>
                <table:table-cell table:style-name="Table-17-7-9" table:number-columns-spanned="1" table:number-rows-spanned="1">
                  <text:p text:style-name="Paragraph-356"><text:span text:style-name="p356-1-1">100원</text:span></text:p>
                </table:table-cell>
                <table:table-cell table:style-name="Table-17-7-10" table:number-columns-spanned="1" table:number-rows-spanned="1">
                  <text:p text:style-name="Paragraph-357"><text:span text:style-name="p357-1-1">750원</text:span></text:p>
                </table:table-cell>
              </table:table-row>
              <table:table-row>
                <table:table-cell table:style-name="Table-17-8-1" table:number-columns-spanned="10" table:number-rows-spanned="1">
                  <text:p text:style-name="Paragraph-358"><text:span text:style-name="p358-1-1">※ </text:span><text:span text:style-name="p358-1-2">도시철도 2구간 이용할 경우 추가운임 부과(어른 200원, 청소년 150원, 어린이 100원)</text:span></text:p>
                  <text:p text:style-name="Paragraph-359"><text:span text:style-name="p359-1-2">:</text:span><text:span text:style-name="p359-1-4">환승 시 기준이 되는 운임(</text:span><text:span text:style-name="p359-1-5">가장 운임이 비싼</text:span><text:span text:style-name="p359-1-6"> 교통수단)</text:span></text:p>
                  <table:table table:style-name="Table-18">
                    <table:table-column table:number-columns-repeated="1"/>
                    <table:table-row>
                      <table:table-cell table:style-name="Table-18-1-1" table:number-columns-spanned="1" table:number-rows-spanned="1">
                        <text:p text:style-name="Paragraph-360"/>
                      </table:table-cell>
                    </table:table-row>
                  </table:table>
                  <text:p text:style-name="Paragraph-361"><text:span text:style-name="p361-1-2">:</text:span><text:span text:style-name="p361-1-4">환승 시 지불해야 될 </text:span><text:span text:style-name="p361-1-5">추가</text:span><text:span text:style-name="p361-1-6"> 운임(조정 운임</text:span><text:span text:style-name="p361-1-8">+</text:span><text:span text:style-name="p361-1-10">광역환승료)</text:span></text:p>
                  <table:table table:style-name="Table-19">
                    <table:table-column table:number-columns-repeated="1"/>
                    <table:table-row>
                      <table:table-cell table:style-name="Table-19-1-1" table:number-columns-spanned="1" table:number-rows-spanned="1">
                        <text:p text:style-name="Paragraph-362"/>
                      </table:table-cell>
                    </table:table-row>
                  </table:table>
                </table:table-cell>
              </table:table-row>
            </table:table>
            <text:p text:style-name="Paragraph-363"/>
            <table:table table:style-name="Table-20">
              <table:table-column table:number-columns-repeated="11"/>
              <table:table-row>
                <table:table-cell table:style-name="Table-20-1-1" table:number-columns-spanned="11" table:number-rows-spanned="1">
                  <text:p text:style-name="Paragraph-364"><text:span text:style-name="p364-1-1">❍ </text:span><text:span text:style-name="p364-1-2">도시철도, 부산김해경전철 간 환승 시 요금</text:span><text:span text:style-name="p364-1-3">(도시철도, 경전철 중 한 노선에서 2구간 이용)</text:span></text:p>
                </table:table-cell>
              </table:table-row>
              <table:table-row>
                <table:table-cell table:style-name="Table-20-2-1" table:number-columns-spanned="1" table:number-rows-spanned="3">
                  <text:p text:style-name="Paragraph-365"><text:span text:style-name="p365-1-1">고객별</text:span></text:p>
                </table:table-cell>
                <table:table-cell table:style-name="Table-20-2-2" table:number-columns-spanned="2" table:number-rows-spanned="1">
                  <text:p text:style-name="Paragraph-366"><text:span text:style-name="p366-1-1">기본운임</text:span></text:p>
                </table:table-cell>
                <table:table-cell table:style-name="Table-20-2-3" table:number-columns-spanned="3" table:number-rows-spanned="1">
                  <text:p text:style-name="Paragraph-367"><text:span text:style-name="p367-1-1">도시철도 </text:span><text:span text:style-name="p367-1-2">⇨</text:span><text:span text:style-name="p367-1-3"> 김해경전철</text:span></text:p>
                </table:table-cell>
                <table:table-cell table:style-name="Table-20-2-4" table:number-columns-spanned="3" table:number-rows-spanned="1">
                  <text:p text:style-name="Paragraph-368"><text:span text:style-name="p368-1-1">김해경전철 </text:span><text:span text:style-name="p368-1-2">⇨</text:span><text:span text:style-name="p368-1-3"> 도시철도</text:span></text:p>
                </table:table-cell>
                <table:table-cell table:style-name="Table-20-2-5" table:number-columns-spanned="1" table:number-rows-spanned="3">
                  <text:p text:style-name="Paragraph-369"><text:span text:style-name="p369-1-1">2구간 이용</text:span></text:p>
                  <text:p text:style-name="Paragraph-370"><text:span text:style-name="p370-1-1">추가 운임</text:span></text:p>
                </table:table-cell>
                <table:table-cell table:style-name="Table-20-2-6" table:number-columns-spanned="1" table:number-rows-spanned="3">
                  <text:p text:style-name="Paragraph-371"><text:span text:style-name="p371-1-1">총운임</text:span></text:p>
                </table:table-cell>
              </table:table-row>
              <table:table-row>
                <table:table-cell table:style-name="Table-20-3-1" table:number-columns-spanned="1" table:number-rows-spanned="2">
                  <text:p text:style-name="Paragraph-372"><text:span text:style-name="p372-1-1">도시철도</text:span></text:p>
                  <text:p text:style-name="Paragraph-373"><text:span text:style-name="p373-1-1">(1구간)</text:span></text:p>
                </table:table-cell>
                <table:table-cell table:style-name="Table-20-3-2" table:number-columns-spanned="1" table:number-rows-spanned="2">
                  <text:p text:style-name="Paragraph-374"><text:span text:style-name="p374-1-1">김해경전철</text:span></text:p>
                  <text:p text:style-name="Paragraph-375"><text:span text:style-name="p375-1-1">(1구간)</text:span></text:p>
                </table:table-cell>
                <table:table-cell table:style-name="Table-20-3-3" table:number-columns-spanned="1" table:number-rows-spanned="2">
                  <text:p text:style-name="Paragraph-376"><text:span text:style-name="p376-1-1">도시철도</text:span></text:p>
                  <text:p text:style-name="Paragraph-377"><text:span text:style-name="p377-1-1">기본운임</text:span></text:p>
                </table:table-cell>
                <table:table-cell table:style-name="Table-20-3-4" table:number-columns-spanned="2" table:number-rows-spanned="1">
                  <text:p text:style-name="Paragraph-378"><text:span text:style-name="p378-1-1">김해경전철</text:span></text:p>
                </table:table-cell>
                <table:table-cell table:style-name="Table-20-3-5" table:number-columns-spanned="1" table:number-rows-spanned="2">
                  <text:p text:style-name="Paragraph-379"><text:span text:style-name="p379-1-1">경전철</text:span></text:p>
                  <text:p text:style-name="Paragraph-380"><text:span text:style-name="p380-1-1">기본운임</text:span></text:p>
                </table:table-cell>
                <table:table-cell table:style-name="Table-20-3-6" table:number-columns-spanned="2" table:number-rows-spanned="1">
                  <text:p text:style-name="Paragraph-381"><text:span text:style-name="p381-1-1">도시철도</text:span></text:p>
                </table:table-cell>
              </table:table-row>
              <table:table-row>
                <table:table-cell table:style-name="Table-20-4-1" table:number-columns-spanned="1" table:number-rows-spanned="1">
                  <text:p text:style-name="Paragraph-382"><text:span text:style-name="p382-1-1">운임조정</text:span></text:p>
                </table:table-cell>
                <table:table-cell table:style-name="Table-20-4-2" table:number-columns-spanned="1" table:number-rows-spanned="1">
                  <text:p text:style-name="Paragraph-383"><text:span text:style-name="p383-1-1">광역환승료</text:span></text:p>
                </table:table-cell>
                <table:table-cell table:style-name="Table-20-4-3" table:number-columns-spanned="1" table:number-rows-spanned="1">
                  <text:p text:style-name="Paragraph-384"><text:span text:style-name="p384-1-1">운임조정</text:span></text:p>
                </table:table-cell>
                <table:table-cell table:style-name="Table-20-4-4" table:number-columns-spanned="1" table:number-rows-spanned="1">
                  <text:p text:style-name="Paragraph-385"><text:span text:style-name="p385-1-1">광역환승료</text:span></text:p>
                </table:table-cell>
              </table:table-row>
              <table:table-row>
                <table:table-cell table:style-name="Table-20-5-1" table:number-columns-spanned="1" table:number-rows-spanned="1">
                  <text:p text:style-name="Paragraph-386"><text:span text:style-name="p386-1-1">어른</text:span></text:p>
                </table:table-cell>
                <table:table-cell table:style-name="Table-20-5-2" table:number-columns-spanned="1" table:number-rows-spanned="1">
                  <text:p text:style-name="Paragraph-387"><text:span text:style-name="p387-1-1">1,300원</text:span></text:p>
                </table:table-cell>
                <table:table-cell table:style-name="Table-20-5-3" table:number-columns-spanned="1" table:number-rows-spanned="1">
                  <text:p text:style-name="Paragraph-388"><text:span text:style-name="p388-1-1">1,300원</text:span></text:p>
                </table:table-cell>
                <table:table-cell table:style-name="Table-20-5-4" table:number-columns-spanned="1" table:number-rows-spanned="1">
                  <text:p text:style-name="Paragraph-389"><text:span text:style-name="p389-1-1">1,300원</text:span></text:p>
                </table:table-cell>
                <table:table-cell table:style-name="Table-20-5-5" table:number-columns-spanned="1" table:number-rows-spanned="1">
                  <text:p text:style-name="Paragraph-390"><text:span text:style-name="p390-1-1">0원</text:span></text:p>
                </table:table-cell>
                <table:table-cell table:style-name="Table-20-5-6" table:number-columns-spanned="1" table:number-rows-spanned="1">
                  <text:p text:style-name="Paragraph-391"><text:span text:style-name="p391-1-1">500원</text:span></text:p>
                </table:table-cell>
                <table:table-cell table:style-name="Table-20-5-7" table:number-columns-spanned="1" table:number-rows-spanned="1">
                  <text:p text:style-name="Paragraph-392"><text:span text:style-name="p392-1-1">1,300원</text:span></text:p>
                </table:table-cell>
                <table:table-cell table:style-name="Table-20-5-8" table:number-columns-spanned="1" table:number-rows-spanned="1">
                  <text:p text:style-name="Paragraph-393"><text:span text:style-name="p393-1-1">0원</text:span></text:p>
                </table:table-cell>
                <table:table-cell table:style-name="Table-20-5-9" table:number-columns-spanned="1" table:number-rows-spanned="1">
                  <text:p text:style-name="Paragraph-394"><text:span text:style-name="p394-1-1">500원</text:span></text:p>
                </table:table-cell>
                <table:table-cell table:style-name="Table-20-5-10" table:number-columns-spanned="1" table:number-rows-spanned="1">
                  <text:p text:style-name="Paragraph-395"><text:span text:style-name="p395-1-1">200원</text:span></text:p>
                </table:table-cell>
                <table:table-cell table:style-name="Table-20-5-11" table:number-columns-spanned="1" table:number-rows-spanned="1">
                  <text:p text:style-name="Paragraph-396"><text:span text:style-name="p396-1-1">2,000원</text:span></text:p>
                </table:table-cell>
              </table:table-row>
              <table:table-row>
                <table:table-cell table:style-name="Table-20-6-1" table:number-columns-spanned="1" table:number-rows-spanned="1">
                  <text:p text:style-name="Paragraph-397"><text:span text:style-name="p397-1-1">청소년</text:span></text:p>
                </table:table-cell>
                <table:table-cell table:style-name="Table-20-6-2" table:number-columns-spanned="1" table:number-rows-spanned="1">
                  <text:p text:style-name="Paragraph-398"><text:span text:style-name="p398-1-1">1,050원</text:span></text:p>
                </table:table-cell>
                <table:table-cell table:style-name="Table-20-6-3" table:number-columns-spanned="1" table:number-rows-spanned="1">
                  <text:p text:style-name="Paragraph-399"><text:span text:style-name="p399-1-1">1,000원</text:span></text:p>
                </table:table-cell>
                <table:table-cell table:style-name="Table-20-6-4" table:number-columns-spanned="1" table:number-rows-spanned="1">
                  <text:p text:style-name="Paragraph-400"><text:span text:style-name="p400-1-1">1,050원</text:span></text:p>
                </table:table-cell>
                <table:table-cell table:style-name="Table-20-6-5" table:number-columns-spanned="1" table:number-rows-spanned="1">
                  <text:p text:style-name="Paragraph-401"><text:span text:style-name="p401-1-1">0원</text:span></text:p>
                </table:table-cell>
                <table:table-cell table:style-name="Table-20-6-6" table:number-columns-spanned="1" table:number-rows-spanned="1">
                  <text:p text:style-name="Paragraph-402"><text:span text:style-name="p402-1-1">260원</text:span></text:p>
                </table:table-cell>
                <table:table-cell table:style-name="Table-20-6-7" table:number-columns-spanned="1" table:number-rows-spanned="1">
                  <text:p text:style-name="Paragraph-403"><text:span text:style-name="p403-1-1">1,000원</text:span></text:p>
                </table:table-cell>
                <table:table-cell table:style-name="Table-20-6-8" table:number-columns-spanned="1" table:number-rows-spanned="1">
                  <text:p text:style-name="Paragraph-404"><text:span text:style-name="p404-1-1">50원</text:span></text:p>
                </table:table-cell>
                <table:table-cell table:style-name="Table-20-6-9" table:number-columns-spanned="1" table:number-rows-spanned="1">
                  <text:p text:style-name="Paragraph-405"><text:span text:style-name="p405-1-1">260원</text:span></text:p>
                </table:table-cell>
                <table:table-cell table:style-name="Table-20-6-10" table:number-columns-spanned="1" table:number-rows-spanned="1">
                  <text:p text:style-name="Paragraph-406"><text:span text:style-name="p406-1-1">150원</text:span></text:p>
                </table:table-cell>
                <table:table-cell table:style-name="Table-20-6-11" table:number-columns-spanned="1" table:number-rows-spanned="1">
                  <text:p text:style-name="Paragraph-407"><text:span text:style-name="p407-1-1">1,460원</text:span></text:p>
                </table:table-cell>
              </table:table-row>
              <table:table-row>
                <table:table-cell table:style-name="Table-20-7-1" table:number-columns-spanned="1" table:number-rows-spanned="1">
                  <text:p text:style-name="Paragraph-408"><text:span text:style-name="p408-1-1">어린이</text:span></text:p>
                </table:table-cell>
                <table:table-cell table:style-name="Table-20-7-2" table:number-columns-spanned="1" table:number-rows-spanned="1">
                  <text:p text:style-name="Paragraph-409"><text:span text:style-name="p409-1-1">650원</text:span></text:p>
                </table:table-cell>
                <table:table-cell table:style-name="Table-20-7-3" table:number-columns-spanned="1" table:number-rows-spanned="1">
                  <text:p text:style-name="Paragraph-410"><text:span text:style-name="p410-1-1">650원</text:span></text:p>
                </table:table-cell>
                <table:table-cell table:style-name="Table-20-7-4" table:number-columns-spanned="1" table:number-rows-spanned="1">
                  <text:p text:style-name="Paragraph-411"><text:span text:style-name="p411-1-1">650원</text:span></text:p>
                </table:table-cell>
                <table:table-cell table:style-name="Table-20-7-5" table:number-columns-spanned="1" table:number-rows-spanned="1">
                  <text:p text:style-name="Paragraph-412"><text:span text:style-name="p412-1-1">0원</text:span></text:p>
                </table:table-cell>
                <table:table-cell table:style-name="Table-20-7-6" table:number-columns-spanned="1" table:number-rows-spanned="1">
                  <text:p text:style-name="Paragraph-413"><text:span text:style-name="p413-1-1">100원</text:span></text:p>
                </table:table-cell>
                <table:table-cell table:style-name="Table-20-7-7" table:number-columns-spanned="1" table:number-rows-spanned="1">
                  <text:p text:style-name="Paragraph-414"><text:span text:style-name="p414-1-1">650원</text:span></text:p>
                </table:table-cell>
                <table:table-cell table:style-name="Table-20-7-8" table:number-columns-spanned="1" table:number-rows-spanned="1">
                  <text:p text:style-name="Paragraph-415"><text:span text:style-name="p415-1-1">0원</text:span></text:p>
                </table:table-cell>
                <table:table-cell table:style-name="Table-20-7-9" table:number-columns-spanned="1" table:number-rows-spanned="1">
                  <text:p text:style-name="Paragraph-416"><text:span text:style-name="p416-1-1">100원</text:span></text:p>
                </table:table-cell>
                <table:table-cell table:style-name="Table-20-7-10" table:number-columns-spanned="1" table:number-rows-spanned="1">
                  <text:p text:style-name="Paragraph-417"><text:span text:style-name="p417-1-1">100원</text:span></text:p>
                </table:table-cell>
                <table:table-cell table:style-name="Table-20-7-11" table:number-columns-spanned="1" table:number-rows-spanned="1">
                  <text:p text:style-name="Paragraph-418"><text:span text:style-name="p418-1-1">850원</text:span></text:p>
                </table:table-cell>
              </table:table-row>
              <table:table-row>
                <table:table-cell table:style-name="Table-20-8-1" table:number-columns-spanned="11" table:number-rows-spanned="1">
                  <text:p text:style-name="Paragraph-419"><text:span text:style-name="p419-1-1">※ </text:span><text:span text:style-name="p419-1-2">도시철도, 부산김해경전철 2구간 이용 시 추가운임 발생(어른 200원, 청소년 150원, 어린이 100원)</text:span></text:p>
                  <text:p text:style-name="Paragraph-420"><text:span text:style-name="p420-1-2">:</text:span><text:span text:style-name="p420-1-4">환승 시 기준이 되는 운임(</text:span><text:span text:style-name="p420-1-5">가장 운임이 비싼</text:span><text:span text:style-name="p420-1-6"> 교통수단)</text:span></text:p>
                  <table:table table:style-name="Table-21">
                    <table:table-column table:number-columns-repeated="1"/>
                    <table:table-row>
                      <table:table-cell table:style-name="Table-21-1-1" table:number-columns-spanned="1" table:number-rows-spanned="1">
                        <text:p text:style-name="Paragraph-421"/>
                      </table:table-cell>
                    </table:table-row>
                  </table:table>
                  <text:p text:style-name="Paragraph-422"><text:span text:style-name="p422-1-2">:</text:span><text:span text:style-name="p422-1-4">환승 시 지불해야 될 </text:span><text:span text:style-name="p422-1-5">추가</text:span><text:span text:style-name="p422-1-6"> 운임(조정 운임</text:span><text:span text:style-name="p422-1-8">+</text:span><text:span text:style-name="p422-1-10">광역환승료)</text:span></text:p>
                  <table:table table:style-name="Table-22">
                    <table:table-column table:number-columns-repeated="1"/>
                    <table:table-row>
                      <table:table-cell table:style-name="Table-22-1-1" table:number-columns-spanned="1" table:number-rows-spanned="1">
                        <text:p text:style-name="Paragraph-423"/>
                      </table:table-cell>
                    </table:table-row>
                  </table:table>
                </table:table-cell>
              </table:table-row>
            </table:table>
            <text:p text:style-name="Paragraph-424"/>
            <table:table table:style-name="Table-23">
              <table:table-column table:number-columns-repeated="11"/>
              <table:table-row>
                <table:table-cell table:style-name="Table-23-1-1" table:number-columns-spanned="11" table:number-rows-spanned="1">
                  <text:p text:style-name="Paragraph-425"><text:span text:style-name="p425-1-1">❍ </text:span><text:span text:style-name="p425-1-2">도시철도, 부산김해경전철 간 환승 시 요금</text:span><text:span text:style-name="p425-1-3">(도시철도, 경전철 모두 2구간 이용)</text:span></text:p>
                </table:table-cell>
              </table:table-row>
              <table:table-row>
                <table:table-cell table:style-name="Table-23-2-1" table:number-columns-spanned="1" table:number-rows-spanned="3">
                  <text:p text:style-name="Paragraph-426"><text:span text:style-name="p426-1-1">고객별</text:span></text:p>
                </table:table-cell>
                <table:table-cell table:style-name="Table-23-2-2" table:number-columns-spanned="2" table:number-rows-spanned="1">
                  <text:p text:style-name="Paragraph-427"><text:span text:style-name="p427-1-1">기본운임</text:span></text:p>
                </table:table-cell>
                <table:table-cell table:style-name="Table-23-2-3" table:number-columns-spanned="3" table:number-rows-spanned="1">
                  <text:p text:style-name="Paragraph-428"><text:span text:style-name="p428-1-1">도시철도 </text:span><text:span text:style-name="p428-1-2">⇨</text:span><text:span text:style-name="p428-1-3"> 김해경전철</text:span></text:p>
                </table:table-cell>
                <table:table-cell table:style-name="Table-23-2-4" table:number-columns-spanned="3" table:number-rows-spanned="1">
                  <text:p text:style-name="Paragraph-429"><text:span text:style-name="p429-1-1">김해경전철 </text:span><text:span text:style-name="p429-1-2">⇨</text:span><text:span text:style-name="p429-1-3"> 도시철도</text:span></text:p>
                </table:table-cell>
                <table:table-cell table:style-name="Table-23-2-5" table:number-columns-spanned="1" table:number-rows-spanned="3">
                  <text:p text:style-name="Paragraph-430"><text:span text:style-name="p430-1-1">2구간 이용</text:span></text:p>
                  <text:p text:style-name="Paragraph-431"><text:span text:style-name="p431-1-1">추가 운임</text:span></text:p>
                </table:table-cell>
                <table:table-cell table:style-name="Table-23-2-6" table:number-columns-spanned="1" table:number-rows-spanned="3">
                  <text:p text:style-name="Paragraph-432"><text:span text:style-name="p432-1-1">총운임</text:span></text:p>
                </table:table-cell>
              </table:table-row>
              <table:table-row>
                <table:table-cell table:style-name="Table-23-3-1" table:number-columns-spanned="1" table:number-rows-spanned="2">
                  <text:p text:style-name="Paragraph-433"><text:span text:style-name="p433-1-1">도시철도</text:span></text:p>
                  <text:p text:style-name="Paragraph-434"><text:span text:style-name="p434-1-1">(1구간)</text:span></text:p>
                </table:table-cell>
                <table:table-cell table:style-name="Table-23-3-2" table:number-columns-spanned="1" table:number-rows-spanned="2">
                  <text:p text:style-name="Paragraph-435"><text:span text:style-name="p435-1-1">김해경전철</text:span></text:p>
                  <text:p text:style-name="Paragraph-436"><text:span text:style-name="p436-1-1">(1구간)</text:span></text:p>
                </table:table-cell>
                <table:table-cell table:style-name="Table-23-3-3" table:number-columns-spanned="1" table:number-rows-spanned="2">
                  <text:p text:style-name="Paragraph-437"><text:span text:style-name="p437-1-1">도시철도</text:span></text:p>
                  <text:p text:style-name="Paragraph-438"><text:span text:style-name="p438-1-1">기본운임</text:span></text:p>
                </table:table-cell>
                <table:table-cell table:style-name="Table-23-3-4" table:number-columns-spanned="2" table:number-rows-spanned="1">
                  <text:p text:style-name="Paragraph-439"><text:span text:style-name="p439-1-1">김해경전철</text:span></text:p>
                </table:table-cell>
                <table:table-cell table:style-name="Table-23-3-5" table:number-columns-spanned="1" table:number-rows-spanned="2">
                  <text:p text:style-name="Paragraph-440"><text:span text:style-name="p440-1-1">경전철</text:span></text:p>
                  <text:p text:style-name="Paragraph-441"><text:span text:style-name="p441-1-1">기본운임</text:span></text:p>
                </table:table-cell>
                <table:table-cell table:style-name="Table-23-3-6" table:number-columns-spanned="2" table:number-rows-spanned="1">
                  <text:p text:style-name="Paragraph-442"><text:span text:style-name="p442-1-1">도시철도</text:span></text:p>
                </table:table-cell>
              </table:table-row>
              <table:table-row>
                <table:table-cell table:style-name="Table-23-4-1" table:number-columns-spanned="1" table:number-rows-spanned="1">
                  <text:p text:style-name="Paragraph-443"><text:span text:style-name="p443-1-1">운임조정</text:span></text:p>
                </table:table-cell>
                <table:table-cell table:style-name="Table-23-4-2" table:number-columns-spanned="1" table:number-rows-spanned="1">
                  <text:p text:style-name="Paragraph-444"><text:span text:style-name="p444-1-1">광역환승료</text:span></text:p>
                </table:table-cell>
                <table:table-cell table:style-name="Table-23-4-3" table:number-columns-spanned="1" table:number-rows-spanned="1">
                  <text:p text:style-name="Paragraph-445"><text:span text:style-name="p445-1-1">운임조정</text:span></text:p>
                </table:table-cell>
                <table:table-cell table:style-name="Table-23-4-4" table:number-columns-spanned="1" table:number-rows-spanned="1">
                  <text:p text:style-name="Paragraph-446"><text:span text:style-name="p446-1-1">광역환승료</text:span></text:p>
                </table:table-cell>
              </table:table-row>
              <table:table-row>
                <table:table-cell table:style-name="Table-23-5-1" table:number-columns-spanned="1" table:number-rows-spanned="1">
                  <text:p text:style-name="Paragraph-447"><text:span text:style-name="p447-1-1">어른</text:span></text:p>
                </table:table-cell>
                <table:table-cell table:style-name="Table-23-5-2" table:number-columns-spanned="1" table:number-rows-spanned="1">
                  <text:p text:style-name="Paragraph-448"><text:span text:style-name="p448-1-1">1,300원</text:span></text:p>
                </table:table-cell>
                <table:table-cell table:style-name="Table-23-5-3" table:number-columns-spanned="1" table:number-rows-spanned="1">
                  <text:p text:style-name="Paragraph-449"><text:span text:style-name="p449-1-1">1,300원</text:span></text:p>
                </table:table-cell>
                <table:table-cell table:style-name="Table-23-5-4" table:number-columns-spanned="1" table:number-rows-spanned="1">
                  <text:p text:style-name="Paragraph-450"><text:span text:style-name="p450-1-1">1,300원</text:span></text:p>
                </table:table-cell>
                <table:table-cell table:style-name="Table-23-5-5" table:number-columns-spanned="1" table:number-rows-spanned="1">
                  <text:p text:style-name="Paragraph-451"><text:span text:style-name="p451-1-1">0원</text:span></text:p>
                </table:table-cell>
                <table:table-cell table:style-name="Table-23-5-6" table:number-columns-spanned="1" table:number-rows-spanned="1">
                  <text:p text:style-name="Paragraph-452"><text:span text:style-name="p452-1-1">500원</text:span></text:p>
                </table:table-cell>
                <table:table-cell table:style-name="Table-23-5-7" table:number-columns-spanned="1" table:number-rows-spanned="1">
                  <text:p text:style-name="Paragraph-453"><text:span text:style-name="p453-1-1">1,300원</text:span></text:p>
                </table:table-cell>
                <table:table-cell table:style-name="Table-23-5-8" table:number-columns-spanned="1" table:number-rows-spanned="1">
                  <text:p text:style-name="Paragraph-454"><text:span text:style-name="p454-1-1">0원</text:span></text:p>
                </table:table-cell>
                <table:table-cell table:style-name="Table-23-5-9" table:number-columns-spanned="1" table:number-rows-spanned="1">
                  <text:p text:style-name="Paragraph-455"><text:span text:style-name="p455-1-1">500원</text:span></text:p>
                </table:table-cell>
                <table:table-cell table:style-name="Table-23-5-10" table:number-columns-spanned="1" table:number-rows-spanned="1">
                  <text:p text:style-name="Paragraph-456"><text:span text:style-name="p456-1-1">400원</text:span></text:p>
                </table:table-cell>
                <table:table-cell table:style-name="Table-23-5-11" table:number-columns-spanned="1" table:number-rows-spanned="1">
                  <text:p text:style-name="Paragraph-457"><text:span text:style-name="p457-1-1">2,200원</text:span></text:p>
                </table:table-cell>
              </table:table-row>
              <table:table-row>
                <table:table-cell table:style-name="Table-23-6-1" table:number-columns-spanned="1" table:number-rows-spanned="1">
                  <text:p text:style-name="Paragraph-458"><text:span text:style-name="p458-1-1">청소년</text:span></text:p>
                </table:table-cell>
                <table:table-cell table:style-name="Table-23-6-2" table:number-columns-spanned="1" table:number-rows-spanned="1">
                  <text:p text:style-name="Paragraph-459"><text:span text:style-name="p459-1-1">1,050원</text:span></text:p>
                </table:table-cell>
                <table:table-cell table:style-name="Table-23-6-3" table:number-columns-spanned="1" table:number-rows-spanned="1">
                  <text:p text:style-name="Paragraph-460"><text:span text:style-name="p460-1-1">1,000원</text:span></text:p>
                </table:table-cell>
                <table:table-cell table:style-name="Table-23-6-4" table:number-columns-spanned="1" table:number-rows-spanned="1">
                  <text:p text:style-name="Paragraph-461"><text:span text:style-name="p461-1-1">1,050원</text:span></text:p>
                </table:table-cell>
                <table:table-cell table:style-name="Table-23-6-5" table:number-columns-spanned="1" table:number-rows-spanned="1">
                  <text:p text:style-name="Paragraph-462"><text:span text:style-name="p462-1-1">0원</text:span></text:p>
                </table:table-cell>
                <table:table-cell table:style-name="Table-23-6-6" table:number-columns-spanned="1" table:number-rows-spanned="1">
                  <text:p text:style-name="Paragraph-463"><text:span text:style-name="p463-1-1">260원</text:span></text:p>
                </table:table-cell>
                <table:table-cell table:style-name="Table-23-6-7" table:number-columns-spanned="1" table:number-rows-spanned="1">
                  <text:p text:style-name="Paragraph-464"><text:span text:style-name="p464-1-1">1,000원</text:span></text:p>
                </table:table-cell>
                <table:table-cell table:style-name="Table-23-6-8" table:number-columns-spanned="1" table:number-rows-spanned="1">
                  <text:p text:style-name="Paragraph-465"><text:span text:style-name="p465-1-1">50원</text:span></text:p>
                </table:table-cell>
                <table:table-cell table:style-name="Table-23-6-9" table:number-columns-spanned="1" table:number-rows-spanned="1">
                  <text:p text:style-name="Paragraph-466"><text:span text:style-name="p466-1-1">260원</text:span></text:p>
                </table:table-cell>
                <table:table-cell table:style-name="Table-23-6-10" table:number-columns-spanned="1" table:number-rows-spanned="1">
                  <text:p text:style-name="Paragraph-467"><text:span text:style-name="p467-1-1">300원</text:span></text:p>
                </table:table-cell>
                <table:table-cell table:style-name="Table-23-6-11" table:number-columns-spanned="1" table:number-rows-spanned="1">
                  <text:p text:style-name="Paragraph-468"><text:span text:style-name="p468-1-1">1,610원</text:span></text:p>
                </table:table-cell>
              </table:table-row>
              <table:table-row>
                <table:table-cell table:style-name="Table-23-7-1" table:number-columns-spanned="1" table:number-rows-spanned="1">
                  <text:p text:style-name="Paragraph-469"><text:span text:style-name="p469-1-1">어린이</text:span></text:p>
                </table:table-cell>
                <table:table-cell table:style-name="Table-23-7-2" table:number-columns-spanned="1" table:number-rows-spanned="1">
                  <text:p text:style-name="Paragraph-470"><text:span text:style-name="p470-1-1">650원</text:span></text:p>
                </table:table-cell>
                <table:table-cell table:style-name="Table-23-7-3" table:number-columns-spanned="1" table:number-rows-spanned="1">
                  <text:p text:style-name="Paragraph-471"><text:span text:style-name="p471-1-1">650원</text:span></text:p>
                </table:table-cell>
                <table:table-cell table:style-name="Table-23-7-4" table:number-columns-spanned="1" table:number-rows-spanned="1">
                  <text:p text:style-name="Paragraph-472"><text:span text:style-name="p472-1-1">650원</text:span></text:p>
                </table:table-cell>
                <table:table-cell table:style-name="Table-23-7-5" table:number-columns-spanned="1" table:number-rows-spanned="1">
                  <text:p text:style-name="Paragraph-473"><text:span text:style-name="p473-1-1">0원</text:span></text:p>
                </table:table-cell>
                <table:table-cell table:style-name="Table-23-7-6" table:number-columns-spanned="1" table:number-rows-spanned="1">
                  <text:p text:style-name="Paragraph-474"><text:span text:style-name="p474-1-1">100원</text:span></text:p>
                </table:table-cell>
                <table:table-cell table:style-name="Table-23-7-7" table:number-columns-spanned="1" table:number-rows-spanned="1">
                  <text:p text:style-name="Paragraph-475"><text:span text:style-name="p475-1-1">650원</text:span></text:p>
                </table:table-cell>
                <table:table-cell table:style-name="Table-23-7-8" table:number-columns-spanned="1" table:number-rows-spanned="1">
                  <text:p text:style-name="Paragraph-476"><text:span text:style-name="p476-1-1">0원</text:span></text:p>
                </table:table-cell>
                <table:table-cell table:style-name="Table-23-7-9" table:number-columns-spanned="1" table:number-rows-spanned="1">
                  <text:p text:style-name="Paragraph-477"><text:span text:style-name="p477-1-1">100원</text:span></text:p>
                </table:table-cell>
                <table:table-cell table:style-name="Table-23-7-10" table:number-columns-spanned="1" table:number-rows-spanned="1">
                  <text:p text:style-name="Paragraph-478"><text:span text:style-name="p478-1-1">200원</text:span></text:p>
                </table:table-cell>
                <table:table-cell table:style-name="Table-23-7-11" table:number-columns-spanned="1" table:number-rows-spanned="1">
                  <text:p text:style-name="Paragraph-479"><text:span text:style-name="p479-1-1">950원</text:span></text:p>
                </table:table-cell>
              </table:table-row>
              <table:table-row>
                <table:table-cell table:style-name="Table-23-8-1" table:number-columns-spanned="11" table:number-rows-spanned="1">
                  <text:p text:style-name="Paragraph-480"><text:span text:style-name="p480-1-1">※ </text:span><text:span text:style-name="p480-1-2">도시철도, 부산김해경전철 2구간 </text:span><text:span text:style-name="p480-1-3">모두 추가운임 발생</text:span></text:p>
                  <text:p text:style-name="Paragraph-481"><text:span text:style-name="p481-1-2">:</text:span><text:span text:style-name="p481-1-4">환승 시 기준이 되는 운임(</text:span><text:span text:style-name="p481-1-5">가장 운임이 비싼</text:span><text:span text:style-name="p481-1-6"> 교통수단)</text:span></text:p>
                  <table:table table:style-name="Table-24">
                    <table:table-column table:number-columns-repeated="1"/>
                    <table:table-row>
                      <table:table-cell table:style-name="Table-24-1-1" table:number-columns-spanned="1" table:number-rows-spanned="1">
                        <text:p text:style-name="Paragraph-482"/>
                      </table:table-cell>
                    </table:table-row>
                  </table:table>
                  <text:p text:style-name="Paragraph-483"><text:span text:style-name="p483-1-2">:</text:span><text:span text:style-name="p483-1-4">환승 시 지불해야 될 </text:span><text:span text:style-name="p483-1-5">추가</text:span><text:span text:style-name="p483-1-6"> 운임(조정 운임</text:span><text:span text:style-name="p483-1-8">+</text:span><text:span text:style-name="p483-1-10">광역환승료)</text:span></text:p>
                  <table:table table:style-name="Table-25">
                    <table:table-column table:number-columns-repeated="1"/>
                    <table:table-row>
                      <table:table-cell table:style-name="Table-25-1-1" table:number-columns-spanned="1" table:number-rows-spanned="1">
                        <text:p text:style-name="Paragraph-484"/>
                      </table:table-cell>
                    </table:table-row>
                  </table:table>
                </table:table-cell>
              </table:table-row>
            </table:table>
            <text:p text:style-name="Paragraph-485"><text:span text:style-name="p485-1-1"> </text:span></text:p>
            <text:p text:style-name="Paragraph-486"><text:span text:style-name="p486-1-1">6. 동해선 환승 시 운임</text:span></text:p>
            <text:p text:style-name="Paragraph-487"/>
            <table:table table:style-name="Table-26">
              <table:table-column table:number-columns-repeated="2"/>
              <table:table-row>
                <table:table-cell table:style-name="Table-26-1-1" table:number-columns-spanned="2" table:number-rows-spanned="1">
                  <text:p text:style-name="Paragraph-488"><text:span text:style-name="p488-1-1">❍</text:span><text:span text:style-name="p488-1-2"> 동해선 연장</text:span><text:span text:style-name="p488-1-3">(울산구간)</text:span><text:span text:style-name="p488-1-4">에 따른 </text:span><text:span text:style-name="p488-1-5">변경사항</text:span></text:p>
                </table:table-cell>
              </table:table-row>
              <table:table-row>
                <table:table-cell table:style-name="Table-26-2-1" table:number-columns-spanned="1" table:number-rows-spanned="1">
                  <text:p text:style-name="Paragraph-489"/>
                </table:table-cell>
                <table:table-cell table:style-name="Table-26-2-2" table:number-columns-spanned="1" table:number-rows-spanned="1">
                  <text:p text:style-name="Paragraph-490"><text:span text:style-name="p490-1-1">- 기존 1, 2 구간 구성 </text:span><text:span text:style-name="p490-1-2">⇨ </text:span><text:span text:style-name="p490-1-3">부산구간(부전-월내)과 울산구간(월내-태화강)으로 분리</text:span></text:p>
                  <text:p text:style-name="Paragraph-491"><text:span text:style-name="p491-1-1">  </text:span><text:span text:style-name="p491-1-2">※</text:span><text:span text:style-name="p491-1-4">성인 기준 기본운임 구간 초과 시 </text:span><text:span text:style-name="p491-1-5">10km</text:span><text:span text:style-name="p491-1-6">마다 200원 </text:span><text:span text:style-name="p491-1-7">추가운임 부과</text:span></text:p>
                  <text:p text:style-name="Paragraph-492"><text:span text:style-name="p492-1-1">-</text:span><text:span text:style-name="p492-1-2"> </text:span><text:span text:style-name="p492-1-3">부산 도시철도에서 환승하여 동해선 </text:span><text:span text:style-name="p492-1-4">부산구간 이용</text:span><text:span text:style-name="p492-1-5"> 시 시내 환승운임 적용</text:span><text:span text:style-name="p492-1-6">(변동사항 없음)</text:span></text:p>
                  <text:p text:style-name="Paragraph-493"><text:span text:style-name="p493-1-1">부산 도시철도에서 환승하여 동해선 </text:span><text:span text:style-name="p493-1-2">울산구간 이용</text:span><text:span text:style-name="p493-1-3"> 시 적용되는 </text:span><text:span text:style-name="p493-1-4">변경된 추가요금 적용</text:span></text:p>
                  <text:p text:style-name="Paragraph-494"><text:span text:style-name="p494-1-1">구간운임제에서 복합운임제(</text:span><text:span text:style-name="p494-1-2">거리비례 운임제 + 시계외 운임제</text:span><text:span text:style-name="p494-1-3">)로 변경</text:span></text:p>
                  <text:p text:style-name="Paragraph-495"><text:span text:style-name="p495-1-1">(참고) </text:span><text:span text:style-name="p495-1-2">거리비례 추가운임</text:span><text:span text:style-name="p495-1-3">의</text:span><text:span text:style-name="p495-1-4"> </text:span><text:span text:style-name="p495-1-5">적용</text:span></text:p>
                  <text:p text:style-name="Paragraph-496"><text:span text:style-name="p496-1-1">     </text:span><text:span text:style-name="p496-1-4">   </text:span><text:span text:style-name="p496-1-5">※</text:span><text:span text:style-name="p496-1-7">성인 기준 기본운임 구간 초과 시 </text:span><text:span text:style-name="p496-1-8">10km</text:span><text:span text:style-name="p496-1-9">마다 200원 </text:span><text:span text:style-name="p496-1-10">추가운임 부과</text:span></text:p>
                  <text:p text:style-name="Paragraph-497"><text:span text:style-name="p497-1-1">-</text:span><text:span text:style-name="p497-1-2"> </text:span><text:span text:style-name="p497-1-3">(참고) </text:span><text:span text:style-name="p497-1-4">시계외 운임</text:span><text:span text:style-name="p497-1-5">의 적용</text:span></text:p>
                  <text:p text:style-name="Paragraph-498"><text:span text:style-name="p498-1-1">     </text:span><text:span text:style-name="p498-1-4">   </text:span><text:span text:style-name="p498-1-5">※</text:span><text:span text:style-name="p498-1-7">부산-울산 </text:span><text:span text:style-name="p498-1-8">두 구간 연속 이용</text:span><text:span text:style-name="p498-1-9"> 시 성인 기준 </text:span><text:span text:style-name="p498-1-10">200원 시계외 운임 부과</text:span></text:p>
                  <text:p text:style-name="Paragraph-499"><text:span text:style-name="p499-1-1">            (단, 두 구간을 이용하더라도 이동거리가 </text:span><text:span text:style-name="p499-1-2">10km</text:span><text:span text:style-name="p499-1-3">미만</text:span><text:span text:style-name="p499-1-4">인 경우 시계외 운임 </text:span><text:span text:style-name="p499-1-5">미적용</text:span><text:span text:style-name="p499-1-6">)</text:span></text:p>
                  <text:p text:style-name="Paragraph-500"><text:span text:style-name="p500-1-1">-</text:span><text:span text:style-name="p500-1-2"> </text:span><text:span text:style-name="p500-1-3">(참고) </text:span><text:span text:style-name="p500-1-4">따</text:span><text:span text:style-name="p500-1-5">라서, </text:span><text:span text:style-name="p500-1-6">성인 기준 최대 2,500원</text:span><text:span text:style-name="p500-1-7"> 운임 발생</text:span></text:p>
                  <text:p text:style-name="Paragraph-501"><text:span text:style-name="p501-1-1">     </text:span><text:span text:style-name="p501-1-4">   </text:span><text:span text:style-name="p501-1-5">※</text:span><text:span text:style-name="p501-1-7">1,300원(기본운임) + 1,000원(거리비례 추가운임) + 200원(시계외 운임) = 2,500원</text:span></text:p>
                </table:table-cell>
              </table:table-row>
            </table:table>
            <text:p text:style-name="Paragraph-502"><text:span text:style-name="p502-1-1"> </text:span><text:span text:style-name="p502-1-2">❍ </text:span><text:span text:style-name="p502-1-3">동해선은 </text:span><text:span text:style-name="p502-1-4">양산, 김해 교통수단</text:span><text:span text:style-name="p502-1-5"> 이용 시 환승 </text:span><text:span text:style-name="p502-1-6">불가</text:span></text:p>
            <text:p text:style-name="Paragraph-503"><text:span text:style-name="p503-1-1">    </text:span><text:span text:style-name="p503-1-3">(동해선 광역전철은 </text:span><text:span text:style-name="p503-1-4">부산, 양산, 김해 </text:span><text:span text:style-name="p503-1-5">통합환승운임제에 </text:span><text:span text:style-name="p503-1-6">관련 없음</text:span><text:span text:style-name="p503-1-7">)</text:span></text:p>
            <text:p text:style-name="Paragraph-504"/>
            <table:table table:style-name="Table-27">
              <table:table-column table:number-columns-repeated="6"/>
              <table:table-row>
                <table:table-cell table:style-name="Table-27-1-1" table:number-columns-spanned="6" table:number-rows-spanned="1">
                  <text:p text:style-name="Paragraph-505"><text:span text:style-name="p505-1-1">❍ </text:span><text:span text:style-name="p505-1-2">도시철도</text:span><text:span text:style-name="p505-1-3">(1구간)</text:span><text:span text:style-name="p505-1-4"> – </text:span><text:span text:style-name="p505-1-5">동해선</text:span><text:span text:style-name="p505-1-6">(기본운임 구간)</text:span><text:span text:style-name="p505-1-7"> 환승 시 운임</text:span></text:p>
                </table:table-cell>
              </table:table-row>
              <table:table-row>
                <table:table-cell table:style-name="Table-27-2-1" table:number-columns-spanned="1" table:number-rows-spanned="2">
                  <text:p text:style-name="Paragraph-506"/>
                </table:table-cell>
                <table:table-cell table:style-name="Table-27-2-2" table:number-columns-spanned="2" table:number-rows-spanned="1">
                  <text:p text:style-name="Paragraph-507"><text:span text:style-name="p507-1-1">도시철도 </text:span><text:span text:style-name="p507-1-2">⇨</text:span><text:span text:style-name="p507-1-3"> 동해선</text:span></text:p>
                </table:table-cell>
                <table:table-cell table:style-name="Table-27-2-3" table:number-columns-spanned="2" table:number-rows-spanned="1">
                  <text:p text:style-name="Paragraph-508"><text:span text:style-name="p508-1-1">동해선 </text:span><text:span text:style-name="p508-1-2">⇨</text:span><text:span text:style-name="p508-1-3"> 도시철도</text:span></text:p>
                </table:table-cell>
                <table:table-cell table:style-name="Table-27-2-4" table:number-columns-spanned="1" table:number-rows-spanned="2">
                  <text:p text:style-name="Paragraph-509"><text:span text:style-name="p509-1-1">총운임</text:span></text:p>
                </table:table-cell>
              </table:table-row>
              <table:table-row>
                <table:table-cell table:style-name="Table-27-3-1" table:number-columns-spanned="1" table:number-rows-spanned="1">
                  <text:p text:style-name="Paragraph-510"><text:span text:style-name="p510-1-1">도시철도</text:span></text:p>
                  <text:p text:style-name="Paragraph-511"><text:span text:style-name="p511-1-1">(1구간)</text:span></text:p>
                </table:table-cell>
                <table:table-cell table:style-name="Table-27-3-2" table:number-columns-spanned="1" table:number-rows-spanned="1">
                  <text:p text:style-name="Paragraph-512"><text:span text:style-name="p512-1-1">동해선</text:span></text:p>
                  <text:p text:style-name="Paragraph-513"><text:span text:style-name="p513-1-1">(기본운임 구간)</text:span></text:p>
                </table:table-cell>
                <table:table-cell table:style-name="Table-27-3-3" table:number-columns-spanned="1" table:number-rows-spanned="1">
                  <text:p text:style-name="Paragraph-514"><text:span text:style-name="p514-1-1">동해선</text:span></text:p>
                  <text:p text:style-name="Paragraph-515"><text:span text:style-name="p515-1-1">(기본운임 구간)</text:span></text:p>
                </table:table-cell>
                <table:table-cell table:style-name="Table-27-3-4" table:number-columns-spanned="1" table:number-rows-spanned="1">
                  <text:p text:style-name="Paragraph-516"><text:span text:style-name="p516-1-1">도시철도</text:span></text:p>
                  <text:p text:style-name="Paragraph-517"><text:span text:style-name="p517-1-1">(1구간)</text:span></text:p>
                </table:table-cell>
              </table:table-row>
              <table:table-row>
                <table:table-cell table:style-name="Table-27-4-1" table:number-columns-spanned="1" table:number-rows-spanned="1">
                  <text:p text:style-name="Paragraph-518"><text:span text:style-name="p518-1-1">어른</text:span></text:p>
                </table:table-cell>
                <table:table-cell table:style-name="Table-27-4-2" table:number-columns-spanned="1" table:number-rows-spanned="1">
                  <text:p text:style-name="Paragraph-519"><text:span text:style-name="p519-1-1">1,300원</text:span></text:p>
                </table:table-cell>
                <table:table-cell table:style-name="Table-27-4-3" table:number-columns-spanned="1" table:number-rows-spanned="1">
                  <text:p text:style-name="Paragraph-520"><text:span text:style-name="p520-1-1">0원</text:span></text:p>
                </table:table-cell>
                <table:table-cell table:style-name="Table-27-4-4" table:number-columns-spanned="1" table:number-rows-spanned="1">
                  <text:p text:style-name="Paragraph-521"><text:span text:style-name="p521-1-1">1,300원</text:span></text:p>
                </table:table-cell>
                <table:table-cell table:style-name="Table-27-4-5" table:number-columns-spanned="1" table:number-rows-spanned="1">
                  <text:p text:style-name="Paragraph-522"><text:span text:style-name="p522-1-1">0원</text:span></text:p>
                </table:table-cell>
                <table:table-cell table:style-name="Table-27-4-6" table:number-columns-spanned="1" table:number-rows-spanned="1">
                  <text:p text:style-name="Paragraph-523"><text:span text:style-name="p523-1-1">1,300원</text:span></text:p>
                </table:table-cell>
              </table:table-row>
              <table:table-row>
                <table:table-cell table:style-name="Table-27-5-1" table:number-columns-spanned="1" table:number-rows-spanned="1">
                  <text:p text:style-name="Paragraph-524"><text:span text:style-name="p524-1-1">청소년</text:span></text:p>
                </table:table-cell>
                <table:table-cell table:style-name="Table-27-5-2" table:number-columns-spanned="1" table:number-rows-spanned="1">
                  <text:p text:style-name="Paragraph-525"><text:span text:style-name="p525-1-1">1,050원</text:span></text:p>
                </table:table-cell>
                <table:table-cell table:style-name="Table-27-5-3" table:number-columns-spanned="1" table:number-rows-spanned="1">
                  <text:p text:style-name="Paragraph-526"><text:span text:style-name="p526-1-1">0원</text:span></text:p>
                </table:table-cell>
                <table:table-cell table:style-name="Table-27-5-4" table:number-columns-spanned="1" table:number-rows-spanned="1">
                  <text:p text:style-name="Paragraph-527"><text:span text:style-name="p527-1-1">1,050원</text:span></text:p>
                </table:table-cell>
                <table:table-cell table:style-name="Table-27-5-5" table:number-columns-spanned="1" table:number-rows-spanned="1">
                  <text:p text:style-name="Paragraph-528"><text:span text:style-name="p528-1-1">0원</text:span></text:p>
                </table:table-cell>
                <table:table-cell table:style-name="Table-27-5-6" table:number-columns-spanned="1" table:number-rows-spanned="1">
                  <text:p text:style-name="Paragraph-529"><text:span text:style-name="p529-1-1">1,050원</text:span></text:p>
                </table:table-cell>
              </table:table-row>
              <table:table-row>
                <table:table-cell table:style-name="Table-27-6-1" table:number-columns-spanned="1" table:number-rows-spanned="1">
                  <text:p text:style-name="Paragraph-530"><text:span text:style-name="p530-1-1">어린이</text:span></text:p>
                </table:table-cell>
                <table:table-cell table:style-name="Table-27-6-2" table:number-columns-spanned="1" table:number-rows-spanned="1">
                  <text:p text:style-name="Paragraph-531"><text:span text:style-name="p531-1-1">650원</text:span></text:p>
                </table:table-cell>
                <table:table-cell table:style-name="Table-27-6-3" table:number-columns-spanned="1" table:number-rows-spanned="1">
                  <text:p text:style-name="Paragraph-532"><text:span text:style-name="p532-1-1">0원</text:span></text:p>
                </table:table-cell>
                <table:table-cell table:style-name="Table-27-6-4" table:number-columns-spanned="1" table:number-rows-spanned="1">
                  <text:p text:style-name="Paragraph-533"><text:span text:style-name="p533-1-1">650원</text:span></text:p>
                </table:table-cell>
                <table:table-cell table:style-name="Table-27-6-5" table:number-columns-spanned="1" table:number-rows-spanned="1">
                  <text:p text:style-name="Paragraph-534"><text:span text:style-name="p534-1-1">0원</text:span></text:p>
                </table:table-cell>
                <table:table-cell table:style-name="Table-27-6-6" table:number-columns-spanned="1" table:number-rows-spanned="1">
                  <text:p text:style-name="Paragraph-535"><text:span text:style-name="p535-1-1">650원</text:span></text:p>
                </table:table-cell>
              </table:table-row>
            </table:table>
            <text:p text:style-name="Paragraph-536"><text:span text:style-name="p536-1-1"> </text:span><text:span text:style-name="p536-1-2">❍ </text:span><text:span text:style-name="p536-1-3">동해선, 부산 도시철도를 이용하는 구간에 따라 </text:span><text:span text:style-name="p536-1-4">각 노선 모두에</text:span><text:span text:style-name="p536-1-5"> 추가요금</text:span><text:span text:style-name="p536-1-6">을 지불</text:span></text:p>
            <text:p text:style-name="Paragraph-537"/>
            <table:table table:style-name="Table-28">
              <table:table-column table:number-columns-repeated="7"/>
              <table:table-row>
                <table:table-cell table:style-name="Table-28-1-1" table:number-columns-spanned="7" table:number-rows-spanned="1">
                  <text:p text:style-name="Paragraph-538"><text:span text:style-name="p538-1-1">❍ (</text:span><text:span text:style-name="p538-1-2">예시) </text:span><text:span text:style-name="p538-1-3">태화강역 -&gt; 교대역 -&gt; 신평역 이용 시 운임</text:span></text:p>
                </table:table-cell>
              </table:table-row>
              <table:table-row>
                <table:table-cell table:style-name="Table-28-2-1" table:number-columns-spanned="1" table:number-rows-spanned="4">
                  <text:p text:style-name="Paragraph-539"/>
                </table:table-cell>
                <table:table-cell table:style-name="Table-28-2-2" table:number-columns-spanned="3" table:number-rows-spanned="1">
                  <text:p text:style-name="Paragraph-540"><text:span text:style-name="p540-1-1">동해선 구간</text:span></text:p>
                </table:table-cell>
                <table:table-cell table:style-name="Table-28-2-3" table:number-columns-spanned="2" table:number-rows-spanned="1">
                  <text:p text:style-name="Paragraph-541"><text:span text:style-name="p541-1-1">부산 도시철도</text:span><text:span text:style-name="p541-1-2">(1호선)</text:span><text:span text:style-name="p541-1-3"> 구간</text:span></text:p>
                </table:table-cell>
                <table:table-cell table:style-name="Table-28-2-4" table:number-columns-spanned="1" table:number-rows-spanned="4">
                  <text:p text:style-name="Paragraph-542"><text:span text:style-name="p542-1-1">총운임</text:span></text:p>
                </table:table-cell>
              </table:table-row>
              <table:table-row>
                <table:table-cell table:style-name="Table-28-3-1" table:number-columns-spanned="3" table:number-rows-spanned="1">
                  <text:p text:style-name="Paragraph-543"><text:span text:style-name="p543-1-1">태화강역 </text:span><text:span text:style-name="p543-1-2">⇨</text:span><text:span text:style-name="p543-1-3"> 교대역</text:span></text:p>
                </table:table-cell>
                <table:table-cell table:style-name="Table-28-3-2" table:number-columns-spanned="2" table:number-rows-spanned="1">
                  <text:p text:style-name="Paragraph-544"><text:span text:style-name="p544-1-1">교대역 </text:span><text:span text:style-name="p544-1-2">⇨</text:span><text:span text:style-name="p544-1-3"> 신평역</text:span></text:p>
                </table:table-cell>
              </table:table-row>
              <table:table-row>
                <table:table-cell table:style-name="Table-28-4-1" table:number-columns-spanned="1" table:number-rows-spanned="2">
                  <text:p text:style-name="Paragraph-545"><text:span text:style-name="p545-1-1">기본운임</text:span></text:p>
                </table:table-cell>
                <table:table-cell table:style-name="Table-28-4-2" table:number-columns-spanned="2" table:number-rows-spanned="1">
                  <text:p text:style-name="Paragraph-546"><text:span text:style-name="p546-1-1">추가운임</text:span></text:p>
                </table:table-cell>
                <table:table-cell table:style-name="Table-28-4-3" table:number-columns-spanned="1" table:number-rows-spanned="2">
                  <text:p text:style-name="Paragraph-547"><text:span text:style-name="p547-1-1">기본운임</text:span></text:p>
                </table:table-cell>
                <table:table-cell table:style-name="Table-28-4-4" table:number-columns-spanned="1" table:number-rows-spanned="2">
                  <text:p text:style-name="Paragraph-548"><text:span text:style-name="p548-1-1">추가운임</text:span></text:p>
                  <text:p text:style-name="Paragraph-549"><text:span text:style-name="p549-1-1">(2구간)</text:span></text:p>
                </table:table-cell>
              </table:table-row>
              <table:table-row>
                <table:table-cell table:style-name="Table-28-5-1" table:number-columns-spanned="1" table:number-rows-spanned="1">
                  <text:p text:style-name="Paragraph-550"><text:span text:style-name="p550-1-1">거리비례운임</text:span></text:p>
                </table:table-cell>
                <table:table-cell table:style-name="Table-28-5-2" table:number-columns-spanned="1" table:number-rows-spanned="1">
                  <text:p text:style-name="Paragraph-551"><text:span text:style-name="p551-1-1">시계외</text:span><text:span text:style-name="p551-1-3">운임</text:span></text:p>
                </table:table-cell>
              </table:table-row>
              <table:table-row>
                <table:table-cell table:style-name="Table-28-6-1" table:number-columns-spanned="1" table:number-rows-spanned="1">
                  <text:p text:style-name="Paragraph-552"><text:span text:style-name="p552-1-1">어른</text:span></text:p>
                </table:table-cell>
                <table:table-cell table:style-name="Table-28-6-2" table:number-columns-spanned="1" table:number-rows-spanned="1">
                  <text:p text:style-name="Paragraph-553"><text:span text:style-name="p553-1-1">1,300원</text:span></text:p>
                </table:table-cell>
                <table:table-cell table:style-name="Table-28-6-3" table:number-columns-spanned="1" table:number-rows-spanned="1">
                  <text:p text:style-name="Paragraph-554"><text:span text:style-name="p554-1-1">1,000원</text:span></text:p>
                </table:table-cell>
                <table:table-cell table:style-name="Table-28-6-4" table:number-columns-spanned="1" table:number-rows-spanned="1">
                  <text:p text:style-name="Paragraph-555"><text:span text:style-name="p555-1-1">200원</text:span></text:p>
                </table:table-cell>
                <table:table-cell table:style-name="Table-28-6-5" table:number-columns-spanned="1" table:number-rows-spanned="1">
                  <text:p text:style-name="Paragraph-556"><text:span text:style-name="p556-1-1">1,300원</text:span></text:p>
                </table:table-cell>
                <table:table-cell table:style-name="Table-28-6-6" table:number-columns-spanned="1" table:number-rows-spanned="1">
                  <text:p text:style-name="Paragraph-557"><text:span text:style-name="p557-1-1">200원</text:span></text:p>
                </table:table-cell>
                <table:table-cell table:style-name="Table-28-6-7" table:number-columns-spanned="1" table:number-rows-spanned="1">
                  <text:p text:style-name="Paragraph-558"><text:span text:style-name="p558-1-1">2,700원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559"><text:span text:style-name="p559-1-1">청소년</text:span></text:p>
                </table:table-cell>
                <table:table-cell table:style-name="Table-28-7-2" table:number-columns-spanned="1" table:number-rows-spanned="1">
                  <text:p text:style-name="Paragraph-560"><text:span text:style-name="p560-1-1">1,050원</text:span></text:p>
                </table:table-cell>
                <table:table-cell table:style-name="Table-28-7-3" table:number-columns-spanned="1" table:number-rows-spanned="1">
                  <text:p text:style-name="Paragraph-561"><text:span text:style-name="p561-1-1">750원</text:span></text:p>
                </table:table-cell>
                <table:table-cell table:style-name="Table-28-7-4" table:number-columns-spanned="1" table:number-rows-spanned="1">
                  <text:p text:style-name="Paragraph-562"><text:span text:style-name="p562-1-1">150원</text:span></text:p>
                </table:table-cell>
                <table:table-cell table:style-name="Table-28-7-5" table:number-columns-spanned="1" table:number-rows-spanned="1">
                  <text:p text:style-name="Paragraph-563"><text:span text:style-name="p563-1-1">1,050원</text:span></text:p>
                </table:table-cell>
                <table:table-cell table:style-name="Table-28-7-6" table:number-columns-spanned="1" table:number-rows-spanned="1">
                  <text:p text:style-name="Paragraph-564"><text:span text:style-name="p564-1-1">150원</text:span></text:p>
                </table:table-cell>
                <table:table-cell table:style-name="Table-28-7-7" table:number-columns-spanned="1" table:number-rows-spanned="1">
                  <text:p text:style-name="Paragraph-565"><text:span text:style-name="p565-1-1">2,100원</text:span></text:p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566"><text:span text:style-name="p566-1-1">어린이</text:span></text:p>
                </table:table-cell>
                <table:table-cell table:style-name="Table-28-8-2" table:number-columns-spanned="1" table:number-rows-spanned="1">
                  <text:p text:style-name="Paragraph-567"><text:span text:style-name="p567-1-1">650원</text:span></text:p>
                </table:table-cell>
                <table:table-cell table:style-name="Table-28-8-3" table:number-columns-spanned="1" table:number-rows-spanned="1">
                  <text:p text:style-name="Paragraph-568"><text:span text:style-name="p568-1-1">500원</text:span></text:p>
                </table:table-cell>
                <table:table-cell table:style-name="Table-28-8-4" table:number-columns-spanned="1" table:number-rows-spanned="1">
                  <text:p text:style-name="Paragraph-569"><text:span text:style-name="p569-1-1">100원</text:span></text:p>
                </table:table-cell>
                <table:table-cell table:style-name="Table-28-8-5" table:number-columns-spanned="1" table:number-rows-spanned="1">
                  <text:p text:style-name="Paragraph-570"><text:span text:style-name="p570-1-1">650원</text:span></text:p>
                </table:table-cell>
                <table:table-cell table:style-name="Table-28-8-6" table:number-columns-spanned="1" table:number-rows-spanned="1">
                  <text:p text:style-name="Paragraph-571"><text:span text:style-name="p571-1-1">100원</text:span></text:p>
                </table:table-cell>
                <table:table-cell table:style-name="Table-28-8-7" table:number-columns-spanned="1" table:number-rows-spanned="1">
                  <text:p text:style-name="Paragraph-572"><text:span text:style-name="p572-1-1">1,350원</text:span></text:p>
                </table:table-cell>
              </table:table-row>
            </table:table>
            <text:p text:style-name="Paragraph-573"><text:span text:style-name="p573-1-1"> </text:span></text:p>
            <text:p text:style-name="Paragraph-574"/>
            <text:p text:style-name="Paragraph-575"/>
            <text:p text:style-name="Paragraph-576"/>
            <text:p text:style-name="Paragraph-577"><text:span text:style-name="p577-1-1">7. (Case Study) </text:span><text:span text:style-name="p577-1-2">다양한 환승요금 사례</text:span></text:p>
            <text:p text:style-name="Paragraph-578"/>
            <table:table table:style-name="Table-29">
              <table:table-column table:number-columns-repeated="10"/>
              <table:table-row>
                <table:table-cell table:style-name="Table-29-1-1" table:number-columns-spanned="10" table:number-rows-spanned="1">
                  <text:p text:style-name="Paragraph-579"><text:span text:style-name="p579-1-1">❍ </text:span><text:span text:style-name="p579-1-2">부산 도시철도 -&gt; 부산김해경전철 -&gt; 김해버스 이용 시 운임</text:span></text:p>
                </table:table-cell>
              </table:table-row>
              <table:table-row>
                <table:table-cell table:style-name="Table-29-2-1" table:number-columns-spanned="1" table:number-rows-spanned="3">
                  <text:p text:style-name="Paragraph-580"/>
                </table:table-cell>
                <table:table-cell table:style-name="Table-29-2-2" table:number-columns-spanned="1" table:number-rows-spanned="1">
                  <text:p text:style-name="Paragraph-581"><text:span text:style-name="p581-1-1">양산버스</text:span><text:span text:style-name="p581-1-2">(1탑)</text:span></text:p>
                </table:table-cell>
                <table:table-cell table:style-name="Table-29-2-3" table:number-columns-spanned="3" table:number-rows-spanned="1">
                  <text:p text:style-name="Paragraph-582"><text:span text:style-name="p582-1-1">부산 도시철도</text:span><text:span text:style-name="p582-1-2">(2탑)</text:span></text:p>
                </table:table-cell>
                <table:table-cell table:style-name="Table-29-2-4" table:number-columns-spanned="3" table:number-rows-spanned="1">
                  <text:p text:style-name="Paragraph-583"><text:span text:style-name="p583-1-1">부산김해경전철</text:span><text:span text:style-name="p583-1-2">(3탑)</text:span></text:p>
                </table:table-cell>
                <table:table-cell table:style-name="Table-29-2-5" table:number-columns-spanned="1" table:number-rows-spanned="3">
                  <text:p text:style-name="Paragraph-584"><text:span text:style-name="p584-1-1">경전철</text:span></text:p>
                  <text:p text:style-name="Paragraph-585"><text:span text:style-name="p585-1-1">2구간 이용</text:span></text:p>
                  <text:p text:style-name="Paragraph-586"><text:span text:style-name="p586-1-1">추가 운임</text:span></text:p>
                </table:table-cell>
                <table:table-cell table:style-name="Table-29-2-6" table:number-columns-spanned="1" table:number-rows-spanned="3">
                  <text:p text:style-name="Paragraph-587"><text:span text:style-name="p587-1-1">총운임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588"><text:span text:style-name="p588-1-1">출발지 </text:span><text:span text:style-name="p588-1-2">⇨</text:span><text:span text:style-name="p588-1-3"> 화명역</text:span></text:p>
                </table:table-cell>
                <table:table-cell table:style-name="Table-29-3-2" table:number-columns-spanned="3" table:number-rows-spanned="1">
                  <text:p text:style-name="Paragraph-589"><text:span text:style-name="p589-1-1">화명역 </text:span><text:span text:style-name="p589-1-2">⇨ </text:span><text:span text:style-name="p589-1-3">사상역</text:span></text:p>
                </table:table-cell>
                <table:table-cell table:style-name="Table-29-3-3" table:number-columns-spanned="3" table:number-rows-spanned="1">
                  <text:p text:style-name="Paragraph-590"><text:span text:style-name="p590-1-1">사상역 </text:span><text:span text:style-name="p590-1-2">⇨</text:span><text:span text:style-name="p590-1-3"> 가야대역</text:span></text:p>
                </table:table-cell>
              </table:table-row>
              <table:table-row>
                <table:table-cell table:style-name="Table-29-4-1" table:number-columns-spanned="1" table:number-rows-spanned="1">
                  <text:p text:style-name="Paragraph-591"><text:span text:style-name="p591-1-1">기본운임</text:span></text:p>
                </table:table-cell>
                <table:table-cell table:style-name="Table-29-4-2" table:number-columns-spanned="1" table:number-rows-spanned="1">
                  <text:p text:style-name="Paragraph-592"><text:span text:style-name="p592-1-1">기본운임</text:span></text:p>
                </table:table-cell>
                <table:table-cell table:style-name="Table-29-4-3" table:number-columns-spanned="1" table:number-rows-spanned="1">
                  <text:p text:style-name="Paragraph-593"><text:span text:style-name="p593-1-1">추가운임</text:span></text:p>
                </table:table-cell>
                <table:table-cell table:style-name="Table-29-4-4" table:number-columns-spanned="1" table:number-rows-spanned="1">
                  <text:p text:style-name="Paragraph-594"><text:span text:style-name="p594-1-1">광역환승</text:span></text:p>
                  <text:p text:style-name="Paragraph-595"><text:span text:style-name="p595-1-1">운임</text:span><text:span text:style-name="p595-1-2">(1차)</text:span></text:p>
                </table:table-cell>
                <table:table-cell table:style-name="Table-29-4-5" table:number-columns-spanned="1" table:number-rows-spanned="1">
                  <text:p text:style-name="Paragraph-596"><text:span text:style-name="p596-1-1">기본운임</text:span></text:p>
                </table:table-cell>
                <table:table-cell table:style-name="Table-29-4-6" table:number-columns-spanned="1" table:number-rows-spanned="1">
                  <text:p text:style-name="Paragraph-597"><text:span text:style-name="p597-1-1">추가운임</text:span></text:p>
                </table:table-cell>
                <table:table-cell table:style-name="Table-29-4-7" table:number-columns-spanned="1" table:number-rows-spanned="1">
                  <text:p text:style-name="Paragraph-598"><text:span text:style-name="p598-1-1">광역환승</text:span></text:p>
                  <text:p text:style-name="Paragraph-599"><text:span text:style-name="p599-1-1">운임</text:span><text:span text:style-name="p599-1-2">(2차)</text:span></text:p>
                </table:table-cell>
              </table:table-row>
              <table:table-row>
                <table:table-cell table:style-name="Table-29-5-1" table:number-columns-spanned="1" table:number-rows-spanned="1">
                  <text:p text:style-name="Paragraph-600"><text:span text:style-name="p600-1-1">어른</text:span></text:p>
                </table:table-cell>
                <table:table-cell table:style-name="Table-29-5-2" table:number-columns-spanned="1" table:number-rows-spanned="1">
                  <text:p text:style-name="Paragraph-601"><text:span text:style-name="p601-1-1">1,450원</text:span></text:p>
                </table:table-cell>
                <table:table-cell table:style-name="Table-29-5-3" table:number-columns-spanned="1" table:number-rows-spanned="1">
                  <text:p text:style-name="Paragraph-602"><text:span text:style-name="p602-1-1">1,300원</text:span></text:p>
                </table:table-cell>
                <table:table-cell table:style-name="Table-29-5-4" table:number-columns-spanned="1" table:number-rows-spanned="1">
                  <text:p text:style-name="Paragraph-603"><text:span text:style-name="p603-1-1">0원</text:span></text:p>
                </table:table-cell>
                <table:table-cell table:style-name="Table-29-5-5" table:number-columns-spanned="1" table:number-rows-spanned="1">
                  <text:p text:style-name="Paragraph-604"><text:span text:style-name="p604-1-1">500원</text:span></text:p>
                </table:table-cell>
                <table:table-cell table:style-name="Table-29-5-6" table:number-columns-spanned="1" table:number-rows-spanned="1">
                  <text:p text:style-name="Paragraph-605"><text:span text:style-name="p605-1-1">1,300원</text:span></text:p>
                </table:table-cell>
                <table:table-cell table:style-name="Table-29-5-7" table:number-columns-spanned="1" table:number-rows-spanned="1">
                  <text:p text:style-name="Paragraph-606"><text:span text:style-name="p606-1-1">0원</text:span></text:p>
                </table:table-cell>
                <table:table-cell table:style-name="Table-29-5-8" table:number-columns-spanned="1" table:number-rows-spanned="1">
                  <text:p text:style-name="Paragraph-607"><text:span text:style-name="p607-1-1">200원</text:span></text:p>
                </table:table-cell>
                <table:table-cell table:style-name="Table-29-5-9" table:number-columns-spanned="1" table:number-rows-spanned="1">
                  <text:p text:style-name="Paragraph-608"><text:span text:style-name="p608-1-1">200원</text:span></text:p>
                </table:table-cell>
                <table:table-cell table:style-name="Table-29-5-10" table:number-columns-spanned="1" table:number-rows-spanned="1">
                  <text:p text:style-name="Paragraph-609"><text:span text:style-name="p609-1-1">2,350원</text:span></text:p>
                </table:table-cell>
              </table:table-row>
              <table:table-row>
                <table:table-cell table:style-name="Table-29-6-1" table:number-columns-spanned="1" table:number-rows-spanned="1">
                  <text:p text:style-name="Paragraph-610"><text:span text:style-name="p610-1-1">청소년</text:span></text:p>
                </table:table-cell>
                <table:table-cell table:style-name="Table-29-6-2" table:number-columns-spanned="1" table:number-rows-spanned="1">
                  <text:p text:style-name="Paragraph-611"><text:span text:style-name="p611-1-1">950원</text:span></text:p>
                </table:table-cell>
                <table:table-cell table:style-name="Table-29-6-3" table:number-columns-spanned="1" table:number-rows-spanned="1">
                  <text:p text:style-name="Paragraph-612"><text:span text:style-name="p612-1-1">1,050원</text:span></text:p>
                </table:table-cell>
                <table:table-cell table:style-name="Table-29-6-4" table:number-columns-spanned="1" table:number-rows-spanned="1">
                  <text:p text:style-name="Paragraph-613"><text:span text:style-name="p613-1-1">100원</text:span></text:p>
                </table:table-cell>
                <table:table-cell table:style-name="Table-29-6-5" table:number-columns-spanned="1" table:number-rows-spanned="1">
                  <text:p text:style-name="Paragraph-614"><text:span text:style-name="p614-1-1">260원</text:span></text:p>
                </table:table-cell>
                <table:table-cell table:style-name="Table-29-6-6" table:number-columns-spanned="1" table:number-rows-spanned="1">
                  <text:p text:style-name="Paragraph-615"><text:span text:style-name="p615-1-1">1,000원</text:span></text:p>
                </table:table-cell>
                <table:table-cell table:style-name="Table-29-6-7" table:number-columns-spanned="1" table:number-rows-spanned="1">
                  <text:p text:style-name="Paragraph-616"><text:span text:style-name="p616-1-1">0원</text:span></text:p>
                </table:table-cell>
                <table:table-cell table:style-name="Table-29-6-8" table:number-columns-spanned="1" table:number-rows-spanned="1">
                  <text:p text:style-name="Paragraph-617"><text:span text:style-name="p617-1-1">130원</text:span></text:p>
                </table:table-cell>
                <table:table-cell table:style-name="Table-29-6-9" table:number-columns-spanned="1" table:number-rows-spanned="1">
                  <text:p text:style-name="Paragraph-618"><text:span text:style-name="p618-1-1">150원</text:span></text:p>
                </table:table-cell>
                <table:table-cell table:style-name="Table-29-6-10" table:number-columns-spanned="1" table:number-rows-spanned="1">
                  <text:p text:style-name="Paragraph-619"><text:span text:style-name="p619-1-1">1,590원</text:span></text:p>
                </table:table-cell>
              </table:table-row>
              <table:table-row>
                <table:table-cell table:style-name="Table-29-7-1" table:number-columns-spanned="1" table:number-rows-spanned="1">
                  <text:p text:style-name="Paragraph-620"><text:span text:style-name="p620-1-1">어린이</text:span></text:p>
                </table:table-cell>
                <table:table-cell table:style-name="Table-29-7-2" table:number-columns-spanned="1" table:number-rows-spanned="1">
                  <text:p text:style-name="Paragraph-621"><text:span text:style-name="p621-1-1">700원</text:span></text:p>
                </table:table-cell>
                <table:table-cell table:style-name="Table-29-7-3" table:number-columns-spanned="1" table:number-rows-spanned="1">
                  <text:p text:style-name="Paragraph-622"><text:span text:style-name="p622-1-1">650원</text:span></text:p>
                </table:table-cell>
                <table:table-cell table:style-name="Table-29-7-4" table:number-columns-spanned="1" table:number-rows-spanned="1">
                  <text:p text:style-name="Paragraph-623"><text:span text:style-name="p623-1-1">0원</text:span></text:p>
                </table:table-cell>
                <table:table-cell table:style-name="Table-29-7-5" table:number-columns-spanned="1" table:number-rows-spanned="1">
                  <text:p text:style-name="Paragraph-624"><text:span text:style-name="p624-1-1">100원</text:span></text:p>
                </table:table-cell>
                <table:table-cell table:style-name="Table-29-7-6" table:number-columns-spanned="1" table:number-rows-spanned="1">
                  <text:p text:style-name="Paragraph-625"><text:span text:style-name="p625-1-1">650원</text:span></text:p>
                </table:table-cell>
                <table:table-cell table:style-name="Table-29-7-7" table:number-columns-spanned="1" table:number-rows-spanned="1">
                  <text:p text:style-name="Paragraph-626"><text:span text:style-name="p626-1-1">0원</text:span></text:p>
                </table:table-cell>
                <table:table-cell table:style-name="Table-29-7-8" table:number-columns-spanned="1" table:number-rows-spanned="1">
                  <text:p text:style-name="Paragraph-627"><text:span text:style-name="p627-1-1">50원</text:span></text:p>
                </table:table-cell>
                <table:table-cell table:style-name="Table-29-7-9" table:number-columns-spanned="1" table:number-rows-spanned="1">
                  <text:p text:style-name="Paragraph-628"><text:span text:style-name="p628-1-1">100원</text:span></text:p>
                </table:table-cell>
                <table:table-cell table:style-name="Table-29-7-10" table:number-columns-spanned="1" table:number-rows-spanned="1">
                  <text:p text:style-name="Paragraph-629"><text:span text:style-name="p629-1-1">950원</text:span></text:p>
                </table:table-cell>
              </table:table-row>
              <table:table-row>
                <table:table-cell table:style-name="Table-29-8-1" table:number-columns-spanned="10" table:number-rows-spanned="1">
                  <text:p text:style-name="Paragraph-630"/>
                  <table:table table:style-name="Table-30">
                    <table:table-column table:number-columns-repeated="2"/>
                    <table:table-row>
                      <table:table-cell table:style-name="Table-30-1-1" table:number-columns-spanned="1" table:number-rows-spanned="1">
                        <text:p text:style-name="바탕글"/>
                      </table:table-cell>
                      <table:table-cell table:style-name="Table-30-1-2" table:number-columns-spanned="1" table:number-rows-spanned="1">
                        <text:p text:style-name="바탕글"><text:span>: 가장 비싼 기본운임</text:span><text:span text:style-name="p632-1-2">(적용운임)</text:span></text:p>
                      </table:table-cell>
                    </table:table-row>
                    <table:table-row>
                      <table:table-cell table:style-name="Table-30-2-1" table:number-columns-spanned="1" table:number-rows-spanned="1">
                        <text:p text:style-name="바탕글"/>
                      </table:table-cell>
                      <table:table-cell table:style-name="Table-30-2-2" table:number-columns-spanned="1" table:number-rows-spanned="1">
                        <text:p text:style-name="바탕글"><text:span>: 기본운임 조정 외 환승 시 발생하는 </text:span><text:span text:style-name="p634-1-2">추가 운임</text:span><text:span>(2구간 요금 적용, 거리비례 및 시계외 요금 적용)</text:span></text:p>
                      </table:table-cell>
                    </table:table-row>
                    <table:table-row>
                      <table:table-cell table:style-name="Table-30-3-1" table:number-columns-spanned="1" table:number-rows-spanned="1">
                        <text:p text:style-name="바탕글"/>
                      </table:table-cell>
                      <table:table-cell table:style-name="Table-30-3-2" table:number-columns-spanned="1" table:number-rows-spanned="1">
                        <text:p text:style-name="바탕글"><text:span>: 환승한 교통수단의 기본운임이 더 비싸서 </text:span><text:span text:style-name="p636-1-2">운임조정이 발생</text:span><text:span>하는 경우</text:span></text:p>
                      </table:table-cell>
                    </table:table-row>
                    <table:table-row>
                      <table:table-cell table:style-name="Table-30-4-1" table:number-columns-spanned="1" table:number-rows-spanned="1">
                        <text:p text:style-name="바탕글"/>
                      </table:table-cell>
                      <table:table-cell table:style-name="Table-30-4-2" table:number-columns-spanned="1" table:number-rows-spanned="1">
                        <text:p text:style-name="바탕글"><text:span>: 환승 전에 탑승한 교통수단의 기본운임이 더 비싸서 </text:span><text:span text:style-name="p638-1-2">운임조정이 미발생</text:span><text:span>하는 경우</text:span></text:p>
                      </table:table-cell>
                    </table:table-row>
                  </table:table>
                </table:table-cell>
              </table:table-row>
            </table:table>
            <text:p text:style-name="Paragraph-639"/>
            <table:table table:style-name="Table-31">
              <table:table-column table:number-columns-repeated="9"/>
              <table:table-row>
                <table:table-cell table:style-name="Table-31-1-1" table:number-columns-spanned="9" table:number-rows-spanned="1">
                  <text:p text:style-name="Paragraph-640"><text:span text:style-name="p640-1-1">❍ </text:span><text:span text:style-name="p640-1-2">부산 좌석버스 -&gt; 도시철도 -&gt; 동해선 이용 시 운임</text:span></text:p>
                </table:table-cell>
              </table:table-row>
              <table:table-row>
                <table:table-cell table:style-name="Table-31-2-1" table:number-columns-spanned="1" table:number-rows-spanned="4">
                  <text:p text:style-name="Paragraph-641"/>
                </table:table-cell>
                <table:table-cell table:style-name="Table-31-2-2" table:number-columns-spanned="1" table:number-rows-spanned="1">
                  <text:p text:style-name="Paragraph-642"><text:span text:style-name="p642-1-1">부산 좌석버스</text:span><text:span text:style-name="p642-1-2">(1탑)</text:span></text:p>
                </table:table-cell>
                <table:table-cell table:style-name="Table-31-2-3" table:number-columns-spanned="3" table:number-rows-spanned="1">
                  <text:p text:style-name="Paragraph-643"><text:span text:style-name="p643-1-1">부산 도시철도</text:span><text:span text:style-name="p643-1-2">(2탑)</text:span></text:p>
                </table:table-cell>
                <table:table-cell table:style-name="Table-31-2-4" table:number-columns-spanned="3" table:number-rows-spanned="1">
                  <text:p text:style-name="Paragraph-644"><text:span text:style-name="p644-1-1">동해선</text:span><text:span text:style-name="p644-1-2">(3탑)</text:span></text:p>
                </table:table-cell>
                <table:table-cell table:style-name="Table-31-2-5" table:number-columns-spanned="1" table:number-rows-spanned="4">
                  <text:p text:style-name="Paragraph-645"><text:span text:style-name="p645-1-1">총운임</text:span></text:p>
                </table:table-cell>
              </table:table-row>
              <table:table-row>
                <table:table-cell table:style-name="Table-31-3-1" table:number-columns-spanned="1" table:number-rows-spanned="1">
                  <text:p text:style-name="Paragraph-646"><text:span text:style-name="p646-1-1">출발지 </text:span><text:span text:style-name="p646-1-2">⇨</text:span><text:span text:style-name="p646-1-3"> 하단역</text:span></text:p>
                </table:table-cell>
                <table:table-cell table:style-name="Table-31-3-2" table:number-columns-spanned="3" table:number-rows-spanned="1">
                  <text:p text:style-name="Paragraph-647"><text:span text:style-name="p647-1-1">하단역 </text:span><text:span text:style-name="p647-1-2">⇨ </text:span><text:span text:style-name="p647-1-3">교대역</text:span></text:p>
                </table:table-cell>
                <table:table-cell table:style-name="Table-31-3-3" table:number-columns-spanned="3" table:number-rows-spanned="1">
                  <text:p text:style-name="Paragraph-648"><text:span text:style-name="p648-1-1">교대역 </text:span><text:span text:style-name="p648-1-2">⇨</text:span><text:span text:style-name="p648-1-3"> 남창역</text:span></text:p>
                </table:table-cell>
              </table:table-row>
              <table:table-row>
                <table:table-cell table:style-name="Table-31-4-1" table:number-columns-spanned="1" table:number-rows-spanned="2">
                  <text:p text:style-name="Paragraph-649"><text:span text:style-name="p649-1-1">운임</text:span></text:p>
                </table:table-cell>
                <table:table-cell table:style-name="Table-31-4-2" table:number-columns-spanned="1" table:number-rows-spanned="2">
                  <text:p text:style-name="Paragraph-650"><text:span text:style-name="p650-1-1">기본운임</text:span></text:p>
                </table:table-cell>
                <table:table-cell table:style-name="Table-31-4-3" table:number-columns-spanned="1" table:number-rows-spanned="2">
                  <text:p text:style-name="Paragraph-651"><text:span text:style-name="p651-1-1">추가운임</text:span></text:p>
                </table:table-cell>
                <table:table-cell table:style-name="Table-31-4-4" table:number-columns-spanned="1" table:number-rows-spanned="2">
                  <text:p text:style-name="Paragraph-652"><text:span text:style-name="p652-1-1">2구간</text:span></text:p>
                  <text:p text:style-name="Paragraph-653"><text:span text:style-name="p653-1-1">추가운임</text:span></text:p>
                </table:table-cell>
                <table:table-cell table:style-name="Table-31-4-5" table:number-columns-spanned="1" table:number-rows-spanned="2">
                  <text:p text:style-name="Paragraph-654"><text:span text:style-name="p654-1-1">기본운임</text:span></text:p>
                </table:table-cell>
                <table:table-cell table:style-name="Table-31-4-6" table:number-columns-spanned="2" table:number-rows-spanned="1">
                  <text:p text:style-name="Paragraph-655"><text:span text:style-name="p655-1-1">추가운임</text:span></text:p>
                </table:table-cell>
              </table:table-row>
              <table:table-row>
                <table:table-cell table:style-name="Table-31-5-1" table:number-columns-spanned="1" table:number-rows-spanned="1">
                  <text:p text:style-name="Paragraph-656"><text:span text:style-name="p656-1-1">거리비례</text:span></text:p>
                </table:table-cell>
                <table:table-cell table:style-name="Table-31-5-2" table:number-columns-spanned="1" table:number-rows-spanned="1">
                  <text:p text:style-name="Paragraph-657"><text:span text:style-name="p657-1-1">시계외</text:span></text:p>
                </table:table-cell>
              </table:table-row>
              <table:table-row>
                <table:table-cell table:style-name="Table-31-6-1" table:number-columns-spanned="1" table:number-rows-spanned="1">
                  <text:p text:style-name="Paragraph-658"><text:span text:style-name="p658-1-1">어른</text:span></text:p>
                </table:table-cell>
                <table:table-cell table:style-name="Table-31-6-2" table:number-columns-spanned="1" table:number-rows-spanned="1">
                  <text:p text:style-name="Paragraph-659"><text:span text:style-name="p659-1-1">1,700원</text:span></text:p>
                </table:table-cell>
                <table:table-cell table:style-name="Table-31-6-3" table:number-columns-spanned="1" table:number-rows-spanned="1">
                  <text:p text:style-name="Paragraph-660"><text:span text:style-name="p660-1-1">1,300원</text:span></text:p>
                </table:table-cell>
                <table:table-cell table:style-name="Table-31-6-4" table:number-columns-spanned="1" table:number-rows-spanned="1">
                  <text:p text:style-name="Paragraph-661"><text:span text:style-name="p661-1-1">0원</text:span></text:p>
                </table:table-cell>
                <table:table-cell table:style-name="Table-31-6-5" table:number-columns-spanned="1" table:number-rows-spanned="1">
                  <text:p text:style-name="Paragraph-662"><text:span text:style-name="p662-1-1">200원</text:span></text:p>
                </table:table-cell>
                <table:table-cell table:style-name="Table-31-6-6" table:number-columns-spanned="1" table:number-rows-spanned="1">
                  <text:p text:style-name="Paragraph-663"><text:span text:style-name="p663-1-1">1,300원</text:span></text:p>
                </table:table-cell>
                <table:table-cell table:style-name="Table-31-6-7" table:number-columns-spanned="1" table:number-rows-spanned="1">
                  <text:p text:style-name="Paragraph-664"><text:span text:style-name="p664-1-1">800원</text:span></text:p>
                </table:table-cell>
                <table:table-cell table:style-name="Table-31-6-8" table:number-columns-spanned="1" table:number-rows-spanned="1">
                  <text:p text:style-name="Paragraph-665"><text:span text:style-name="p665-1-1">200원</text:span></text:p>
                </table:table-cell>
                <table:table-cell table:style-name="Table-31-6-9" table:number-columns-spanned="1" table:number-rows-spanned="1">
                  <text:p text:style-name="Paragraph-666"><text:span text:style-name="p666-1-1">2,900원</text:span></text:p>
                </table:table-cell>
              </table:table-row>
              <table:table-row>
                <table:table-cell table:style-name="Table-31-7-1" table:number-columns-spanned="1" table:number-rows-spanned="1">
                  <text:p text:style-name="Paragraph-667"><text:span text:style-name="p667-1-1">청소년</text:span></text:p>
                </table:table-cell>
                <table:table-cell table:style-name="Table-31-7-2" table:number-columns-spanned="1" table:number-rows-spanned="1">
                  <text:p text:style-name="Paragraph-668"><text:span text:style-name="p668-1-1">1,350원</text:span></text:p>
                </table:table-cell>
                <table:table-cell table:style-name="Table-31-7-3" table:number-columns-spanned="1" table:number-rows-spanned="1">
                  <text:p text:style-name="Paragraph-669"><text:span text:style-name="p669-1-1">1,050원</text:span></text:p>
                </table:table-cell>
                <table:table-cell table:style-name="Table-31-7-4" table:number-columns-spanned="1" table:number-rows-spanned="1">
                  <text:p text:style-name="Paragraph-670"><text:span text:style-name="p670-1-1">0원</text:span></text:p>
                </table:table-cell>
                <table:table-cell table:style-name="Table-31-7-5" table:number-columns-spanned="1" table:number-rows-spanned="1">
                  <text:p text:style-name="Paragraph-671"><text:span text:style-name="p671-1-1">150원</text:span></text:p>
                </table:table-cell>
                <table:table-cell table:style-name="Table-31-7-6" table:number-columns-spanned="1" table:number-rows-spanned="1">
                  <text:p text:style-name="Paragraph-672"><text:span text:style-name="p672-1-1">1,050원</text:span></text:p>
                </table:table-cell>
                <table:table-cell table:style-name="Table-31-7-7" table:number-columns-spanned="1" table:number-rows-spanned="1">
                  <text:p text:style-name="Paragraph-673"><text:span text:style-name="p673-1-1">600원</text:span></text:p>
                </table:table-cell>
                <table:table-cell table:style-name="Table-31-7-8" table:number-columns-spanned="1" table:number-rows-spanned="1">
                  <text:p text:style-name="Paragraph-674"><text:span text:style-name="p674-1-1">150원</text:span></text:p>
                </table:table-cell>
                <table:table-cell table:style-name="Table-31-7-9" table:number-columns-spanned="1" table:number-rows-spanned="1">
                  <text:p text:style-name="Paragraph-675"><text:span text:style-name="p675-1-1">2,250원</text:span></text:p>
                </table:table-cell>
              </table:table-row>
              <table:table-row>
                <table:table-cell table:style-name="Table-31-8-1" table:number-columns-spanned="1" table:number-rows-spanned="1">
                  <text:p text:style-name="Paragraph-676"><text:span text:style-name="p676-1-1">어린이</text:span></text:p>
                </table:table-cell>
                <table:table-cell table:style-name="Table-31-8-2" table:number-columns-spanned="1" table:number-rows-spanned="1">
                  <text:p text:style-name="Paragraph-677"><text:span text:style-name="p677-1-1">1,200원</text:span></text:p>
                </table:table-cell>
                <table:table-cell table:style-name="Table-31-8-3" table:number-columns-spanned="1" table:number-rows-spanned="1">
                  <text:p text:style-name="Paragraph-678"><text:span text:style-name="p678-1-1">650원</text:span></text:p>
                </table:table-cell>
                <table:table-cell table:style-name="Table-31-8-4" table:number-columns-spanned="1" table:number-rows-spanned="1">
                  <text:p text:style-name="Paragraph-679"><text:span text:style-name="p679-1-1">0원</text:span></text:p>
                </table:table-cell>
                <table:table-cell table:style-name="Table-31-8-5" table:number-columns-spanned="1" table:number-rows-spanned="1">
                  <text:p text:style-name="Paragraph-680"><text:span text:style-name="p680-1-1">100원</text:span></text:p>
                </table:table-cell>
                <table:table-cell table:style-name="Table-31-8-6" table:number-columns-spanned="1" table:number-rows-spanned="1">
                  <text:p text:style-name="Paragraph-681"><text:span text:style-name="p681-1-1">650원</text:span></text:p>
                </table:table-cell>
                <table:table-cell table:style-name="Table-31-8-7" table:number-columns-spanned="1" table:number-rows-spanned="1">
                  <text:p text:style-name="Paragraph-682"><text:span text:style-name="p682-1-1">400원</text:span></text:p>
                </table:table-cell>
                <table:table-cell table:style-name="Table-31-8-8" table:number-columns-spanned="1" table:number-rows-spanned="1">
                  <text:p text:style-name="Paragraph-683"><text:span text:style-name="p683-1-1">100원</text:span></text:p>
                </table:table-cell>
                <table:table-cell table:style-name="Table-31-8-9" table:number-columns-spanned="1" table:number-rows-spanned="1">
                  <text:p text:style-name="Paragraph-684"><text:span text:style-name="p684-1-1">1,800원</text:span></text:p>
                </table:table-cell>
              </table:table-row>
              <table:table-row>
                <table:table-cell table:style-name="Table-31-9-1" table:number-columns-spanned="9" table:number-rows-spanned="1">
                  <text:p text:style-name="Paragraph-685"/>
                  <table:table table:style-name="Table-32">
                    <table:table-column table:number-columns-repeated="2"/>
                    <table:table-row>
                      <table:table-cell table:style-name="Table-32-1-1" table:number-columns-spanned="1" table:number-rows-spanned="1">
                        <text:p text:style-name="바탕글"/>
                      </table:table-cell>
                      <table:table-cell table:style-name="Table-32-1-2" table:number-columns-spanned="1" table:number-rows-spanned="1">
                        <text:p text:style-name="바탕글"><text:span>: 가장 비싼 기본운임</text:span><text:span text:style-name="p687-1-2">(적용운임)</text:span></text:p>
                      </table:table-cell>
                    </table:table-row>
                    <table:table-row>
                      <table:table-cell table:style-name="Table-32-2-1" table:number-columns-spanned="1" table:number-rows-spanned="1">
                        <text:p text:style-name="바탕글"/>
                      </table:table-cell>
                      <table:table-cell table:style-name="Table-32-2-2" table:number-columns-spanned="1" table:number-rows-spanned="1">
                        <text:p text:style-name="바탕글"><text:span>: 기본운임 조정 외 환승 시 발생하는 </text:span><text:span text:style-name="p689-1-2">추가 운임</text:span><text:span>(2구간 요금 적용, 거리비례 및 시계외 요금 적용)</text:span></text:p>
                      </table:table-cell>
                    </table:table-row>
                    <table:table-row>
                      <table:table-cell table:style-name="Table-32-3-1" table:number-columns-spanned="1" table:number-rows-spanned="1">
                        <text:p text:style-name="바탕글"/>
                      </table:table-cell>
                      <table:table-cell table:style-name="Table-32-3-2" table:number-columns-spanned="1" table:number-rows-spanned="1">
                        <text:p text:style-name="바탕글"><text:span>: 환승한 교통수단의 기본운임이 더 비싸서 </text:span><text:span text:style-name="p691-1-2">운임조정이 발생</text:span><text:span>하는 경우</text:span></text:p>
                      </table:table-cell>
                    </table:table-row>
                    <table:table-row>
                      <table:table-cell table:style-name="Table-32-4-1" table:number-columns-spanned="1" table:number-rows-spanned="1">
                        <text:p text:style-name="바탕글"/>
                      </table:table-cell>
                      <table:table-cell table:style-name="Table-32-4-2" table:number-columns-spanned="1" table:number-rows-spanned="1">
                        <text:p text:style-name="바탕글"><text:span>: 환승 전에 탑승한 교통수단의 기본운임이 더 비싸서 </text:span><text:span text:style-name="p693-1-2">운임조정이 미발생</text:span><text:span>하는 경우</text:span></text:p>
                      </table:table-cell>
                    </table:table-row>
                  </table:table>
                </table:table-cell>
              </table:table-row>
            </table:table>
            <text:p text:style-name="Paragraph-694"/>
            <text:p text:style-name="Paragraph-695"/>
            <text:p text:style-name="Paragraph-696"/>
            <text:p text:style-name="Paragraph-697"/>
            <text:p text:style-name="Paragraph-698"/>
            <text:p text:style-name="Paragraph-699"/>
            <text:p text:style-name="Paragraph-700"/>
            <text:p text:style-name="Paragraph-701"/>
            <text:p text:style-name="Paragraph-702"><text:span text:style-name="p702-1-1">Go To Top Page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본문_신견명20_" style:next-style-name="본문_신견명20_" style:family="paragraph" style:class="text">
      <style:paragraph-properties fo:text-align="left" fo:text-indent="0pt" fo:margin-left="0pt" fo:margin-right="0pt" fo:margin-top="0pt" fo:margin-bottom="0pt" fo:line-height="160%"/>
      <style:text-properties style:font-name="신명 견명조" style:font-name-asian="신명 견명조" fo:font-size="20pt" style:font-size-asian="20pt" style:font-size-complex="2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0.5cm" fo:margin-left="1cm" fo:margin-right="1cm" fo:margin-bottom="0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